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entury Schoolbook L" fo:language="ru" fo:country="RU" officeooo:rsid="0000a794" officeooo:paragraph-rsid="0000a794"/>
    </style:style>
    <style:style style:name="P2" style:family="paragraph" style:parent-style-name="Standard">
      <style:text-properties style:font-name="Century Schoolbook L" fo:language="ru" fo:country="RU" officeooo:rsid="00034255" officeooo:paragraph-rsid="00034255"/>
    </style:style>
    <style:style style:name="P3" style:family="paragraph" style:parent-style-name="Standard">
      <style:text-properties style:font-name="Century Schoolbook L" fo:language="ru" fo:country="RU" officeooo:rsid="0003e951" officeooo:paragraph-rsid="0003e951"/>
    </style:style>
    <style:style style:name="P4" style:family="paragraph" style:parent-style-name="Standard">
      <style:text-properties style:font-name="Century Schoolbook L" fo:language="ru" fo:country="RU" officeooo:rsid="0003e951" officeooo:paragraph-rsid="00058ac4"/>
    </style:style>
    <style:style style:name="P5" style:family="paragraph" style:parent-style-name="Standard">
      <style:text-properties style:font-name="Century Schoolbook L" fo:language="ru" fo:country="RU" officeooo:rsid="00058ac4" officeooo:paragraph-rsid="00058ac4"/>
    </style:style>
    <style:style style:name="P6" style:family="paragraph" style:parent-style-name="Standard">
      <style:text-properties style:font-name="Century Schoolbook L" fo:language="ru" fo:country="RU" officeooo:rsid="00058ac4" officeooo:paragraph-rsid="0006a95c"/>
    </style:style>
    <style:style style:name="P7" style:family="paragraph" style:parent-style-name="Standard">
      <style:text-properties style:font-name="Century Schoolbook L" fo:language="ru" fo:country="RU" fo:font-weight="normal" officeooo:rsid="0000a794" officeooo:paragraph-rsid="0000a794" fo:background-color="transparent" style:font-size-asian="10.5pt" loext:shadow="none"/>
    </style:style>
    <style:style style:name="P8" style:family="paragraph" style:parent-style-name="Standard">
      <style:text-properties style:font-name="Century Schoolbook L" fo:language="ru" fo:country="RU" fo:font-weight="normal" officeooo:rsid="0002325d" officeooo:paragraph-rsid="0002325d" fo:background-color="transparent" style:font-size-asian="10.5pt" loext:shadow="none"/>
    </style:style>
    <style:style style:name="P9" style:family="paragraph" style:parent-style-name="Standard">
      <style:text-properties style:font-name="Century Schoolbook L" fo:language="ru" fo:country="RU" fo:font-weight="normal" officeooo:rsid="00034255" officeooo:paragraph-rsid="00034255" fo:background-color="transparent" style:font-size-asian="10.5pt" loext:shadow="none"/>
    </style:style>
    <style:style style:name="P10" style:family="paragraph" style:parent-style-name="Standard">
      <style:paragraph-properties fo:text-align="center" style:justify-single-word="false"/>
      <style:text-properties style:font-name="Century Schoolbook L" fo:language="ru" fo:country="RU" fo:font-weight="normal" officeooo:rsid="0003e951" officeooo:paragraph-rsid="0003e951" fo:background-color="transparent" style:font-size-asian="10.5pt" loext:shadow="none"/>
    </style:style>
    <style:style style:name="P11" style:family="paragraph" style:parent-style-name="Standard">
      <style:text-properties style:font-name="Century Schoolbook L" fo:language="ru" fo:country="RU" fo:font-weight="normal" officeooo:rsid="0003e951" officeooo:paragraph-rsid="0003e951" fo:background-color="transparent" style:font-size-asian="10.5pt" loext:shadow="none"/>
    </style:style>
    <style:style style:name="P12" style:family="paragraph" style:parent-style-name="Standard">
      <style:text-properties style:font-name="Century Schoolbook L" fo:language="ru" fo:country="RU" fo:font-weight="normal" officeooo:rsid="00058ac4" officeooo:paragraph-rsid="0003e951" fo:background-color="transparent" style:font-size-asian="10.5pt" loext:shadow="none"/>
    </style:style>
    <style:style style:name="P13" style:family="paragraph" style:parent-style-name="Standard">
      <style:text-properties style:font-name="Century Schoolbook L" fo:language="ru" fo:country="RU" fo:font-weight="normal" officeooo:rsid="00058ac4" officeooo:paragraph-rsid="00058ac4" fo:background-color="transparent" style:font-size-asian="10.5pt" loext:shadow="none"/>
    </style:style>
    <style:style style:name="P14" style:family="paragraph" style:parent-style-name="Standard">
      <style:text-properties style:font-name="Century Schoolbook L" fo:language="ru" fo:country="RU" fo:font-weight="normal" officeooo:rsid="0006a95c" officeooo:paragraph-rsid="00058ac4" fo:background-color="transparent" style:font-size-asian="10.5pt" loext:shadow="none"/>
    </style:style>
    <style:style style:name="P15" style:family="paragraph" style:parent-style-name="Standard">
      <style:text-properties style:font-name="Century Schoolbook L" fo:language="ru" fo:country="RU" fo:font-weight="normal" officeooo:rsid="0006a95c" officeooo:paragraph-rsid="0006a95c" fo:background-color="transparent" style:font-size-asian="10.5pt" loext:shadow="none"/>
    </style:style>
    <style:style style:name="P16" style:family="paragraph" style:parent-style-name="Standard">
      <style:text-properties style:font-name="Century Schoolbook L" fo:language="ru" fo:country="RU" fo:font-weight="normal" officeooo:rsid="00099583" officeooo:paragraph-rsid="00099583" fo:background-color="transparent" style:font-size-asian="10.5pt" loext:shadow="none"/>
    </style:style>
    <style:style style:name="P17" style:family="paragraph" style:parent-style-name="Standard">
      <style:paragraph-properties fo:text-align="start" style:justify-single-word="false"/>
      <style:text-properties style:font-name="Century Schoolbook L" fo:language="ru" fo:country="RU" fo:font-weight="normal" officeooo:rsid="00099583" officeooo:paragraph-rsid="00099583" fo:background-color="transparent" style:font-size-asian="10.5pt" loext:shadow="none"/>
    </style:style>
    <style:style style:name="P18" style:family="paragraph" style:parent-style-name="Standard">
      <style:text-properties style:font-name="Century Schoolbook L" fo:language="ru" fo:country="RU" fo:font-weight="normal" officeooo:rsid="0009b39b" officeooo:paragraph-rsid="0009b39b" fo:background-color="transparent" style:font-size-asian="10.5pt" loext:shadow="none"/>
    </style:style>
    <style:style style:name="P19" style:family="paragraph" style:parent-style-name="Standard">
      <style:text-properties style:font-name="Century Schoolbook L" fo:language="ru" fo:country="RU" fo:font-weight="normal" officeooo:rsid="000f1086" officeooo:paragraph-rsid="000f1086" fo:background-color="transparent" style:font-size-asian="10.5pt" loext:shadow="none"/>
    </style:style>
    <style:style style:name="P20" style:family="paragraph" style:parent-style-name="Standard">
      <style:text-properties style:font-name="Century Schoolbook L" fo:language="ru" fo:country="RU" fo:font-weight="normal" officeooo:rsid="00100ca9" officeooo:paragraph-rsid="00100ca9" fo:background-color="transparent" style:font-size-asian="10.5pt" loext:shadow="none"/>
    </style:style>
    <style:style style:name="P21" style:family="paragraph" style:parent-style-name="Standard">
      <style:text-properties style:font-name="Century Schoolbook L" fo:language="ru" fo:country="RU" fo:font-weight="normal" officeooo:rsid="00114883" officeooo:paragraph-rsid="00114883" fo:background-color="transparent" style:font-size-asian="10.5pt" loext:shadow="none"/>
    </style:style>
    <style:style style:name="P22" style:family="paragraph" style:parent-style-name="Standard">
      <style:paragraph-properties fo:text-align="center"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3" style:family="paragraph" style:parent-style-name="Standard">
      <style:paragraph-properties fo:text-align="start"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4" style:family="paragraph" style:parent-style-name="Standard">
      <style:paragraph-properties fo:text-align="start" style:justify-single-word="false"/>
      <style:text-properties style:font-name="Century Schoolbook L" fo:language="ru" fo:country="RU" fo:font-weight="normal" officeooo:rsid="0012d949" officeooo:paragraph-rsid="00114a78" fo:background-color="transparent" style:font-size-asian="10.5pt" loext:shadow="none"/>
    </style:style>
    <style:style style:name="P25" style:family="paragraph" style:parent-style-name="Standard">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26" style:family="paragraph" style:parent-style-name="Standard">
      <style:paragraph-properties fo:text-align="start" style:justify-single-word="false"/>
      <style:text-properties style:font-name="Century Schoolbook L" fo:language="ru" fo:country="RU" fo:font-weight="normal" officeooo:rsid="0013b0b8" officeooo:paragraph-rsid="0012d949" fo:background-color="transparent" style:font-size-asian="10.5pt" loext:shadow="none"/>
    </style:style>
    <style:style style:name="P27" style:family="paragraph" style:parent-style-name="Standard">
      <style:paragraph-properties fo:text-align="start" style:justify-single-word="false"/>
      <style:text-properties style:font-name="Century Schoolbook L" fo:language="ru" fo:country="RU" fo:font-weight="normal" officeooo:rsid="0014b531" officeooo:paragraph-rsid="0012d949" fo:background-color="transparent" style:font-size-asian="10.5pt" loext:shadow="none"/>
    </style:style>
    <style:style style:name="P28" style:family="paragraph" style:parent-style-name="Standard">
      <style:paragraph-properties fo:text-align="start" style:justify-single-word="false"/>
      <style:text-properties style:font-name="Century Schoolbook L" fo:language="ru" fo:country="RU" fo:font-weight="normal" officeooo:rsid="0014b531" officeooo:paragraph-rsid="0014b531" fo:background-color="transparent" style:font-size-asian="10.5pt" loext:shadow="none"/>
    </style:style>
    <style:style style:name="P29" style:family="paragraph" style:parent-style-name="Standard">
      <style:paragraph-properties fo:text-align="center"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0" style:family="paragraph" style:parent-style-name="Standard">
      <style:paragraph-properties fo:text-align="start"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1" style:family="paragraph" style:parent-style-name="Standard">
      <style:paragraph-properties fo:text-align="start" style:justify-single-word="false"/>
      <style:text-properties style:font-name="Century Schoolbook L" fo:language="ru" fo:country="RU" fo:font-weight="normal" officeooo:rsid="001e6d78" officeooo:paragraph-rsid="001e6d78" fo:background-color="transparent" style:font-size-asian="10.5pt" loext:shadow="none"/>
    </style:style>
    <style:style style:name="P32" style:family="paragraph" style:parent-style-name="Standard">
      <style:paragraph-properties fo:text-align="center"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3" style:family="paragraph" style:parent-style-name="Standard">
      <style:paragraph-properties fo:text-align="justify"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4" style:family="paragraph" style:parent-style-name="Standard">
      <style:paragraph-properties fo:text-align="start" style:justify-single-word="false"/>
      <style:text-properties style:font-name="Century Schoolbook L" fo:language="ru" fo:country="RU" fo:font-weight="normal" officeooo:rsid="0020418a" officeooo:paragraph-rsid="0020418a" fo:background-color="transparent" style:font-size-asian="10.5pt" loext:shadow="none"/>
    </style:style>
    <style:style style:name="P35" style:family="paragraph" style:parent-style-name="Standard">
      <style:text-properties style:font-name="Century Schoolbook L" fo:language="ru" fo:country="RU" fo:font-weight="normal" officeooo:rsid="00267a66" officeooo:paragraph-rsid="00267a66" fo:background-color="transparent" style:font-size-asian="10.5pt" loext:shadow="none"/>
    </style:style>
    <style:style style:name="P36" style:family="paragraph" style:parent-style-name="Standard">
      <style:paragraph-properties fo:text-align="justify" style:justify-single-word="false"/>
      <style:text-properties style:font-name="Century Schoolbook L" fo:language="ru" fo:country="RU" fo:font-weight="normal" officeooo:rsid="00267a66" officeooo:paragraph-rsid="00267a66" fo:background-color="transparent" style:font-size-asian="10.5pt" loext:shadow="none"/>
    </style:style>
    <style:style style:name="P37" style:family="paragraph" style:parent-style-name="Standard">
      <style:paragraph-properties fo:text-align="center" style:justify-single-word="false"/>
      <style:text-properties style:font-name="Century Schoolbook L" fo:language="ru" fo:country="RU" fo:font-weight="normal" officeooo:rsid="0021ff5a" officeooo:paragraph-rsid="0021ff5a" fo:background-color="transparent" style:font-size-asian="10.5pt" loext:shadow="none"/>
    </style:style>
    <style:style style:name="P38" style:family="paragraph" style:parent-style-name="Standard">
      <style:paragraph-properties fo:text-align="start" style:justify-single-word="false"/>
      <style:text-properties style:font-name="Century Schoolbook L" fo:language="ru" fo:country="RU" fo:font-weight="normal" officeooo:rsid="0021ff5a" officeooo:paragraph-rsid="0023ab34" fo:background-color="transparent" style:font-size-asian="10.5pt" loext:shadow="none"/>
    </style:style>
    <style:style style:name="P39" style:family="paragraph" style:parent-style-name="Standard">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40" style:family="paragraph" style:parent-style-name="Standard">
      <style:paragraph-properties fo:text-align="center"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1" style:family="paragraph" style:parent-style-name="Standard">
      <style:paragraph-properties fo:text-align="justify"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2" style:family="paragraph" style:parent-style-name="Standard">
      <style:paragraph-properties fo:text-align="justify"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3" style:family="paragraph" style:parent-style-name="Standard">
      <style:paragraph-properties fo:text-align="center"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4" style:family="paragraph" style:parent-style-name="Standard">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 style:family="paragraph" style:parent-style-name="Standard">
      <style:paragraph-properties fo:text-align="justify" style:justify-single-word="false"/>
      <style:text-properties style:font-name="Century Schoolbook L" fo:language="ru" fo:country="RU" fo:font-weight="normal" officeooo:rsid="002c0b26" officeooo:paragraph-rsid="002c0b26" fo:background-color="transparent" style:font-size-asian="10.5pt" loext:shadow="none"/>
    </style:style>
    <style:style style:name="P46" style:family="paragraph" style:parent-style-name="Standard">
      <style:paragraph-properties fo:text-align="justify"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7" style:family="paragraph" style:parent-style-name="Standard">
      <style:paragraph-properties fo:text-align="center"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8" style:family="paragraph" style:parent-style-name="Standard">
      <style:paragraph-properties fo:text-align="justify"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49" style:family="paragraph" style:parent-style-name="Standard">
      <style:paragraph-properties fo:text-align="center"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50" style:family="paragraph" style:parent-style-name="Standard">
      <style:paragraph-properties fo:text-align="center"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1" style:family="paragraph" style:parent-style-name="Standard">
      <style:paragraph-properties fo:text-align="justify"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2" style:family="paragraph" style:parent-style-name="Standard">
      <style:paragraph-properties fo:text-align="justify" style:justify-single-word="false"/>
      <style:text-properties style:font-name="Century Schoolbook L" fo:language="ru" fo:country="RU" fo:font-weight="normal" officeooo:rsid="0033733d" officeooo:paragraph-rsid="0034f4a7" fo:background-color="transparent" style:font-size-asian="10.5pt" loext:shadow="none"/>
    </style:style>
    <style:style style:name="P53" style:family="paragraph" style:parent-style-name="Standard">
      <style:paragraph-properties fo:text-align="center" style:justify-single-word="false"/>
      <style:text-properties style:font-name="Century Schoolbook L" fo:language="ru" fo:country="RU" fo:font-weight="normal" officeooo:rsid="00405bd1" officeooo:paragraph-rsid="00405bd1" fo:background-color="transparent" style:font-size-asian="10.5pt" loext:shadow="none"/>
    </style:style>
    <style:style style:name="P54" style:family="paragraph" style:parent-style-name="Standard">
      <style:paragraph-properties fo:text-align="justify" style:justify-single-word="false"/>
      <style:text-properties style:font-name="Century Schoolbook L" fo:language="ru" fo:country="RU" fo:font-weight="normal" officeooo:rsid="0042b072" officeooo:paragraph-rsid="0042b072" fo:background-color="transparent" style:font-size-asian="10.5pt" loext:shadow="none"/>
    </style:style>
    <style:style style:name="P55" style:family="paragraph" style:parent-style-name="Standard">
      <style:paragraph-properties fo:text-align="justify"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6" style:family="paragraph" style:parent-style-name="Standard">
      <style:paragraph-properties fo:text-align="center"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7" style:family="paragraph" style:parent-style-name="Standard">
      <style:paragraph-properties fo:text-align="justify" style:justify-single-word="false"/>
      <style:text-properties style:font-name="Century Schoolbook L" fo:language="ru" fo:country="RU" fo:font-weight="normal" officeooo:rsid="0043aed2" officeooo:paragraph-rsid="0043aed2" fo:background-color="transparent" style:font-size-asian="10.5pt" loext:shadow="none"/>
    </style:style>
    <style:style style:name="P58" style:family="paragraph" style:parent-style-name="Standard">
      <style:paragraph-properties fo:text-align="justify" style:justify-single-word="false"/>
      <style:text-properties style:font-name="Century Schoolbook L" fo:language="ru" fo:country="RU" fo:font-weight="normal" officeooo:rsid="00447f23" officeooo:paragraph-rsid="00447f23" fo:background-color="transparent" style:font-size-asian="10.5pt" loext:shadow="none"/>
    </style:style>
    <style:style style:name="P59" style:family="paragraph" style:parent-style-name="Standard">
      <style:paragraph-properties fo:text-align="justify"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0" style:family="paragraph" style:parent-style-name="Standard">
      <style:paragraph-properties fo:text-align="center"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1" style:family="paragraph" style:parent-style-name="Standard">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62" style:family="paragraph" style:parent-style-name="Standard">
      <style:paragraph-properties fo:text-align="justify" style:justify-single-word="false"/>
      <style:text-properties style:font-name="Century Schoolbook L" fo:language="ru" fo:country="RU" fo:font-weight="normal" officeooo:rsid="00492f70" officeooo:paragraph-rsid="00492f70" fo:background-color="transparent" style:font-size-asian="10.5pt" loext:shadow="none"/>
    </style:style>
    <style:style style:name="P63" style:family="paragraph" style:parent-style-name="Standard">
      <style:paragraph-properties fo:text-align="center" style:justify-single-word="false"/>
      <style:text-properties style:font-name="Century Schoolbook L" fo:language="ru" fo:country="RU" fo:font-weight="normal" officeooo:rsid="004996aa" officeooo:paragraph-rsid="004996aa" fo:background-color="transparent" style:font-size-asian="10.5pt" loext:shadow="none"/>
    </style:style>
    <style:style style:name="P64" style:family="paragraph" style:parent-style-name="Standard">
      <style:paragraph-properties fo:text-align="justify" style:justify-single-word="false"/>
      <style:text-properties style:font-name="Century Schoolbook L" fo:language="ru" fo:country="RU" fo:font-weight="normal" officeooo:rsid="004ce705" officeooo:paragraph-rsid="004ce705" fo:background-color="transparent" style:font-size-asian="10.5pt" loext:shadow="none"/>
    </style:style>
    <style:style style:name="P65" style:family="paragraph" style:parent-style-name="Standard">
      <style:paragraph-properties fo:text-align="justify" style:justify-single-word="false"/>
      <style:text-properties style:font-name="Century Schoolbook L" fo:language="ru" fo:country="RU" fo:font-weight="normal" officeooo:rsid="004d4790" officeooo:paragraph-rsid="004d4790" fo:background-color="transparent" style:font-size-asian="10.5pt" loext:shadow="none"/>
    </style:style>
    <style:style style:name="P66" style:family="paragraph" style:parent-style-name="Standard">
      <style:paragraph-properties fo:text-align="justify" style:justify-single-word="false"/>
      <style:text-properties style:font-name="Century Schoolbook L" fo:language="ru" fo:country="RU" fo:font-weight="normal" officeooo:rsid="004d8ad5" officeooo:paragraph-rsid="004d8ad5" fo:background-color="transparent" style:font-size-asian="10.5pt" loext:shadow="none"/>
    </style:style>
    <style:style style:name="P67" style:family="paragraph" style:parent-style-name="Standard">
      <style:paragraph-properties fo:text-align="justify"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8" style:family="paragraph" style:parent-style-name="Standard">
      <style:paragraph-properties fo:text-align="center"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9" style:family="paragraph" style:parent-style-name="Standard">
      <style:paragraph-properties fo:text-align="justify" style:justify-single-word="false"/>
      <style:text-properties style:font-name="Century Schoolbook L" fo:language="ru" fo:country="RU" fo:font-weight="normal" officeooo:rsid="004fe9ac" officeooo:paragraph-rsid="004fe9ac" fo:background-color="transparent" style:font-size-asian="10.5pt" loext:shadow="none"/>
    </style:style>
    <style:style style:name="P70" style:family="paragraph" style:parent-style-name="Standard">
      <style:paragraph-properties fo:text-align="justify" style:justify-single-word="false"/>
      <style:text-properties style:font-name="Century Schoolbook L" fo:language="ru" fo:country="RU" fo:font-weight="normal" officeooo:rsid="00509f0c" officeooo:paragraph-rsid="00509f0c" fo:background-color="transparent" style:font-size-asian="10.5pt" loext:shadow="none"/>
    </style:style>
    <style:style style:name="P71" style:family="paragraph" style:parent-style-name="Standard">
      <style:paragraph-properties fo:text-align="justify" style:justify-single-word="false"/>
      <style:text-properties style:font-name="Century Schoolbook L" fo:language="ru" fo:country="RU" fo:font-weight="normal" officeooo:rsid="00523b0e" officeooo:paragraph-rsid="00523b0e" fo:background-color="transparent" style:font-size-asian="10.5pt" loext:shadow="none"/>
    </style:style>
    <style:style style:name="P72" style:family="paragraph" style:parent-style-name="Standard">
      <style:paragraph-properties fo:text-align="center" style:justify-single-word="false"/>
      <style:text-properties style:font-name="Century Schoolbook L" fo:language="ru" fo:country="RU" fo:font-weight="normal" officeooo:rsid="0052fd8e" officeooo:paragraph-rsid="0052fd8e" fo:background-color="transparent" style:font-size-asian="10.5pt" loext:shadow="none"/>
    </style:style>
    <style:style style:name="P73" style:family="paragraph" style:parent-style-name="Standard">
      <style:paragraph-properties fo:text-align="justify" style:justify-single-word="false"/>
      <style:text-properties style:font-name="Century Schoolbook L" fo:language="ru" fo:country="RU" fo:font-weight="normal" officeooo:rsid="00535354" officeooo:paragraph-rsid="00535354" fo:background-color="transparent" style:font-size-asian="10.5pt" loext:shadow="none"/>
    </style:style>
    <style:style style:name="P74" style:family="paragraph" style:parent-style-name="Standard">
      <style:paragraph-properties fo:text-align="justify" style:justify-single-word="false"/>
      <style:text-properties style:font-name="Century Schoolbook L" fo:language="ru" fo:country="RU" fo:font-weight="normal" officeooo:rsid="0053a402" officeooo:paragraph-rsid="0053a402" fo:background-color="transparent" style:font-size-asian="10.5pt" loext:shadow="none"/>
    </style:style>
    <style:style style:name="P75" style:family="paragraph" style:parent-style-name="Standard">
      <style:paragraph-properties fo:text-align="justify"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6" style:family="paragraph" style:parent-style-name="Standard">
      <style:paragraph-properties fo:text-align="center"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7" style:family="paragraph" style:parent-style-name="Standard">
      <style:paragraph-properties fo:text-align="justify" style:justify-single-word="false"/>
      <style:text-properties style:font-name="Century Schoolbook L" fo:language="ru" fo:country="RU" fo:font-weight="normal" officeooo:rsid="00554637" officeooo:paragraph-rsid="00554637" fo:background-color="transparent" style:font-size-asian="10.5pt" loext:shadow="none"/>
    </style:style>
    <style:style style:name="P78" style:family="paragraph" style:parent-style-name="Standard">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79" style:family="paragraph" style:parent-style-name="Standard">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80" style:family="paragraph" style:parent-style-name="Standard">
      <style:paragraph-properties fo:text-align="justify" style:justify-single-word="false"/>
      <style:text-properties style:font-name="Century Schoolbook L" fo:language="ru" fo:country="RU" fo:font-weight="normal" officeooo:rsid="0057fc3e" officeooo:paragraph-rsid="0057fc3e" fo:background-color="transparent" style:font-size-asian="10.5pt" loext:shadow="none"/>
    </style:style>
    <style:style style:name="P81" style:family="paragraph" style:parent-style-name="Standard">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82" style:family="paragraph" style:parent-style-name="Standard">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83" style:family="paragraph" style:parent-style-name="Standard">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84" style:family="paragraph" style:parent-style-name="Standard">
      <style:paragraph-properties fo:text-align="justify"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5" style:family="paragraph" style:parent-style-name="Standard">
      <style:paragraph-properties fo:text-align="center"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6" style:family="paragraph" style:parent-style-name="Standard">
      <style:paragraph-properties fo:text-align="justify" style:justify-single-word="false"/>
      <style:text-properties style:font-name="Century Schoolbook L" fo:language="ru" fo:country="RU" fo:font-weight="normal" officeooo:rsid="005c5efd" officeooo:paragraph-rsid="005c5efd" fo:background-color="transparent" style:font-size-asian="10.5pt" loext:shadow="none"/>
    </style:style>
    <style:style style:name="P87" style:family="paragraph" style:parent-style-name="Standard">
      <style:paragraph-properties fo:text-align="justify" style:justify-single-word="false"/>
      <style:text-properties style:font-name="Century Schoolbook L" fo:language="ru" fo:country="RU" fo:font-weight="normal" officeooo:rsid="005f1186" officeooo:paragraph-rsid="005f1186" fo:background-color="transparent" style:font-size-asian="10.5pt" loext:shadow="none"/>
    </style:style>
    <style:style style:name="P88" style:family="paragraph" style:parent-style-name="Standard">
      <style:paragraph-properties fo:text-align="justify"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89" style:family="paragraph" style:parent-style-name="Standard">
      <style:paragraph-properties fo:text-align="center"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90" style:family="paragraph" style:parent-style-name="Standard">
      <style:paragraph-properties fo:text-align="justify"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91" style:family="paragraph" style:parent-style-name="Standard">
      <style:paragraph-properties fo:text-align="center"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92" style:family="paragraph" style:parent-style-name="Standard">
      <style:paragraph-properties fo:text-align="justify"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93" style:family="paragraph" style:parent-style-name="Standard">
      <style:paragraph-properties fo:text-align="center"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94" style:family="paragraph" style:parent-style-name="Standard">
      <style:paragraph-properties fo:text-align="justify" style:justify-single-word="false"/>
      <style:text-properties style:font-name="Century Schoolbook L" fo:language="ru" fo:country="RU" fo:font-weight="normal" officeooo:rsid="00687dbe" officeooo:paragraph-rsid="00687dbe" fo:background-color="transparent" style:font-size-asian="10.5pt" loext:shadow="none"/>
    </style:style>
    <style:style style:name="P95" style:family="paragraph" style:parent-style-name="Standard">
      <style:paragraph-properties fo:text-align="justify" style:justify-single-word="false"/>
      <style:text-properties style:font-name="Century Schoolbook L" fo:language="ru" fo:country="RU" fo:font-weight="normal" officeooo:rsid="006965ac" officeooo:paragraph-rsid="006965ac" fo:background-color="transparent" style:font-size-asian="10.5pt" loext:shadow="none"/>
    </style:style>
    <style:style style:name="P96" style:family="paragraph" style:parent-style-name="Standard">
      <style:paragraph-properties fo:text-align="justify" style:justify-single-word="false"/>
      <style:text-properties style:font-name="Century Schoolbook L" fo:language="ru" fo:country="RU" fo:font-weight="normal" officeooo:rsid="006a1e42" officeooo:paragraph-rsid="006a1e42" fo:background-color="transparent" style:font-size-asian="10.5pt" loext:shadow="none"/>
    </style:style>
    <style:style style:name="P97" style:family="paragraph" style:parent-style-name="Standard">
      <style:paragraph-properties fo:text-align="justify" style:justify-single-word="false"/>
      <style:text-properties style:font-name="Century Schoolbook L" fo:language="ru" fo:country="RU" fo:font-weight="normal" officeooo:rsid="006b9bb2" officeooo:paragraph-rsid="006b9bb2" fo:background-color="transparent" style:font-size-asian="10.5pt" loext:shadow="none"/>
    </style:style>
    <style:style style:name="P98" style:family="paragraph" style:parent-style-name="Standard">
      <style:paragraph-properties fo:text-align="justify" style:justify-single-word="false"/>
      <style:text-properties style:font-name="Century Schoolbook L" fo:language="ru" fo:country="RU" fo:font-weight="normal" officeooo:rsid="006cdfce" officeooo:paragraph-rsid="006cdfce" fo:background-color="transparent" style:font-size-asian="10.5pt" loext:shadow="none"/>
    </style:style>
    <style:style style:name="P99" style:family="paragraph" style:parent-style-name="Standard">
      <style:paragraph-properties fo:text-align="justify" style:justify-single-word="false"/>
      <style:text-properties style:font-name="Century Schoolbook L" fo:language="ru" fo:country="RU" fo:font-weight="normal" officeooo:rsid="006d26e6" officeooo:paragraph-rsid="006d26e6" fo:background-color="transparent" style:font-size-asian="10.5pt" loext:shadow="none"/>
    </style:style>
    <style:style style:name="P100" style:family="paragraph" style:parent-style-name="Standard">
      <style:paragraph-properties fo:text-align="justify" style:justify-single-word="false"/>
      <style:text-properties style:font-name="Century Schoolbook L" fo:language="ru" fo:country="RU" fo:font-weight="normal" officeooo:rsid="006dde73" officeooo:paragraph-rsid="006dde73" fo:background-color="transparent" style:font-size-asian="10.5pt" loext:shadow="none"/>
    </style:style>
    <style:style style:name="P101" style:family="paragraph" style:parent-style-name="Standard">
      <style:paragraph-properties fo:text-align="justify" style:justify-single-word="false"/>
      <style:text-properties style:font-name="Century Schoolbook L" fo:language="ru" fo:country="RU" fo:font-weight="normal" officeooo:rsid="006fae79" officeooo:paragraph-rsid="006fae79" fo:background-color="transparent" style:font-size-asian="10.5pt" loext:shadow="none"/>
    </style:style>
    <style:style style:name="P102" style:family="paragraph" style:parent-style-name="Standard">
      <style:paragraph-properties fo:text-align="justify"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03" style:family="paragraph" style:parent-style-name="Standard">
      <style:paragraph-properties fo:text-align="center"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04" style:family="paragraph" style:parent-style-name="Standard">
      <style:paragraph-properties fo:text-align="justify" style:justify-single-word="false"/>
      <style:text-properties style:font-name="Century Schoolbook L" fo:language="ru" fo:country="RU" fo:font-weight="normal" officeooo:rsid="0074884f" officeooo:paragraph-rsid="0074884f" fo:background-color="transparent" style:font-size-asian="10.5pt" loext:shadow="none"/>
    </style:style>
    <style:style style:name="P105" style:family="paragraph" style:parent-style-name="Standard">
      <style:paragraph-properties fo:text-align="justify" style:justify-single-word="false"/>
      <style:text-properties style:font-name="Century Schoolbook L" fo:language="ru" fo:country="RU" fo:font-weight="normal" officeooo:rsid="0074a560" officeooo:paragraph-rsid="0074a560" fo:background-color="transparent" style:font-size-asian="10.5pt" loext:shadow="none"/>
    </style:style>
    <style:style style:name="P106" style:family="paragraph" style:parent-style-name="Standard">
      <style:paragraph-properties fo:text-align="justify" style:justify-single-word="false"/>
      <style:text-properties style:font-name="Century Schoolbook L" fo:language="ru" fo:country="RU" fo:font-weight="normal" officeooo:rsid="0075ac40" officeooo:paragraph-rsid="0075ac40" fo:background-color="transparent" style:font-size-asian="10.5pt" loext:shadow="none"/>
    </style:style>
    <style:style style:name="P107" style:family="paragraph" style:parent-style-name="Standard">
      <style:paragraph-properties fo:text-align="justify" style:justify-single-word="false"/>
      <style:text-properties style:font-name="Century Schoolbook L" fo:language="ru" fo:country="RU" fo:font-weight="normal" officeooo:rsid="007622c5" officeooo:paragraph-rsid="007622c5" fo:background-color="transparent" style:font-size-asian="10.5pt" loext:shadow="none"/>
    </style:style>
    <style:style style:name="P108" style:family="paragraph" style:parent-style-name="Standard">
      <style:paragraph-properties fo:text-align="justify" style:justify-single-word="false"/>
      <style:text-properties style:font-name="Century Schoolbook L" fo:language="ru" fo:country="RU" fo:font-weight="normal" officeooo:rsid="0077eb95" officeooo:paragraph-rsid="0077eb95" fo:background-color="transparent" style:font-size-asian="10.5pt" loext:shadow="none"/>
    </style:style>
    <style:style style:name="P109" style:family="paragraph" style:parent-style-name="Standard">
      <style:paragraph-properties fo:text-align="justify" style:justify-single-word="false"/>
      <style:text-properties style:font-name="Century Schoolbook L" fo:language="ru" fo:country="RU" fo:font-weight="normal" officeooo:rsid="00792eaa" officeooo:paragraph-rsid="00792eaa" fo:background-color="transparent" style:font-size-asian="10.5pt" loext:shadow="none"/>
    </style:style>
    <style:style style:name="P110" style:family="paragraph" style:parent-style-name="Standard">
      <style:paragraph-properties fo:text-align="justify" style:justify-single-word="false"/>
      <style:text-properties style:font-name="Century Schoolbook L" fo:language="ru" fo:country="RU" fo:font-weight="normal" officeooo:rsid="007b093a" officeooo:paragraph-rsid="007b093a" fo:background-color="transparent" style:font-size-asian="10.5pt" loext:shadow="none"/>
    </style:style>
    <style:style style:name="P111" style:family="paragraph" style:parent-style-name="Standard">
      <style:paragraph-properties fo:text-align="justify" style:justify-single-word="false"/>
      <style:text-properties style:font-name="Century Schoolbook L" fo:language="ru" fo:country="RU" fo:font-weight="normal" officeooo:rsid="007d091d" officeooo:paragraph-rsid="007d091d" fo:background-color="transparent" style:font-size-asian="10.5pt" loext:shadow="none"/>
    </style:style>
    <style:style style:name="P112" style:family="paragraph" style:parent-style-name="Standard">
      <style:paragraph-properties fo:text-align="justify" style:justify-single-word="false"/>
      <style:text-properties style:font-name="Century Schoolbook L" fo:language="ru" fo:country="RU" fo:font-weight="normal" officeooo:rsid="007f5d7a" officeooo:paragraph-rsid="007f5d7a" fo:background-color="transparent" style:font-size-asian="10.5pt" loext:shadow="none"/>
    </style:style>
    <style:style style:name="P113" style:family="paragraph" style:parent-style-name="Standard">
      <style:paragraph-properties fo:text-align="center" style:justify-single-word="false"/>
      <style:text-properties style:font-name="Century Schoolbook L" fo:language="ru" fo:country="RU" fo:font-weight="normal" officeooo:rsid="00819bf3" officeooo:paragraph-rsid="00819bf3" fo:background-color="transparent" style:font-size-asian="10.5pt" loext:shadow="none"/>
    </style:style>
    <style:style style:name="P114" style:family="paragraph" style:parent-style-name="Standard">
      <style:paragraph-properties fo:text-align="justify" style:justify-single-word="false"/>
      <style:text-properties style:font-name="Century Schoolbook L" fo:language="ru" fo:country="RU" fo:font-weight="normal" officeooo:rsid="00835f72" officeooo:paragraph-rsid="00835f72" fo:background-color="transparent" style:font-size-asian="10.5pt" loext:shadow="none"/>
    </style:style>
    <style:style style:name="P115" style:family="paragraph" style:parent-style-name="Standard">
      <style:paragraph-properties fo:text-align="justify" style:justify-single-word="false"/>
      <style:text-properties style:font-name="Century Schoolbook L" fo:language="ru" fo:country="RU" fo:font-weight="normal" officeooo:rsid="00847606" officeooo:paragraph-rsid="00847606" fo:background-color="transparent" style:font-size-asian="10.5pt" loext:shadow="none"/>
    </style:style>
    <style:style style:name="P116" style:family="paragraph" style:parent-style-name="Standard">
      <style:paragraph-properties fo:text-align="justify" style:justify-single-word="false"/>
      <style:text-properties style:font-name="Century Schoolbook L" fo:language="ru" fo:country="RU" fo:font-weight="normal" officeooo:rsid="0085e9d0" officeooo:paragraph-rsid="0085e9d0" fo:background-color="transparent" style:font-size-asian="10.5pt" loext:shadow="none"/>
    </style:style>
    <style:style style:name="P117" style:family="paragraph" style:parent-style-name="Standard">
      <style:paragraph-properties fo:text-align="justify" style:justify-single-word="false"/>
      <style:text-properties style:font-name="Century Schoolbook L" fo:language="ru" fo:country="RU" fo:font-weight="normal" officeooo:rsid="00864f81" officeooo:paragraph-rsid="00864f81" fo:background-color="transparent" style:font-size-asian="10.5pt" loext:shadow="none"/>
    </style:style>
    <style:style style:name="P118" style:family="paragraph" style:parent-style-name="Standard">
      <style:paragraph-properties fo:text-align="justify" style:justify-single-word="false"/>
      <style:text-properties style:font-name="Century Schoolbook L" fo:language="ru" fo:country="RU" fo:font-weight="normal" officeooo:rsid="0087e2d1" officeooo:paragraph-rsid="0087e2d1" fo:background-color="transparent" style:font-size-asian="10.5pt" loext:shadow="none"/>
    </style:style>
    <style:style style:name="P119" style:family="paragraph" style:parent-style-name="Standard">
      <style:paragraph-properties fo:text-align="justify"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20" style:family="paragraph" style:parent-style-name="Standard">
      <style:paragraph-properties fo:text-align="center"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21" style:family="paragraph" style:parent-style-name="Standard">
      <style:paragraph-properties fo:text-align="justify" style:justify-single-word="false"/>
      <style:text-properties style:font-name="Century Schoolbook L" fo:language="ru" fo:country="RU" fo:font-weight="normal" officeooo:rsid="008f7726" officeooo:paragraph-rsid="008f7726" fo:background-color="transparent" style:font-size-asian="10.5pt" loext:shadow="none"/>
    </style:style>
    <style:style style:name="P122" style:family="paragraph" style:parent-style-name="Standard">
      <style:paragraph-properties fo:text-align="justify" style:justify-single-word="false"/>
      <style:text-properties style:font-name="Century Schoolbook L" fo:language="ru" fo:country="RU" fo:font-weight="normal" officeooo:rsid="00913911" officeooo:paragraph-rsid="00913911" fo:background-color="transparent" style:font-size-asian="10.5pt" loext:shadow="none"/>
    </style:style>
    <style:style style:name="P123" style:family="paragraph" style:parent-style-name="Standard">
      <style:paragraph-properties fo:text-align="justify" style:justify-single-word="false"/>
      <style:text-properties style:font-name="Century Schoolbook L" fo:language="ru" fo:country="RU" fo:font-weight="normal" officeooo:rsid="0092c63c" officeooo:paragraph-rsid="0092c63c" fo:background-color="transparent" style:font-size-asian="10.5pt" loext:shadow="none"/>
    </style:style>
    <style:style style:name="P124" style:family="paragraph" style:parent-style-name="Standard">
      <style:paragraph-properties fo:text-align="justify" style:justify-single-word="false"/>
      <style:text-properties style:font-name="Century Schoolbook L" fo:language="ru" fo:country="RU" fo:font-weight="normal" officeooo:rsid="00941b6d" officeooo:paragraph-rsid="00941b6d" fo:background-color="transparent" style:font-size-asian="10.5pt" loext:shadow="none"/>
    </style:style>
    <style:style style:name="P125" style:family="paragraph" style:parent-style-name="Standard">
      <style:paragraph-properties fo:text-align="justify" style:justify-single-word="false"/>
      <style:text-properties style:font-name="Century Schoolbook L" fo:language="ru" fo:country="RU" fo:font-weight="normal" officeooo:rsid="00962910" officeooo:paragraph-rsid="00962910" fo:background-color="transparent" style:font-size-asian="10.5pt" loext:shadow="none"/>
    </style:style>
    <style:style style:name="P126" style:family="paragraph" style:parent-style-name="Standard">
      <style:paragraph-properties fo:text-align="justify" style:justify-single-word="false"/>
      <style:text-properties style:font-name="Century Schoolbook L" fo:language="ru" fo:country="RU" fo:font-weight="normal" officeooo:rsid="009841a4" officeooo:paragraph-rsid="009841a4" fo:background-color="transparent" style:font-size-asian="10.5pt" loext:shadow="none"/>
    </style:style>
    <style:style style:name="P127" style:family="paragraph" style:parent-style-name="Standard">
      <style:paragraph-properties fo:text-align="justify" style:justify-single-word="false"/>
      <style:text-properties style:font-name="Century Schoolbook L" fo:language="ru" fo:country="RU" fo:font-weight="normal" officeooo:rsid="0099d5e9" officeooo:paragraph-rsid="0099d5e9" fo:background-color="transparent" style:font-size-asian="10.5pt" loext:shadow="none"/>
    </style:style>
    <style:style style:name="P128" style:family="paragraph" style:parent-style-name="Standard">
      <style:paragraph-properties fo:text-align="justify" style:justify-single-word="false"/>
      <style:text-properties style:font-name="Century Schoolbook L" fo:language="ru" fo:country="RU" fo:font-weight="normal" officeooo:rsid="009b000e" officeooo:paragraph-rsid="009b000e" fo:background-color="transparent" style:font-size-asian="10.5pt" loext:shadow="none"/>
    </style:style>
    <style:style style:name="P129" style:family="paragraph" style:parent-style-name="Standard">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130" style:family="paragraph" style:parent-style-name="Standard">
      <style:paragraph-properties fo:text-align="justify" style:justify-single-word="false"/>
      <style:text-properties style:font-name="Century Schoolbook L" fo:language="ru" fo:country="RU" fo:font-weight="normal" officeooo:rsid="009c5a9e" officeooo:paragraph-rsid="009c5a9e" fo:background-color="transparent" style:font-size-asian="10.5pt" loext:shadow="none"/>
    </style:style>
    <style:style style:name="P131" style:family="paragraph" style:parent-style-name="Standard">
      <style:paragraph-properties fo:text-align="justify" style:justify-single-word="false"/>
      <style:text-properties style:font-name="Century Schoolbook L" fo:language="ru" fo:country="RU" fo:font-weight="normal" officeooo:rsid="009db6d1" officeooo:paragraph-rsid="009db6d1" fo:background-color="transparent" style:font-size-asian="10.5pt" loext:shadow="none"/>
    </style:style>
    <style:style style:name="P132" style:family="paragraph" style:parent-style-name="Standard">
      <style:paragraph-properties fo:text-align="justify" style:justify-single-word="false"/>
      <style:text-properties style:font-name="Century Schoolbook L" fo:language="ru" fo:country="RU" fo:font-weight="normal" officeooo:rsid="00a06b1c" officeooo:paragraph-rsid="00a06b1c" fo:background-color="transparent" style:font-size-asian="10.5pt" loext:shadow="none"/>
    </style:style>
    <style:style style:name="P133" style:family="paragraph" style:parent-style-name="Standard">
      <style:paragraph-properties fo:text-align="justify" style:justify-single-word="false"/>
      <style:text-properties style:font-name="Century Schoolbook L" fo:language="ru" fo:country="RU" fo:font-weight="normal" officeooo:rsid="00a20ded" officeooo:paragraph-rsid="00a20ded" fo:background-color="transparent" style:font-size-asian="10.5pt" loext:shadow="none"/>
    </style:style>
    <style:style style:name="P134" style:family="paragraph" style:parent-style-name="Standard">
      <style:paragraph-properties fo:text-align="justify" style:justify-single-word="false"/>
      <style:text-properties style:font-name="Century Schoolbook L" fo:language="ru" fo:country="RU" fo:font-weight="normal" officeooo:rsid="00a28716" officeooo:paragraph-rsid="00a28716" fo:background-color="transparent" style:font-size-asian="10.5pt" loext:shadow="none"/>
    </style:style>
    <style:style style:name="P135" style:family="paragraph" style:parent-style-name="Standard">
      <style:paragraph-properties fo:text-align="justify" style:justify-single-word="false"/>
      <style:text-properties style:font-name="Century Schoolbook L" fo:language="ru" fo:country="RU" fo:font-weight="normal" officeooo:rsid="00a48f88" officeooo:paragraph-rsid="00a48f88" fo:background-color="transparent" style:font-size-asian="10.5pt" loext:shadow="none"/>
    </style:style>
    <style:style style:name="P136" style:family="paragraph" style:parent-style-name="Standard">
      <style:paragraph-properties fo:text-align="justify" style:justify-single-word="false"/>
      <style:text-properties style:font-name="Century Schoolbook L" fo:language="ru" fo:country="RU" fo:font-weight="normal" officeooo:rsid="00a842a9" officeooo:paragraph-rsid="00a842a9" fo:background-color="transparent" style:font-size-asian="10.5pt" loext:shadow="none"/>
    </style:style>
    <style:style style:name="P137" style:family="paragraph" style:parent-style-name="Standard">
      <style:paragraph-properties fo:text-align="justify" style:justify-single-word="false"/>
      <style:text-properties style:font-name="Century Schoolbook L" fo:language="ru" fo:country="RU" fo:font-weight="normal" officeooo:rsid="00acc441" officeooo:paragraph-rsid="00acc441" fo:background-color="transparent" style:font-size-asian="10.5pt" loext:shadow="none"/>
    </style:style>
    <style:style style:name="P138" style:family="paragraph" style:parent-style-name="Standard">
      <style:paragraph-properties fo:text-align="justify" style:justify-single-word="false"/>
      <style:text-properties style:font-name="Century Schoolbook L" fo:language="ru" fo:country="RU" fo:font-weight="normal" officeooo:rsid="00b2daee" officeooo:paragraph-rsid="00b2daee" fo:background-color="transparent" style:font-size-asian="10.5pt" loext:shadow="none"/>
    </style:style>
    <style:style style:name="P139" style:family="paragraph" style:parent-style-name="Standard">
      <style:paragraph-properties fo:text-align="justify" style:justify-single-word="false"/>
      <style:text-properties style:font-name="Century Schoolbook L" fo:language="ru" fo:country="RU" fo:font-weight="normal" officeooo:rsid="00baf226" officeooo:paragraph-rsid="00baf226" fo:background-color="transparent" style:font-size-asian="10.5pt" loext:shadow="none"/>
    </style:style>
    <style:style style:name="P140" style:family="paragraph" style:parent-style-name="Standard">
      <style:paragraph-properties fo:text-align="center"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41" style:family="paragraph" style:parent-style-name="Standard">
      <style:paragraph-properties fo:text-align="justify"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42" style:family="paragraph" style:parent-style-name="Standard">
      <style:paragraph-properties fo:text-align="justify" style:justify-single-word="false"/>
      <style:text-properties style:font-name="Century Schoolbook L" fo:language="ru" fo:country="RU" fo:font-weight="normal" officeooo:rsid="00bb58c8" officeooo:paragraph-rsid="00bb58c8" fo:background-color="transparent" style:font-size-asian="10.5pt" loext:shadow="none"/>
    </style:style>
    <style:style style:name="P143" style:family="paragraph" style:parent-style-name="Standard">
      <style:paragraph-properties fo:text-align="justify" style:justify-single-word="false"/>
      <style:text-properties style:font-name="Century Schoolbook L" fo:language="ru" fo:country="RU" fo:font-weight="normal" officeooo:rsid="00bb8312" officeooo:paragraph-rsid="00bb8312" fo:background-color="transparent" style:font-size-asian="10.5pt" loext:shadow="none"/>
    </style:style>
    <style:style style:name="P144" style:family="paragraph" style:parent-style-name="Standard">
      <style:paragraph-properties fo:text-align="justify" style:justify-single-word="false"/>
      <style:text-properties style:font-name="Century Schoolbook L" fo:language="ru" fo:country="RU" fo:font-weight="normal" officeooo:rsid="00bd3524" officeooo:paragraph-rsid="00bd3524" fo:background-color="transparent" style:font-size-asian="10.5pt" loext:shadow="none"/>
    </style:style>
    <style:style style:name="P145" style:family="paragraph" style:parent-style-name="Standard">
      <style:paragraph-properties fo:text-align="justify" style:justify-single-word="false"/>
      <style:text-properties style:font-name="Century Schoolbook L" fo:language="ru" fo:country="RU" fo:font-weight="normal" officeooo:rsid="00bd84c6" officeooo:paragraph-rsid="00bd84c6" fo:background-color="transparent" style:font-size-asian="10.5pt" loext:shadow="none"/>
    </style:style>
    <style:style style:name="P146" style:family="paragraph" style:parent-style-name="Standard">
      <style:paragraph-properties fo:text-align="center"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47" style:family="paragraph" style:parent-style-name="Standard">
      <style:paragraph-properties fo:text-align="justify"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48" style:family="paragraph" style:parent-style-name="Standard">
      <style:paragraph-properties fo:text-align="justify" style:justify-single-word="false"/>
      <style:text-properties style:font-name="Century Schoolbook L" fo:language="ru" fo:country="RU" fo:font-weight="normal" officeooo:rsid="00c20a67" officeooo:paragraph-rsid="00c20a67" fo:background-color="transparent" style:font-size-asian="10.5pt" loext:shadow="none"/>
    </style:style>
    <style:style style:name="P149" style:family="paragraph" style:parent-style-name="Standard">
      <style:paragraph-properties fo:text-align="justify"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50" style:family="paragraph" style:parent-style-name="Standard">
      <style:paragraph-properties fo:text-align="center"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51" style:family="paragraph" style:parent-style-name="Standard">
      <style:paragraph-properties fo:text-align="justify" style:justify-single-word="false"/>
      <style:text-properties style:font-name="Century Schoolbook L" fo:language="ru" fo:country="RU" fo:font-weight="normal" officeooo:rsid="00c603d2" officeooo:paragraph-rsid="00c603d2" fo:background-color="transparent" style:font-size-asian="10.5pt" loext:shadow="none"/>
    </style:style>
    <style:style style:name="P152" style:family="paragraph" style:parent-style-name="Standard">
      <style:paragraph-properties fo:text-align="justify" style:justify-single-word="false"/>
      <style:text-properties style:font-name="Century Schoolbook L" fo:language="ru" fo:country="RU" fo:font-weight="normal" officeooo:rsid="00c65833" officeooo:paragraph-rsid="00c65833" fo:background-color="transparent" style:font-size-asian="10.5pt" loext:shadow="none"/>
    </style:style>
    <style:style style:name="P153" style:family="paragraph" style:parent-style-name="Standard">
      <style:paragraph-properties fo:text-align="justify" style:justify-single-word="false"/>
      <style:text-properties style:font-name="Century Schoolbook L" fo:language="ru" fo:country="RU" fo:font-weight="normal" officeooo:rsid="00c86018" officeooo:paragraph-rsid="00c86018" fo:background-color="transparent" style:font-size-asian="10.5pt" loext:shadow="none"/>
    </style:style>
    <style:style style:name="P154" style:family="paragraph" style:parent-style-name="Standard">
      <style:paragraph-properties fo:text-align="justify" style:justify-single-word="false"/>
      <style:text-properties style:font-name="Century Schoolbook L" fo:language="ru" fo:country="RU" fo:font-weight="normal" officeooo:rsid="00c9c7ea" officeooo:paragraph-rsid="00c9c7ea" fo:background-color="transparent" style:font-size-asian="10.5pt" loext:shadow="none"/>
    </style:style>
    <style:style style:name="P155" style:family="paragraph" style:parent-style-name="Standard">
      <style:paragraph-properties fo:text-align="justify" style:justify-single-word="false"/>
      <style:text-properties style:font-name="Century Schoolbook L" fo:language="ru" fo:country="RU" fo:font-weight="normal" officeooo:rsid="00cb1eeb" officeooo:paragraph-rsid="00cb1eeb" fo:background-color="transparent" style:font-size-asian="10.5pt" loext:shadow="none"/>
    </style:style>
    <style:style style:name="P156" style:family="paragraph" style:parent-style-name="Standard">
      <style:paragraph-properties fo:text-align="justify" style:justify-single-word="false"/>
      <style:text-properties style:font-name="Century Schoolbook L" fo:language="ru" fo:country="RU" fo:font-weight="normal" officeooo:rsid="00cc5147" officeooo:paragraph-rsid="00cc5147" fo:background-color="transparent" style:font-size-asian="10.5pt" loext:shadow="none"/>
    </style:style>
    <style:style style:name="P157" style:family="paragraph" style:parent-style-name="Standard">
      <style:paragraph-properties fo:text-align="justify" style:justify-single-word="false"/>
      <style:text-properties style:font-name="Century Schoolbook L" fo:language="ru" fo:country="RU" fo:font-weight="normal" officeooo:rsid="00ced9b7" officeooo:paragraph-rsid="00ced9b7" fo:background-color="transparent" style:font-size-asian="10.5pt" loext:shadow="none"/>
    </style:style>
    <style:style style:name="P158" style:family="paragraph" style:parent-style-name="Standard">
      <style:paragraph-properties fo:text-align="justify" style:justify-single-word="false"/>
      <style:text-properties style:font-name="Century Schoolbook L" fo:language="ru" fo:country="RU" fo:font-weight="normal" officeooo:rsid="00d0223c" officeooo:paragraph-rsid="00ced9b7" fo:background-color="transparent" style:font-size-asian="10.5pt" loext:shadow="none"/>
    </style:style>
    <style:style style:name="P159" style:family="paragraph" style:parent-style-name="Standard">
      <style:paragraph-properties fo:text-align="center" style:justify-single-word="false"/>
      <style:text-properties style:font-name="Century Schoolbook L" fo:language="ru" fo:country="RU" fo:font-weight="normal" officeooo:rsid="00d0223c" officeooo:paragraph-rsid="00d0223c" fo:background-color="transparent" style:font-size-asian="10.5pt" loext:shadow="none"/>
    </style:style>
    <style:style style:name="P160" style:family="paragraph" style:parent-style-name="Standard">
      <style:paragraph-properties fo:text-align="justify" style:justify-single-word="false"/>
      <style:text-properties style:font-name="Century Schoolbook L" fo:language="ru" fo:country="RU" fo:font-weight="normal" officeooo:rsid="00d12b8c" officeooo:paragraph-rsid="00d12b8c" fo:background-color="transparent" style:font-size-asian="10.5pt" loext:shadow="none"/>
    </style:style>
    <style:style style:name="P161" style:family="paragraph" style:parent-style-name="Standard">
      <style:paragraph-properties fo:text-align="justify" style:justify-single-word="false"/>
      <style:text-properties style:font-name="Century Schoolbook L" fo:language="ru" fo:country="RU" fo:font-weight="normal" officeooo:rsid="00d5387a" officeooo:paragraph-rsid="00d5387a" fo:background-color="transparent" style:font-size-asian="10.5pt" loext:shadow="none"/>
    </style:style>
    <style:style style:name="P162" style:family="paragraph" style:parent-style-name="Standard">
      <style:paragraph-properties fo:text-align="justify" style:justify-single-word="false"/>
      <style:text-properties style:font-name="Century Schoolbook L" fo:language="ru" fo:country="RU" fo:font-weight="normal" officeooo:rsid="00d6895a" officeooo:paragraph-rsid="00d6895a" fo:background-color="transparent" style:font-size-asian="10.5pt" loext:shadow="none"/>
    </style:style>
    <style:style style:name="P163" style:family="paragraph" style:parent-style-name="Standard">
      <style:paragraph-properties fo:text-align="justify" style:justify-single-word="false"/>
      <style:text-properties style:font-name="Century Schoolbook L" fo:language="ru" fo:country="RU" fo:font-weight="normal" officeooo:rsid="00d8855b" officeooo:paragraph-rsid="00d8855b" fo:background-color="transparent" style:font-size-asian="10.5pt" loext:shadow="none"/>
    </style:style>
    <style:style style:name="P164" style:family="paragraph" style:parent-style-name="Standard">
      <style:paragraph-properties fo:text-align="justify" style:justify-single-word="false"/>
      <style:text-properties style:font-name="Century Schoolbook L" fo:language="ru" fo:country="RU" fo:font-weight="normal" officeooo:rsid="00d9b2b0" officeooo:paragraph-rsid="00db61aa" fo:background-color="transparent" style:font-size-asian="10.5pt" loext:shadow="none"/>
    </style:style>
    <style:style style:name="P165" style:family="paragraph" style:parent-style-name="Standard">
      <style:paragraph-properties fo:text-align="justify" style:justify-single-word="false"/>
      <style:text-properties style:font-name="Century Schoolbook L" fo:language="ru" fo:country="RU" fo:font-weight="normal" officeooo:rsid="00dd0ce8" officeooo:paragraph-rsid="00dd0ce8" fo:background-color="transparent" style:font-size-asian="10.5pt" loext:shadow="none"/>
    </style:style>
    <style:style style:name="P166" style:family="paragraph" style:parent-style-name="Standard">
      <style:paragraph-properties fo:text-align="center" style:justify-single-word="false"/>
      <style:text-properties style:font-name="Century Schoolbook L" fo:language="ru" fo:country="RU" fo:font-weight="normal" officeooo:rsid="00e43cf0" officeooo:paragraph-rsid="00e43cf0" fo:background-color="transparent" style:font-size-asian="10.5pt" loext:shadow="none"/>
    </style:style>
    <style:style style:name="P167" style:family="paragraph" style:parent-style-name="Standard">
      <style:paragraph-properties fo:text-align="justify" style:justify-single-word="false"/>
      <style:text-properties style:font-name="Century Schoolbook L" fo:language="ru" fo:country="RU" fo:font-weight="normal" officeooo:rsid="00e4dd2b" officeooo:paragraph-rsid="00e4dd2b" fo:background-color="transparent" style:font-size-asian="10.5pt" loext:shadow="none"/>
    </style:style>
    <style:style style:name="P168" style:family="paragraph" style:parent-style-name="Standard">
      <style:paragraph-properties fo:text-align="justify" style:justify-single-word="false"/>
      <style:text-properties style:font-name="Century Schoolbook L" fo:language="ru" fo:country="RU" fo:font-weight="normal" officeooo:rsid="00e66294" officeooo:paragraph-rsid="00e66294" fo:background-color="transparent" style:font-size-asian="10.5pt" loext:shadow="none"/>
    </style:style>
    <style:style style:name="P169" style:family="paragraph" style:parent-style-name="Standard">
      <style:paragraph-properties fo:text-align="justify" style:justify-single-word="false"/>
      <style:text-properties style:font-name="Century Schoolbook L" fo:language="ru" fo:country="RU" fo:font-weight="normal" officeooo:rsid="00e806e5" officeooo:paragraph-rsid="00e806e5" fo:background-color="transparent" style:font-size-asian="10.5pt" loext:shadow="none"/>
    </style:style>
    <style:style style:name="P170" style:family="paragraph" style:parent-style-name="Standard">
      <style:paragraph-properties fo:text-align="center" style:justify-single-word="false"/>
      <style:text-properties style:font-name="Century Schoolbook L" fo:language="ru" fo:country="RU" fo:font-weight="normal" officeooo:rsid="00ec84e5" officeooo:paragraph-rsid="00ec84e5" fo:background-color="transparent" style:font-size-asian="10.5pt" loext:shadow="none"/>
    </style:style>
    <style:style style:name="P171" style:family="paragraph" style:parent-style-name="Standard">
      <style:paragraph-properties fo:text-align="justify" style:justify-single-word="false"/>
      <style:text-properties style:font-name="Century Schoolbook L" fo:language="ru" fo:country="RU" fo:font-weight="normal" officeooo:rsid="00ed028d" officeooo:paragraph-rsid="00ed028d" fo:background-color="transparent" style:font-size-asian="10.5pt" loext:shadow="none"/>
    </style:style>
    <style:style style:name="P172" style:family="paragraph" style:parent-style-name="Standard">
      <style:paragraph-properties fo:text-align="justify" style:justify-single-word="false"/>
      <style:text-properties style:font-name="Century Schoolbook L" fo:language="ru" fo:country="RU" fo:font-weight="normal" officeooo:rsid="00ed9b36" officeooo:paragraph-rsid="00ed9b36" fo:background-color="transparent" style:font-size-asian="10.5pt" loext:shadow="none"/>
    </style:style>
    <style:style style:name="P173" style:family="paragraph" style:parent-style-name="Standard">
      <style:paragraph-properties fo:text-align="justify" style:justify-single-word="false"/>
      <style:text-properties style:font-name="Century Schoolbook L" fo:language="ru" fo:country="RU" fo:font-weight="normal" officeooo:rsid="00ef5132" officeooo:paragraph-rsid="00ef5132" fo:background-color="transparent" style:font-size-asian="10.5pt" loext:shadow="none"/>
    </style:style>
    <style:style style:name="P174" style:family="paragraph" style:parent-style-name="Standard">
      <style:paragraph-properties fo:text-align="justify" style:justify-single-word="false"/>
      <style:text-properties style:font-name="Century Schoolbook L" fo:language="ru" fo:country="RU" fo:font-weight="normal" officeooo:rsid="00f0fbe6" officeooo:paragraph-rsid="00f0fbe6" fo:background-color="transparent" style:font-size-asian="10.5pt" loext:shadow="none"/>
    </style:style>
    <style:style style:name="P175" style:family="paragraph" style:parent-style-name="Standard">
      <style:paragraph-properties fo:text-align="justify" style:justify-single-word="false"/>
      <style:text-properties style:font-name="Century Schoolbook L" fo:language="ru" fo:country="RU" fo:font-weight="normal" officeooo:rsid="00f14115" officeooo:paragraph-rsid="00f14115" fo:background-color="transparent" style:font-size-asian="10.5pt" loext:shadow="none"/>
    </style:style>
    <style:style style:name="P176" style:family="paragraph" style:parent-style-name="Standard">
      <style:paragraph-properties fo:text-align="justify" style:justify-single-word="false"/>
      <style:text-properties style:font-name="Century Schoolbook L" fo:language="ru" fo:country="RU" fo:font-weight="normal" officeooo:rsid="00f41569" officeooo:paragraph-rsid="00f41569" fo:background-color="transparent" style:font-size-asian="10.5pt" loext:shadow="none"/>
    </style:style>
    <style:style style:name="P177" style:family="paragraph" style:parent-style-name="Standard">
      <style:paragraph-properties fo:text-align="justify"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178" style:family="paragraph" style:parent-style-name="Standard">
      <style:paragraph-properties fo:text-align="center"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179" style:family="paragraph" style:parent-style-name="Standard">
      <style:paragraph-properties fo:text-align="justify" style:justify-single-word="false"/>
      <style:text-properties style:font-name="Century Schoolbook L" fo:language="ru" fo:country="RU" fo:font-weight="normal" officeooo:rsid="00faf87e" officeooo:paragraph-rsid="00faf87e" fo:background-color="transparent" style:font-size-asian="10.5pt" loext:shadow="none"/>
    </style:style>
    <style:style style:name="P180" style:family="paragraph" style:parent-style-name="Standard">
      <style:paragraph-properties fo:text-align="justify" style:justify-single-word="false"/>
      <style:text-properties style:font-name="Century Schoolbook L" fo:language="ru" fo:country="RU" fo:font-weight="normal" officeooo:rsid="00fc0712" officeooo:paragraph-rsid="00fc0712" fo:background-color="transparent" style:font-size-asian="10.5pt" loext:shadow="none"/>
    </style:style>
    <style:style style:name="P181" style:family="paragraph" style:parent-style-name="Standard">
      <style:paragraph-properties fo:text-align="justify" style:justify-single-word="false"/>
      <style:text-properties style:font-name="Century Schoolbook L" fo:language="ru" fo:country="RU" fo:font-weight="normal" officeooo:rsid="00fe49cf" officeooo:paragraph-rsid="00fe49cf" fo:background-color="transparent" style:font-size-asian="10.5pt" loext:shadow="none"/>
    </style:style>
    <style:style style:name="P182" style:family="paragraph" style:parent-style-name="Standard">
      <style:paragraph-properties fo:text-align="justify" style:justify-single-word="false"/>
      <style:text-properties style:font-name="Century Schoolbook L" fo:language="ru" fo:country="RU" fo:font-weight="normal" officeooo:rsid="010079f8" officeooo:paragraph-rsid="010079f8" fo:background-color="transparent" style:font-size-asian="10.5pt" loext:shadow="none"/>
    </style:style>
    <style:style style:name="P183" style:family="paragraph" style:parent-style-name="Standard">
      <style:paragraph-properties fo:text-align="justify" style:justify-single-word="false"/>
      <style:text-properties style:font-name="Century Schoolbook L" fo:language="ru" fo:country="RU" fo:font-weight="normal" officeooo:rsid="0100f0e6" officeooo:paragraph-rsid="0100f0e6" fo:background-color="transparent" style:font-size-asian="10.5pt" loext:shadow="none"/>
    </style:style>
    <style:style style:name="P184" style:family="paragraph" style:parent-style-name="Standard">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185" style:family="paragraph" style:parent-style-name="Standard">
      <style:paragraph-properties fo:text-align="justify" style:justify-single-word="false"/>
      <style:text-properties style:font-name="Century Schoolbook L" fo:language="ru" fo:country="RU" fo:font-weight="normal" officeooo:rsid="0106399e" officeooo:paragraph-rsid="0106399e" fo:background-color="transparent" style:font-size-asian="10.5pt" loext:shadow="none"/>
    </style:style>
    <style:style style:name="P186" style:family="paragraph" style:parent-style-name="Standard">
      <style:paragraph-properties fo:text-align="justify" style:justify-single-word="false"/>
      <style:text-properties style:font-name="Century Schoolbook L" fo:language="ru" fo:country="RU" fo:font-weight="normal" officeooo:rsid="010ad8d0" officeooo:paragraph-rsid="010ad8d0" fo:background-color="transparent" style:font-size-asian="10.5pt" loext:shadow="none"/>
    </style:style>
    <style:style style:name="P187" style:family="paragraph" style:parent-style-name="Standard">
      <style:paragraph-properties fo:text-align="justify" style:justify-single-word="false"/>
      <style:text-properties style:font-name="Century Schoolbook L" fo:language="ru" fo:country="RU" fo:font-weight="normal" officeooo:rsid="010c79d9" officeooo:paragraph-rsid="010c79d9" fo:background-color="transparent" style:font-size-asian="10.5pt" loext:shadow="none"/>
    </style:style>
    <style:style style:name="P188" style:family="paragraph" style:parent-style-name="Standard">
      <style:paragraph-properties fo:text-align="justify" style:justify-single-word="false"/>
      <style:text-properties style:font-name="Century Schoolbook L" fo:language="ru" fo:country="RU" fo:font-weight="normal" officeooo:rsid="010e7422" officeooo:paragraph-rsid="010e7422" fo:background-color="transparent" style:font-size-asian="10.5pt" loext:shadow="none"/>
    </style:style>
    <style:style style:name="P189" style:family="paragraph" style:parent-style-name="Standard">
      <style:paragraph-properties fo:text-align="center" style:justify-single-word="false"/>
      <style:text-properties style:font-name="Century Schoolbook L" fo:language="ru" fo:country="RU" fo:font-weight="normal" officeooo:rsid="0113d9f8" officeooo:paragraph-rsid="0113d9f8" fo:background-color="transparent" style:font-size-asian="10.5pt" loext:shadow="none"/>
    </style:style>
    <style:style style:name="P190" style:family="paragraph" style:parent-style-name="Standard">
      <style:paragraph-properties fo:text-align="justify" style:justify-single-word="false"/>
      <style:text-properties style:font-name="Century Schoolbook L" fo:language="ru" fo:country="RU" fo:font-weight="normal" officeooo:rsid="011484f1" officeooo:paragraph-rsid="011484f1" fo:background-color="transparent" style:font-size-asian="10.5pt" loext:shadow="none"/>
    </style:style>
    <style:style style:name="P191" style:family="paragraph" style:parent-style-name="Standard">
      <style:paragraph-properties fo:text-align="justify" style:justify-single-word="false"/>
      <style:text-properties style:font-name="Century Schoolbook L" fo:language="ru" fo:country="RU" fo:font-weight="normal" officeooo:rsid="011a2a27" officeooo:paragraph-rsid="011a2a27" fo:background-color="transparent" style:font-size-asian="10.5pt" loext:shadow="none"/>
    </style:style>
    <style:style style:name="P192" style:family="paragraph" style:parent-style-name="Standard">
      <style:paragraph-properties fo:text-align="justify" style:justify-single-word="false"/>
      <style:text-properties style:font-name="Century Schoolbook L" fo:language="ru" fo:country="RU" fo:font-weight="normal" officeooo:rsid="011e7c4a" officeooo:paragraph-rsid="011e7c4a" fo:background-color="transparent" style:font-size-asian="10.5pt" loext:shadow="none"/>
    </style:style>
    <style:style style:name="P193" style:family="paragraph" style:parent-style-name="Standard">
      <style:paragraph-properties fo:text-align="justify" style:justify-single-word="false"/>
      <style:text-properties style:font-name="Century Schoolbook L" fo:language="ru" fo:country="RU" fo:font-weight="normal" officeooo:rsid="011f4595" officeooo:paragraph-rsid="011f4595" fo:background-color="transparent" style:font-size-asian="10.5pt" loext:shadow="none"/>
    </style:style>
    <style:style style:name="P194" style:family="paragraph" style:parent-style-name="Standard">
      <style:paragraph-properties fo:text-align="justify" style:justify-single-word="false"/>
      <style:text-properties style:font-name="Century Schoolbook L" fo:language="ru" fo:country="RU" fo:font-weight="normal" officeooo:rsid="01201e98" officeooo:paragraph-rsid="01201e98" fo:background-color="transparent" style:font-size-asian="10.5pt" loext:shadow="none"/>
    </style:style>
    <style:style style:name="P195" style:family="paragraph" style:parent-style-name="Standard">
      <style:paragraph-properties fo:text-align="justify" style:justify-single-word="false"/>
      <style:text-properties style:font-name="Century Schoolbook L" fo:language="ru" fo:country="RU" fo:font-weight="normal" officeooo:rsid="01225f78" officeooo:paragraph-rsid="01225f78" fo:background-color="transparent" style:font-size-asian="10.5pt" loext:shadow="none"/>
    </style:style>
    <style:style style:name="P196" style:family="paragraph" style:parent-style-name="Standard">
      <style:paragraph-properties fo:text-align="justify" style:justify-single-word="false"/>
      <style:text-properties style:font-name="Century Schoolbook L" fo:language="ru" fo:country="RU" fo:font-weight="normal" officeooo:rsid="01239365" officeooo:paragraph-rsid="01239365" fo:background-color="transparent" style:font-size-asian="10.5pt" loext:shadow="none"/>
    </style:style>
    <style:style style:name="P197" style:family="paragraph" style:parent-style-name="Standard">
      <style:paragraph-properties fo:text-align="justify" style:justify-single-word="false"/>
      <style:text-properties style:font-name="Century Schoolbook L" fo:language="ru" fo:country="RU" fo:font-weight="normal" officeooo:rsid="012a7a76" officeooo:paragraph-rsid="012a7a76" fo:background-color="transparent" style:font-size-asian="10.5pt" loext:shadow="none"/>
    </style:style>
    <style:style style:name="P198" style:family="paragraph" style:parent-style-name="Standard">
      <style:paragraph-properties fo:text-align="justify" style:justify-single-word="false"/>
      <style:text-properties style:font-name="Century Schoolbook L" fo:language="ru" fo:country="RU" fo:font-weight="normal" officeooo:rsid="012b29e6" officeooo:paragraph-rsid="012b29e6" fo:background-color="transparent" style:font-size-asian="10.5pt" loext:shadow="none"/>
    </style:style>
    <style:style style:name="P199" style:family="paragraph" style:parent-style-name="Standard">
      <style:paragraph-properties fo:text-align="justify" style:justify-single-word="false"/>
      <style:text-properties style:font-name="Century Schoolbook L" fo:language="ru" fo:country="RU" fo:font-weight="normal" officeooo:rsid="012ea2ef" officeooo:paragraph-rsid="012ea2ef" fo:background-color="transparent" style:font-size-asian="10.5pt" loext:shadow="none"/>
    </style:style>
    <style:style style:name="P200" style:family="paragraph" style:parent-style-name="Standard">
      <style:paragraph-properties fo:text-align="justify" style:justify-single-word="false"/>
      <style:text-properties style:font-name="Century Schoolbook L" fo:language="ru" fo:country="RU" fo:font-weight="normal" officeooo:rsid="0133c98e" officeooo:paragraph-rsid="0133c98e" fo:background-color="transparent" style:font-size-asian="10.5pt" loext:shadow="none"/>
    </style:style>
    <style:style style:name="P201" style:family="paragraph" style:parent-style-name="Standard">
      <style:paragraph-properties fo:text-align="justify" style:justify-single-word="false"/>
      <style:text-properties style:font-name="Century Schoolbook L" fo:language="ru" fo:country="RU" fo:font-weight="normal" officeooo:rsid="0134d0b8" officeooo:paragraph-rsid="0134d0b8" fo:background-color="transparent" style:font-size-asian="10.5pt" loext:shadow="none"/>
    </style:style>
    <style:style style:name="P202" style:family="paragraph" style:parent-style-name="Standard">
      <style:paragraph-properties fo:text-align="justify" style:justify-single-word="false"/>
      <style:text-properties style:font-name="Century Schoolbook L" fo:language="ru" fo:country="RU" fo:font-weight="normal" officeooo:rsid="013bef87" officeooo:paragraph-rsid="013bef87" fo:background-color="transparent" style:font-size-asian="10.5pt" loext:shadow="none"/>
    </style:style>
    <style:style style:name="P203" style:family="paragraph" style:parent-style-name="Standard">
      <style:paragraph-properties fo:text-align="justify" style:justify-single-word="false"/>
      <style:text-properties style:font-name="Century Schoolbook L" fo:language="ru" fo:country="RU" fo:font-weight="normal" officeooo:rsid="013d06e5" officeooo:paragraph-rsid="013d06e5" fo:background-color="transparent" style:font-size-asian="10.5pt" loext:shadow="none"/>
    </style:style>
    <style:style style:name="P204" style:family="paragraph" style:parent-style-name="Standard">
      <style:paragraph-properties fo:text-align="justify" style:justify-single-word="false"/>
      <style:text-properties style:font-name="Century Schoolbook L" fo:language="ru" fo:country="RU" fo:font-weight="normal" officeooo:rsid="013d642f" officeooo:paragraph-rsid="013d642f" fo:background-color="transparent" style:font-size-asian="10.5pt" loext:shadow="none"/>
    </style:style>
    <style:style style:name="P205" style:family="paragraph" style:parent-style-name="Standard">
      <style:paragraph-properties fo:text-align="center" style:justify-single-word="false"/>
      <style:text-properties style:font-name="Century Schoolbook L" fo:language="ru" fo:country="RU" fo:font-weight="normal" officeooo:rsid="0141cd2d" officeooo:paragraph-rsid="0141cd2d" fo:background-color="transparent" style:font-size-asian="10.5pt" loext:shadow="none"/>
    </style:style>
    <style:style style:name="P206" style:family="paragraph" style:parent-style-name="Standard">
      <style:paragraph-properties fo:text-align="justify" style:justify-single-word="false"/>
      <style:text-properties style:font-name="Century Schoolbook L" fo:language="ru" fo:country="RU" fo:font-weight="normal" officeooo:rsid="0142d03f" officeooo:paragraph-rsid="0142d03f" fo:background-color="transparent" style:font-size-asian="10.5pt" loext:shadow="none"/>
    </style:style>
    <style:style style:name="P207" style:family="paragraph" style:parent-style-name="Standard">
      <style:paragraph-properties fo:text-align="justify" style:justify-single-word="false"/>
      <style:text-properties style:font-name="Century Schoolbook L" fo:language="ru" fo:country="RU" fo:font-weight="normal" officeooo:rsid="01480ae1" officeooo:paragraph-rsid="01480ae1" fo:background-color="transparent" style:font-size-asian="10.5pt" loext:shadow="none"/>
    </style:style>
    <style:style style:name="P208" style:family="paragraph" style:parent-style-name="Standard">
      <style:paragraph-properties fo:text-align="justify" style:justify-single-word="false"/>
      <style:text-properties style:font-name="Century Schoolbook L" fo:language="ru" fo:country="RU" fo:font-weight="normal" officeooo:rsid="014aa950" officeooo:paragraph-rsid="014aa950" fo:background-color="transparent" style:font-size-asian="10.5pt" loext:shadow="none"/>
    </style:style>
    <style:style style:name="P209" style:family="paragraph" style:parent-style-name="Standard">
      <style:paragraph-properties fo:text-align="justify" style:justify-single-word="false"/>
      <style:text-properties style:font-name="Century Schoolbook L" fo:language="ru" fo:country="RU" fo:font-weight="normal" officeooo:rsid="014f1042" officeooo:paragraph-rsid="014f1042" fo:background-color="transparent" style:font-size-asian="10.5pt" loext:shadow="none"/>
    </style:style>
    <style:style style:name="P210" style:family="paragraph" style:parent-style-name="Standard">
      <style:paragraph-properties fo:text-align="justify" style:justify-single-word="false"/>
      <style:text-properties style:font-name="Century Schoolbook L" fo:language="ru" fo:country="RU" fo:font-weight="normal" officeooo:rsid="015545e9" officeooo:paragraph-rsid="015545e9" fo:background-color="transparent" style:font-size-asian="10.5pt" loext:shadow="none"/>
    </style:style>
    <style:style style:name="P211" style:family="paragraph" style:parent-style-name="Standard">
      <style:paragraph-properties fo:text-align="center" style:justify-single-word="false"/>
      <style:text-properties style:font-name="Century Schoolbook L" fo:language="ru" fo:country="RU" fo:font-weight="normal" officeooo:rsid="015545e9" officeooo:paragraph-rsid="015545e9" fo:background-color="transparent" style:font-size-asian="10.5pt" loext:shadow="none"/>
    </style:style>
    <style:style style:name="P212" style:family="paragraph" style:parent-style-name="Standard">
      <style:paragraph-properties fo:text-align="justify" style:justify-single-word="false"/>
      <style:text-properties style:font-name="Century Schoolbook L" fo:language="ru" fo:country="RU" fo:font-weight="normal" officeooo:rsid="0156b2ab" officeooo:paragraph-rsid="0156b2ab" fo:background-color="transparent" style:font-size-asian="10.5pt" loext:shadow="none"/>
    </style:style>
    <style:style style:name="P213" style:family="paragraph" style:parent-style-name="Standard">
      <style:paragraph-properties fo:text-align="justify" style:justify-single-word="false"/>
      <style:text-properties style:font-name="Century Schoolbook L" fo:language="ru" fo:country="RU" fo:font-weight="normal" officeooo:rsid="015b054a" officeooo:paragraph-rsid="015b054a" fo:background-color="transparent" style:font-size-asian="10.5pt" loext:shadow="none"/>
    </style:style>
    <style:style style:name="P214" style:family="paragraph" style:parent-style-name="Standard">
      <style:paragraph-properties fo:text-align="justify" style:justify-single-word="false"/>
      <style:text-properties style:font-name="Century Schoolbook L" fo:language="ru" fo:country="RU" fo:font-weight="normal" officeooo:rsid="015cb9bf" officeooo:paragraph-rsid="015cb9bf" fo:background-color="transparent" style:font-size-asian="10.5pt" loext:shadow="none"/>
    </style:style>
    <style:style style:name="P215" style:family="paragraph" style:parent-style-name="Standard">
      <style:paragraph-properties fo:text-align="justify" style:justify-single-word="false"/>
      <style:text-properties style:font-name="Century Schoolbook L" fo:language="ru" fo:country="RU" fo:font-weight="normal" officeooo:rsid="015e2a57" officeooo:paragraph-rsid="015e2a57" fo:background-color="transparent" style:font-size-asian="10.5pt" loext:shadow="none"/>
    </style:style>
    <style:style style:name="P216" style:family="paragraph" style:parent-style-name="Standard">
      <style:paragraph-properties fo:text-align="justify" style:justify-single-word="false"/>
      <style:text-properties style:font-name="Century Schoolbook L" fo:language="ru" fo:country="RU" fo:font-weight="normal" officeooo:rsid="015fa87c" officeooo:paragraph-rsid="015fa87c" fo:background-color="transparent" style:font-size-asian="10.5pt" loext:shadow="none"/>
    </style:style>
    <style:style style:name="P217" style:family="paragraph" style:parent-style-name="Standard">
      <style:paragraph-properties fo:text-align="justify" style:justify-single-word="false"/>
      <style:text-properties style:font-name="Century Schoolbook L" fo:language="ru" fo:country="RU" fo:font-weight="normal" officeooo:rsid="01626506" officeooo:paragraph-rsid="01626506" fo:background-color="transparent" style:font-size-asian="10.5pt" loext:shadow="none"/>
    </style:style>
    <style:style style:name="P218" style:family="paragraph" style:parent-style-name="Standard">
      <style:paragraph-properties fo:text-align="justify" style:justify-single-word="false"/>
      <style:text-properties style:font-name="Century Schoolbook L" fo:language="ru" fo:country="RU" fo:font-weight="normal" officeooo:rsid="0165861f" officeooo:paragraph-rsid="0165861f" fo:background-color="transparent" style:font-size-asian="10.5pt" loext:shadow="none"/>
    </style:style>
    <style:style style:name="P219" style:family="paragraph" style:parent-style-name="Standard">
      <style:paragraph-properties fo:text-align="justify" style:justify-single-word="false"/>
      <style:text-properties style:font-name="Century Schoolbook L" fo:language="ru" fo:country="RU" fo:font-weight="normal" officeooo:rsid="0166ad0f" officeooo:paragraph-rsid="0166ad0f" fo:background-color="transparent" style:font-size-asian="10.5pt" loext:shadow="none"/>
    </style:style>
    <style:style style:name="P220" style:family="paragraph" style:parent-style-name="Standard">
      <style:paragraph-properties fo:text-align="justify" style:justify-single-word="false"/>
      <style:text-properties style:font-name="Century Schoolbook L" fo:language="ru" fo:country="RU" fo:font-weight="normal" officeooo:rsid="01675b04" officeooo:paragraph-rsid="01675b04" fo:background-color="transparent" style:font-size-asian="10.5pt" loext:shadow="none"/>
    </style:style>
    <style:style style:name="P221" style:family="paragraph" style:parent-style-name="Standard">
      <style:paragraph-properties fo:text-align="justify" style:justify-single-word="false"/>
      <style:text-properties style:font-name="Century Schoolbook L" fo:language="ru" fo:country="RU" fo:font-weight="normal" officeooo:rsid="0167b6b1" officeooo:paragraph-rsid="0167b6b1" fo:background-color="transparent" style:font-size-asian="10.5pt" loext:shadow="none"/>
    </style:style>
    <style:style style:name="P222" style:family="paragraph" style:parent-style-name="Standard">
      <style:paragraph-properties fo:text-align="justify" style:justify-single-word="false"/>
      <style:text-properties style:font-name="Century Schoolbook L" fo:language="ru" fo:country="RU" fo:font-weight="normal" officeooo:rsid="0169231d" officeooo:paragraph-rsid="0169231d" fo:background-color="transparent" style:font-size-asian="10.5pt" loext:shadow="none"/>
    </style:style>
    <style:style style:name="P223" style:family="paragraph" style:parent-style-name="Standard">
      <style:paragraph-properties fo:text-align="justify" style:justify-single-word="false"/>
      <style:text-properties style:font-name="Century Schoolbook L" fo:language="ru" fo:country="RU" fo:font-weight="normal" officeooo:rsid="01697175" officeooo:paragraph-rsid="01697175" fo:background-color="transparent" style:font-size-asian="10.5pt" loext:shadow="none"/>
    </style:style>
    <style:style style:name="P224" style:family="paragraph" style:parent-style-name="Standard">
      <style:paragraph-properties fo:text-align="justify" style:justify-single-word="false"/>
      <style:text-properties style:font-name="Century Schoolbook L" fo:language="ru" fo:country="RU" fo:font-weight="normal" officeooo:rsid="016b7b4f" officeooo:paragraph-rsid="016b7b4f" fo:background-color="transparent" style:font-size-asian="10.5pt" loext:shadow="none"/>
    </style:style>
    <style:style style:name="P225" style:family="paragraph" style:parent-style-name="Standard">
      <style:paragraph-properties fo:text-align="justify" style:justify-single-word="false"/>
      <style:text-properties style:font-name="Century Schoolbook L" fo:language="ru" fo:country="RU" fo:font-weight="normal" officeooo:rsid="016d68f3" officeooo:paragraph-rsid="016d68f3" fo:background-color="transparent" style:font-size-asian="10.5pt" loext:shadow="none"/>
    </style:style>
    <style:style style:name="P226" style:family="paragraph" style:parent-style-name="Standard">
      <style:paragraph-properties fo:text-align="justify" style:justify-single-word="false"/>
      <style:text-properties style:font-name="Century Schoolbook L" fo:language="ru" fo:country="RU" fo:font-weight="normal" officeooo:rsid="016f3f1d" officeooo:paragraph-rsid="016f3f1d" fo:background-color="transparent" style:font-size-asian="10.5pt" loext:shadow="none"/>
    </style:style>
    <style:style style:name="P227" style:family="paragraph" style:parent-style-name="Standard">
      <style:paragraph-properties fo:text-align="justify" style:justify-single-word="false"/>
      <style:text-properties style:font-name="Century Schoolbook L" fo:language="ru" fo:country="RU" fo:font-weight="normal" officeooo:rsid="016fe3dc" officeooo:paragraph-rsid="016fe3dc" fo:background-color="transparent" style:font-size-asian="10.5pt" loext:shadow="none"/>
    </style:style>
    <style:style style:name="P228" style:family="paragraph" style:parent-style-name="Standard">
      <style:paragraph-properties fo:text-align="justify" style:justify-single-word="false"/>
      <style:text-properties style:font-name="Century Schoolbook L" fo:language="ru" fo:country="RU" fo:font-weight="normal" officeooo:rsid="0172d105" officeooo:paragraph-rsid="0172d105" fo:background-color="transparent" style:font-size-asian="10.5pt" loext:shadow="none"/>
    </style:style>
    <style:style style:name="P229" style:family="paragraph" style:parent-style-name="Standard">
      <style:paragraph-properties fo:text-align="justify" style:justify-single-word="false"/>
      <style:text-properties style:font-name="Century Schoolbook L" fo:language="ru" fo:country="RU" fo:font-weight="normal" officeooo:rsid="01753e10" officeooo:paragraph-rsid="01753e10" fo:background-color="transparent" style:font-size-asian="10.5pt" loext:shadow="none"/>
    </style:style>
    <style:style style:name="P230" style:family="paragraph" style:parent-style-name="Standard">
      <style:paragraph-properties fo:text-align="justify" style:justify-single-word="false"/>
      <style:text-properties style:font-name="Century Schoolbook L" fo:language="ru" fo:country="RU" fo:font-weight="normal" officeooo:rsid="01762c91" officeooo:paragraph-rsid="01762c91" fo:background-color="transparent" style:font-size-asian="10.5pt" loext:shadow="none"/>
    </style:style>
    <style:style style:name="P231" style:family="paragraph" style:parent-style-name="Standard">
      <style:paragraph-properties fo:text-align="justify" style:justify-single-word="false"/>
      <style:text-properties style:font-name="Century Schoolbook L" fo:language="ru" fo:country="RU" fo:font-weight="normal" officeooo:rsid="017a009d" officeooo:paragraph-rsid="017a009d" fo:background-color="transparent" style:font-size-asian="10.5pt" loext:shadow="none"/>
    </style:style>
    <style:style style:name="P232" style:family="paragraph" style:parent-style-name="Standard">
      <style:paragraph-properties fo:text-align="justify" style:justify-single-word="false"/>
      <style:text-properties style:font-name="Century Schoolbook L" fo:language="ru" fo:country="RU" fo:font-weight="normal" officeooo:rsid="017b76ff" officeooo:paragraph-rsid="017b76ff" fo:background-color="transparent" style:font-size-asian="10.5pt" loext:shadow="none"/>
    </style:style>
    <style:style style:name="P233" style:family="paragraph" style:parent-style-name="Standard">
      <style:paragraph-properties fo:text-align="justify" style:justify-single-word="false"/>
      <style:text-properties style:font-name="Century Schoolbook L" fo:language="ru" fo:country="RU" fo:font-weight="normal" officeooo:rsid="017c658b" officeooo:paragraph-rsid="017c658b" fo:background-color="transparent" style:font-size-asian="10.5pt" loext:shadow="none"/>
    </style:style>
    <style:style style:name="P234" style:family="paragraph" style:parent-style-name="Standard">
      <style:paragraph-properties fo:text-align="center" style:justify-single-word="false"/>
      <style:text-properties style:font-name="Century Schoolbook L" fo:language="ru" fo:country="RU" fo:font-weight="normal" officeooo:rsid="0182587b" officeooo:paragraph-rsid="0182587b" fo:background-color="transparent" style:font-size-asian="10.5pt" loext:shadow="none"/>
    </style:style>
    <style:style style:name="P235" style:family="paragraph" style:parent-style-name="Standard">
      <style:paragraph-properties fo:text-align="justify" style:justify-single-word="false"/>
      <style:text-properties style:font-name="Century Schoolbook L" fo:language="ru" fo:country="RU" fo:font-weight="normal" officeooo:rsid="0182587b" officeooo:paragraph-rsid="0182587b" fo:background-color="transparent" style:font-size-asian="10.5pt" loext:shadow="none"/>
    </style:style>
    <style:style style:name="P236" style:family="paragraph" style:parent-style-name="Standard">
      <style:paragraph-properties fo:text-align="justify" style:justify-single-word="false"/>
      <style:text-properties style:font-name="Century Schoolbook L" fo:language="ru" fo:country="RU" fo:font-weight="normal" officeooo:rsid="01831aea" officeooo:paragraph-rsid="01831aea" fo:background-color="transparent" style:font-size-asian="10.5pt" loext:shadow="none"/>
    </style:style>
    <style:style style:name="P237" style:family="paragraph" style:parent-style-name="Standard">
      <style:paragraph-properties fo:text-align="justify" style:justify-single-word="false"/>
      <style:text-properties style:font-name="Century Schoolbook L" fo:language="ru" fo:country="RU" fo:font-weight="normal" officeooo:rsid="0183ecfe" officeooo:paragraph-rsid="0183ecfe" fo:background-color="transparent" style:font-size-asian="10.5pt" loext:shadow="none"/>
    </style:style>
    <style:style style:name="P238" style:family="paragraph" style:parent-style-name="Standard">
      <style:paragraph-properties fo:text-align="justify" style:justify-single-word="false"/>
      <style:text-properties style:font-name="Century Schoolbook L" fo:language="ru" fo:country="RU" fo:font-weight="normal" officeooo:rsid="01859c18" officeooo:paragraph-rsid="01859c18" fo:background-color="transparent" style:font-size-asian="10.5pt" loext:shadow="none"/>
    </style:style>
    <style:style style:name="P239" style:family="paragraph" style:parent-style-name="Standard">
      <style:paragraph-properties fo:text-align="justify" style:justify-single-word="false"/>
      <style:text-properties style:font-name="Century Schoolbook L" fo:language="ru" fo:country="RU" fo:font-weight="normal" officeooo:rsid="0187283a" officeooo:paragraph-rsid="0187283a" fo:background-color="transparent" style:font-size-asian="10.5pt" loext:shadow="none"/>
    </style:style>
    <style:style style:name="P240" style:family="paragraph" style:parent-style-name="Standard">
      <style:paragraph-properties fo:text-align="justify" style:justify-single-word="false"/>
      <style:text-properties style:font-name="Century Schoolbook L" fo:language="ru" fo:country="RU" fo:font-weight="normal" officeooo:rsid="0189a323" officeooo:paragraph-rsid="0189d010" fo:background-color="transparent" style:font-size-asian="10.5pt" loext:shadow="none"/>
    </style:style>
    <style:style style:name="P241" style:family="paragraph" style:parent-style-name="Standard">
      <style:paragraph-properties fo:text-align="justify" style:justify-single-word="false"/>
      <style:text-properties style:font-name="Century Schoolbook L" fo:language="ru" fo:country="RU" fo:font-weight="normal" officeooo:rsid="0189a323" officeooo:paragraph-rsid="018b9496" fo:background-color="transparent" style:font-size-asian="10.5pt" loext:shadow="none"/>
    </style:style>
    <style:style style:name="P242" style:family="paragraph" style:parent-style-name="Standard">
      <style:paragraph-properties fo:text-align="justify" style:justify-single-word="false"/>
      <style:text-properties style:font-name="Century Schoolbook L" fo:language="ru" fo:country="RU" fo:font-weight="normal" officeooo:rsid="018c57c5" officeooo:paragraph-rsid="018c57c5" fo:background-color="transparent" style:font-size-asian="10.5pt" loext:shadow="none"/>
    </style:style>
    <style:style style:name="P243" style:family="paragraph" style:parent-style-name="Standard">
      <style:paragraph-properties fo:text-align="center" style:justify-single-word="false"/>
      <style:text-properties style:font-name="Century Schoolbook L" fo:language="ru" fo:country="RU" fo:font-weight="normal" officeooo:rsid="018f14c9" officeooo:paragraph-rsid="018f14c9" fo:background-color="transparent" style:font-size-asian="10.5pt" loext:shadow="none"/>
    </style:style>
    <style:style style:name="P244" style:family="paragraph" style:parent-style-name="Standard">
      <style:paragraph-properties fo:text-align="justify" style:justify-single-word="false"/>
      <style:text-properties style:font-name="Century Schoolbook L" fo:language="ru" fo:country="RU" fo:font-weight="normal" officeooo:rsid="018f14c9" officeooo:paragraph-rsid="018f14c9" fo:background-color="transparent" style:font-size-asian="10.5pt" loext:shadow="none"/>
    </style:style>
    <style:style style:name="P245" style:family="paragraph" style:parent-style-name="Standard">
      <style:paragraph-properties fo:text-align="justify" style:justify-single-word="false"/>
      <style:text-properties style:font-name="Century Schoolbook L" fo:language="ru" fo:country="RU" fo:font-weight="normal" officeooo:rsid="01908df3" officeooo:paragraph-rsid="01908df3" fo:background-color="transparent" style:font-size-asian="10.5pt" loext:shadow="none"/>
    </style:style>
    <style:style style:name="P246" style:family="paragraph" style:parent-style-name="Standard">
      <style:paragraph-properties fo:text-align="justify" style:justify-single-word="false"/>
      <style:text-properties style:font-name="Century Schoolbook L" fo:language="ru" fo:country="RU" fo:font-weight="normal" officeooo:rsid="0190af15" officeooo:paragraph-rsid="0190af15" fo:background-color="transparent" style:font-size-asian="10.5pt" loext:shadow="none"/>
    </style:style>
    <style:style style:name="P247" style:family="paragraph" style:parent-style-name="Standard">
      <style:paragraph-properties fo:text-align="justify" style:justify-single-word="false"/>
      <style:text-properties style:font-name="Century Schoolbook L" fo:language="ru" fo:country="RU" fo:font-weight="normal" officeooo:rsid="01939d6b" officeooo:paragraph-rsid="01939d6b" fo:background-color="transparent" style:font-size-asian="10.5pt" loext:shadow="none"/>
    </style:style>
    <style:style style:name="P248" style:family="paragraph" style:parent-style-name="Standard">
      <style:paragraph-properties fo:text-align="justify" style:justify-single-word="false"/>
      <style:text-properties style:font-name="Century Schoolbook L" fo:language="ru" fo:country="RU" fo:font-weight="normal" officeooo:rsid="0196699f" officeooo:paragraph-rsid="0196699f" fo:background-color="transparent" style:font-size-asian="10.5pt" loext:shadow="none"/>
    </style:style>
    <style:style style:name="P249" style:family="paragraph" style:parent-style-name="Standard">
      <style:paragraph-properties fo:text-align="justify" style:justify-single-word="false"/>
      <style:text-properties style:font-name="Century Schoolbook L" fo:language="ru" fo:country="RU" fo:font-weight="normal" officeooo:rsid="01973f82" officeooo:paragraph-rsid="01973f82" fo:background-color="transparent" style:font-size-asian="10.5pt" loext:shadow="none"/>
    </style:style>
    <style:style style:name="P250" style:family="paragraph" style:parent-style-name="Standard">
      <style:paragraph-properties fo:text-align="justify" style:justify-single-word="false"/>
      <style:text-properties style:font-name="Century Schoolbook L" fo:language="ru" fo:country="RU" fo:font-weight="normal" officeooo:rsid="01974b45" officeooo:paragraph-rsid="01974b45" fo:background-color="transparent" style:font-size-asian="10.5pt" loext:shadow="none"/>
    </style:style>
    <style:style style:name="P251" style:family="paragraph" style:parent-style-name="Standard">
      <style:paragraph-properties fo:text-align="justify" style:justify-single-word="false"/>
      <style:text-properties style:font-name="Century Schoolbook L" fo:language="ru" fo:country="RU" fo:font-weight="normal" officeooo:rsid="0197da8a" officeooo:paragraph-rsid="019928ab" fo:background-color="transparent" style:font-size-asian="10.5pt" loext:shadow="none"/>
    </style:style>
    <style:style style:name="P252" style:family="paragraph" style:parent-style-name="Standard">
      <style:paragraph-properties fo:text-align="justify" style:justify-single-word="false"/>
      <style:text-properties style:font-name="Century Schoolbook L" fo:language="ru" fo:country="RU" fo:font-weight="normal" officeooo:rsid="019928ab" officeooo:paragraph-rsid="019928ab" fo:background-color="transparent" style:font-size-asian="10.5pt" loext:shadow="none"/>
    </style:style>
    <style:style style:name="P253" style:family="paragraph" style:parent-style-name="Standard">
      <style:paragraph-properties fo:text-align="justify" style:justify-single-word="false"/>
      <style:text-properties style:font-name="Century Schoolbook L" fo:language="ru" fo:country="RU" fo:font-weight="normal" officeooo:rsid="019cf60f" officeooo:paragraph-rsid="019cf60f" fo:background-color="transparent" style:font-size-asian="10.5pt" loext:shadow="none"/>
    </style:style>
    <style:style style:name="P254" style:family="paragraph" style:parent-style-name="Standard">
      <style:paragraph-properties fo:text-align="justify" style:justify-single-word="false"/>
      <style:text-properties style:font-name="Century Schoolbook L" fo:language="ru" fo:country="RU" fo:font-weight="normal" officeooo:rsid="01a0b3ef" officeooo:paragraph-rsid="01a0b3ef" fo:background-color="transparent" style:font-size-asian="10.5pt" loext:shadow="none"/>
    </style:style>
    <style:style style:name="P255" style:family="paragraph" style:parent-style-name="Standard">
      <style:paragraph-properties fo:text-align="center" style:justify-single-word="false"/>
      <style:text-properties style:font-name="Century Schoolbook L" fo:language="ru" fo:country="RU" fo:font-weight="normal" officeooo:rsid="01a6361c" officeooo:paragraph-rsid="01a6361c" fo:background-color="transparent" style:font-size-asian="10.5pt" loext:shadow="none"/>
    </style:style>
    <style:style style:name="P256" style:family="paragraph" style:parent-style-name="Standard">
      <style:paragraph-properties fo:text-align="justify" style:justify-single-word="false"/>
      <style:text-properties style:font-name="Century Schoolbook L" fo:language="ru" fo:country="RU" fo:font-weight="normal" officeooo:rsid="01a6361c" officeooo:paragraph-rsid="01a6361c" fo:background-color="transparent" style:font-size-asian="10.5pt" loext:shadow="none"/>
    </style:style>
    <style:style style:name="P257" style:family="paragraph" style:parent-style-name="Standard">
      <style:paragraph-properties fo:text-align="justify" style:justify-single-word="false"/>
      <style:text-properties style:font-name="Century Schoolbook L" fo:language="ru" fo:country="RU" fo:font-weight="normal" officeooo:rsid="01a78609" officeooo:paragraph-rsid="01a78609" fo:background-color="transparent" style:font-size-asian="10.5pt" loext:shadow="none"/>
    </style:style>
    <style:style style:name="P258" style:family="paragraph" style:parent-style-name="Standard">
      <style:paragraph-properties fo:text-align="justify" style:justify-single-word="false"/>
      <style:text-properties style:font-name="Century Schoolbook L" fo:language="ru" fo:country="RU" fo:font-weight="normal" officeooo:rsid="01a78ddd" officeooo:paragraph-rsid="01a78ddd" fo:background-color="transparent" style:font-size-asian="10.5pt" loext:shadow="none"/>
    </style:style>
    <style:style style:name="P259" style:family="paragraph" style:parent-style-name="Standard">
      <style:paragraph-properties fo:text-align="justify" style:justify-single-word="false"/>
      <style:text-properties style:font-name="Century Schoolbook L" fo:language="ru" fo:country="RU" fo:font-weight="normal" officeooo:rsid="01ab4645" officeooo:paragraph-rsid="01ab4645" fo:background-color="transparent" style:font-size-asian="10.5pt" loext:shadow="none"/>
    </style:style>
    <style:style style:name="P260" style:family="paragraph" style:parent-style-name="Standard">
      <style:paragraph-properties fo:text-align="justify" style:justify-single-word="false"/>
      <style:text-properties style:font-name="Century Schoolbook L" fo:language="ru" fo:country="RU" fo:font-weight="normal" officeooo:rsid="01ace601" officeooo:paragraph-rsid="01ace601" fo:background-color="transparent" style:font-size-asian="10.5pt" loext:shadow="none"/>
    </style:style>
    <style:style style:name="P261" style:family="paragraph" style:parent-style-name="Standard">
      <style:paragraph-properties fo:text-align="justify" style:justify-single-word="false"/>
      <style:text-properties style:font-name="Century Schoolbook L" fo:language="ru" fo:country="RU" fo:font-weight="normal" officeooo:rsid="01aecb17" officeooo:paragraph-rsid="01aecb17" fo:background-color="transparent" style:font-size-asian="10.5pt" loext:shadow="none"/>
    </style:style>
    <style:style style:name="P262" style:family="paragraph" style:parent-style-name="Standard">
      <style:paragraph-properties fo:text-align="justify" style:justify-single-word="false"/>
      <style:text-properties style:font-name="Century Schoolbook L" fo:language="ru" fo:country="RU" fo:font-weight="normal" officeooo:rsid="01b160e5" officeooo:paragraph-rsid="01b20cf6" fo:background-color="transparent" style:font-size-asian="10.5pt" loext:shadow="none"/>
    </style:style>
    <style:style style:name="P263" style:family="paragraph" style:parent-style-name="Standard">
      <style:paragraph-properties fo:text-align="justify" style:justify-single-word="false"/>
      <style:text-properties style:font-name="Century Schoolbook L" fo:language="ru" fo:country="RU" fo:font-weight="normal" officeooo:rsid="01b160e5" officeooo:paragraph-rsid="01b503bd" fo:background-color="transparent" style:font-size-asian="10.5pt" loext:shadow="none"/>
    </style:style>
    <style:style style:name="P264" style:family="paragraph" style:parent-style-name="Standard">
      <style:paragraph-properties fo:text-align="justify" style:justify-single-word="false"/>
      <style:text-properties style:font-name="Century Schoolbook L" fo:language="ru" fo:country="RU" fo:font-weight="normal" officeooo:rsid="01b5e86b" officeooo:paragraph-rsid="01b5e86b" fo:background-color="transparent" style:font-size-asian="10.5pt" loext:shadow="none"/>
    </style:style>
    <style:style style:name="P265" style:family="paragraph" style:parent-style-name="Standard">
      <style:paragraph-properties fo:text-align="justify" style:justify-single-word="false"/>
      <style:text-properties style:font-name="Century Schoolbook L" fo:language="ru" fo:country="RU" fo:font-weight="normal" officeooo:rsid="01b663fd" officeooo:paragraph-rsid="01b663fd" fo:background-color="transparent" style:font-size-asian="10.5pt" loext:shadow="none"/>
    </style:style>
    <style:style style:name="P266" style:family="paragraph" style:parent-style-name="Standard">
      <style:paragraph-properties fo:text-align="justify" style:justify-single-word="false"/>
      <style:text-properties style:font-name="Century Schoolbook L" fo:language="ru" fo:country="RU" fo:font-weight="normal" officeooo:rsid="01b9738b" officeooo:paragraph-rsid="01b9738b" fo:background-color="transparent" style:font-size-asian="10.5pt" loext:shadow="none"/>
    </style:style>
    <style:style style:name="P267" style:family="paragraph" style:parent-style-name="Standard">
      <style:paragraph-properties fo:text-align="center" style:justify-single-word="false"/>
      <style:text-properties style:font-name="Century Schoolbook L" fo:language="ru" fo:country="RU" fo:font-weight="normal" officeooo:rsid="01be77e6" officeooo:paragraph-rsid="01be77e6" fo:background-color="transparent" style:font-size-asian="10.5pt" loext:shadow="none"/>
    </style:style>
    <style:style style:name="P268" style:family="paragraph" style:parent-style-name="Standard">
      <style:paragraph-properties fo:text-align="justify" style:justify-single-word="false"/>
      <style:text-properties style:font-name="Century Schoolbook L" fo:language="ru" fo:country="RU" fo:font-weight="normal" officeooo:rsid="01be77e6" officeooo:paragraph-rsid="01be77e6" fo:background-color="transparent" style:font-size-asian="10.5pt" loext:shadow="none"/>
    </style:style>
    <style:style style:name="P269" style:family="paragraph" style:parent-style-name="Standard">
      <style:paragraph-properties fo:text-align="justify" style:justify-single-word="false"/>
      <style:text-properties style:font-name="Century Schoolbook L" fo:language="ru" fo:country="RU" fo:font-weight="normal" officeooo:rsid="01bf6731" officeooo:paragraph-rsid="01bf6731" fo:background-color="transparent" style:font-size-asian="10.5pt" loext:shadow="none"/>
    </style:style>
    <style:style style:name="P270" style:family="paragraph" style:parent-style-name="Standard">
      <style:paragraph-properties fo:text-align="justify" style:justify-single-word="false"/>
      <style:text-properties style:font-name="Century Schoolbook L" fo:language="ru" fo:country="RU" fo:font-weight="normal" officeooo:rsid="01c0203c" officeooo:paragraph-rsid="01c0203c" fo:background-color="transparent" style:font-size-asian="10.5pt" loext:shadow="none"/>
    </style:style>
    <style:style style:name="P271" style:family="paragraph" style:parent-style-name="Standard">
      <style:paragraph-properties fo:text-align="justify" style:justify-single-word="false"/>
      <style:text-properties style:font-name="Century Schoolbook L" fo:language="ru" fo:country="RU" fo:font-weight="normal" officeooo:rsid="01c030b6" officeooo:paragraph-rsid="01c030b6" fo:background-color="transparent" style:font-size-asian="10.5pt" loext:shadow="none"/>
    </style:style>
    <style:style style:name="P272" style:family="paragraph" style:parent-style-name="Standard">
      <style:paragraph-properties fo:text-align="justify" style:justify-single-word="false"/>
      <style:text-properties style:font-name="Century Schoolbook L" fo:language="ru" fo:country="RU" fo:font-weight="normal" officeooo:rsid="01c1c0df" officeooo:paragraph-rsid="01c1c0df" fo:background-color="transparent" style:font-size-asian="10.5pt" loext:shadow="none"/>
    </style:style>
    <style:style style:name="P273" style:family="paragraph" style:parent-style-name="Standard">
      <style:paragraph-properties fo:text-align="justify" style:justify-single-word="false"/>
      <style:text-properties style:font-name="Century Schoolbook L" fo:language="ru" fo:country="RU" fo:font-weight="normal" officeooo:rsid="01c2edf3" officeooo:paragraph-rsid="01c2edf3" fo:background-color="transparent" style:font-size-asian="10.5pt" loext:shadow="none"/>
    </style:style>
    <style:style style:name="P274" style:family="paragraph" style:parent-style-name="Standard">
      <style:paragraph-properties fo:text-align="justify" style:justify-single-word="false"/>
      <style:text-properties style:font-name="Century Schoolbook L" fo:language="ru" fo:country="RU" fo:font-weight="normal" officeooo:rsid="01c4b4b5" officeooo:paragraph-rsid="01c4b4b5" fo:background-color="transparent" style:font-size-asian="10.5pt" loext:shadow="none"/>
    </style:style>
    <style:style style:name="P275" style:family="paragraph" style:parent-style-name="Standard">
      <style:paragraph-properties fo:text-align="justify" style:justify-single-word="false"/>
      <style:text-properties style:font-name="Century Schoolbook L" fo:language="ru" fo:country="RU" fo:font-weight="normal" officeooo:rsid="01c612f1" officeooo:paragraph-rsid="01c612f1" fo:background-color="transparent" style:font-size-asian="10.5pt" loext:shadow="none"/>
    </style:style>
    <style:style style:name="P276" style:family="paragraph" style:parent-style-name="Standard">
      <style:paragraph-properties fo:text-align="justify" style:justify-single-word="false"/>
      <style:text-properties style:font-name="Century Schoolbook L" fo:language="ru" fo:country="RU" fo:font-weight="normal" officeooo:rsid="01c7ad7e" officeooo:paragraph-rsid="01c7ad7e" fo:background-color="transparent" style:font-size-asian="10.5pt" loext:shadow="none"/>
    </style:style>
    <style:style style:name="P277" style:family="paragraph" style:parent-style-name="Standard">
      <style:paragraph-properties fo:text-align="justify" style:justify-single-word="false"/>
      <style:text-properties style:font-name="Century Schoolbook L" fo:language="ru" fo:country="RU" fo:font-weight="normal" officeooo:rsid="01c97a9b" officeooo:paragraph-rsid="01c97a9b" fo:background-color="transparent" style:font-size-asian="10.5pt" loext:shadow="none"/>
    </style:style>
    <style:style style:name="P278" style:family="paragraph" style:parent-style-name="Standard">
      <style:paragraph-properties fo:text-align="center" style:justify-single-word="false"/>
      <style:text-properties style:font-name="Century Schoolbook L" fo:language="ru" fo:country="RU" fo:font-weight="normal" officeooo:rsid="01cea735" officeooo:paragraph-rsid="01cea735" fo:background-color="transparent" style:font-size-asian="10.5pt" loext:shadow="none"/>
    </style:style>
    <style:style style:name="P279" style:family="paragraph" style:parent-style-name="Standard">
      <style:paragraph-properties fo:text-align="justify" style:justify-single-word="false"/>
      <style:text-properties style:font-name="Century Schoolbook L" fo:language="ru" fo:country="RU" fo:font-weight="normal" officeooo:rsid="01cea735" officeooo:paragraph-rsid="01cea735" fo:background-color="transparent" style:font-size-asian="10.5pt" loext:shadow="none"/>
    </style:style>
    <style:style style:name="P280" style:family="paragraph" style:parent-style-name="Standard">
      <style:paragraph-properties fo:text-align="justify" style:justify-single-word="false"/>
      <style:text-properties style:font-name="Century Schoolbook L" fo:language="ru" fo:country="RU" fo:font-weight="normal" officeooo:rsid="01cf2cf3" officeooo:paragraph-rsid="01cf2cf3" fo:background-color="transparent" style:font-size-asian="10.5pt" loext:shadow="none"/>
    </style:style>
    <style:style style:name="P281" style:family="paragraph" style:parent-style-name="Standard">
      <style:paragraph-properties fo:text-align="justify" style:justify-single-word="false"/>
      <style:text-properties style:font-name="Century Schoolbook L" fo:language="ru" fo:country="RU" fo:font-weight="normal" officeooo:rsid="01d1178e" officeooo:paragraph-rsid="01d1178e" fo:background-color="transparent" style:font-size-asian="10.5pt" loext:shadow="none"/>
    </style:style>
    <style:style style:name="P282" style:family="paragraph" style:parent-style-name="Standard">
      <style:paragraph-properties fo:text-align="justify" style:justify-single-word="false"/>
      <style:text-properties style:font-name="Century Schoolbook L" fo:language="ru" fo:country="RU" fo:font-weight="normal" officeooo:rsid="01d2e2e1" officeooo:paragraph-rsid="01d2e2e1" fo:background-color="transparent" style:font-size-asian="10.5pt" loext:shadow="none"/>
    </style:style>
    <style:style style:name="P283" style:family="paragraph" style:parent-style-name="Standard">
      <style:paragraph-properties fo:text-align="justify" style:justify-single-word="false"/>
      <style:text-properties style:font-name="Century Schoolbook L" fo:language="ru" fo:country="RU" fo:font-style="italic" fo:font-weight="normal" officeooo:rsid="010231bd" officeooo:paragraph-rsid="010231bd" fo:background-color="transparent" style:font-size-asian="10.5pt" style:font-style-asian="italic" style:font-style-complex="italic" loext:shadow="none"/>
    </style:style>
    <style:style style:name="P284" style:family="paragraph" style:parent-style-name="Standard">
      <style:text-properties officeooo:rsid="00114883" officeooo:paragraph-rsid="00114883"/>
    </style:style>
    <style:style style:name="P285" style:family="paragraph" style:parent-style-name="Standard">
      <style:paragraph-properties fo:text-align="start" style:justify-single-word="false"/>
      <style:text-properties officeooo:rsid="00114a78" officeooo:paragraph-rsid="00114a78"/>
    </style:style>
    <style:style style:name="P286" style:family="paragraph" style:parent-style-name="Standard">
      <style:paragraph-properties fo:text-align="start" style:justify-single-word="false"/>
      <style:text-properties officeooo:paragraph-rsid="0012d949"/>
    </style:style>
    <style:style style:name="P287" style:family="paragraph" style:parent-style-name="Standard">
      <style:paragraph-properties fo:text-align="start" style:justify-single-word="false"/>
      <style:text-properties officeooo:rsid="0012d949" officeooo:paragraph-rsid="0012d949"/>
    </style:style>
    <style:style style:name="P288" style:family="paragraph" style:parent-style-name="Standard">
      <style:paragraph-properties fo:text-align="start" style:justify-single-word="false"/>
      <style:text-properties officeooo:rsid="0012d949" officeooo:paragraph-rsid="0014b531"/>
    </style:style>
    <style:style style:name="P289" style:family="paragraph" style:parent-style-name="Standard">
      <style:paragraph-properties fo:text-align="start" style:justify-single-word="false"/>
      <style:text-properties officeooo:rsid="0023ab34" officeooo:paragraph-rsid="0023ab34"/>
    </style:style>
    <style:style style:name="P290" style:family="paragraph" style:parent-style-name="Standard">
      <style:paragraph-properties fo:text-align="justify" style:justify-single-word="false"/>
      <style:text-properties officeooo:rsid="002560c4" officeooo:paragraph-rsid="002560c4"/>
    </style:style>
    <style:style style:name="P291" style:family="paragraph" style:parent-style-name="Standard">
      <style:paragraph-properties fo:text-align="justify" style:justify-single-word="false"/>
      <style:text-properties officeooo:rsid="00267a66" officeooo:paragraph-rsid="00267a66"/>
    </style:style>
    <style:style style:name="P292" style:family="paragraph" style:parent-style-name="Standard" style:list-style-name="L1">
      <style:text-properties style:font-name="Century Schoolbook L" fo:language="ru" fo:country="RU" fo:font-weight="normal" officeooo:rsid="00114883" officeooo:paragraph-rsid="000f1086" fo:background-color="transparent" style:font-size-asian="10.5pt" loext:shadow="none"/>
    </style:style>
    <style:style style:name="P293" style:family="paragraph" style:parent-style-name="Standard" style:list-style-name="L1">
      <style:text-properties style:font-name="Century Schoolbook L" fo:language="ru" fo:country="RU" fo:font-weight="normal" officeooo:rsid="00114883" officeooo:paragraph-rsid="00114883" fo:background-color="transparent" style:font-size-asian="10.5pt" loext:shadow="none"/>
    </style:style>
    <style:style style:name="P294" style:family="paragraph" style:parent-style-name="Standard" style:list-style-name="L2">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295" style:family="paragraph" style:parent-style-name="Standard" style:list-style-name="L3">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296" style:family="paragraph" style:parent-style-name="Standard" style:list-style-name="L4">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297" style:family="paragraph" style:parent-style-name="Standard" style:list-style-name="L5">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298" style:family="paragraph" style:parent-style-name="Standard" style:list-style-name="L6">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299" style:family="paragraph" style:parent-style-name="Standard" style:list-style-name="L7">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300" style:family="paragraph" style:parent-style-name="Standard" style:list-style-name="L8">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301" style:family="paragraph" style:parent-style-name="Standard" style:list-style-name="L9">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302" style:family="paragraph" style:parent-style-name="Standard" style:list-style-name="L10">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303" style:family="paragraph" style:parent-style-name="Standard" style:list-style-name="L11">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304" style:family="paragraph" style:parent-style-name="Standard" style:list-style-name="L12">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305" style:family="paragraph" style:parent-style-name="Standard" style:list-style-name="L13">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306" style:family="paragraph" style:parent-style-name="Standard" style:list-style-name="L14">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307" style:family="paragraph" style:parent-style-name="Standard" style:list-style-name="L15">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308" style:family="paragraph" style:parent-style-name="Standard" style:list-style-name="L16">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309" style:family="paragraph" style:parent-style-name="Standard" style:list-style-name="L17">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310" style:family="paragraph" style:parent-style-name="Standard" style:list-style-name="L18">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311" style:family="paragraph" style:parent-style-name="Standard" style:list-style-name="L19">
      <style:paragraph-properties fo:text-align="justify" style:justify-single-word="false"/>
      <style:text-properties style:font-name="Century Schoolbook L" fo:language="ru" fo:country="RU" fo:font-weight="normal" officeooo:rsid="010231bd" officeooo:paragraph-rsid="010231bd" fo:background-color="transparent" style:font-size-asian="10.5pt" loext:shadow="none"/>
    </style:style>
    <style:style style:name="P312" style:family="paragraph" style:parent-style-name="Standard" style:list-style-name="L19">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313" style:family="paragraph" style:parent-style-name="Standard" style:list-style-name="L20">
      <style:paragraph-properties fo:text-align="justify" style:justify-single-word="false"/>
      <style:text-properties style:font-name="Century Schoolbook L" fo:language="ru" fo:country="RU" fo:font-weight="normal" officeooo:rsid="01239365" officeooo:paragraph-rsid="01239365" fo:background-color="transparent" style:font-size-asian="10.5pt" loext:shadow="none"/>
    </style:style>
    <style:style style:name="P314" style:family="paragraph" style:parent-style-name="Standard" style:list-style-name="L21">
      <style:paragraph-properties fo:text-align="justify" style:justify-single-word="false"/>
      <style:text-properties style:font-name="Century Schoolbook L" fo:language="ru" fo:country="RU" fo:font-weight="normal" officeooo:rsid="012b29e6" officeooo:paragraph-rsid="012b29e6" fo:background-color="transparent" style:font-size-asian="10.5pt" loext:shadow="none"/>
    </style:style>
    <style:style style:name="P315" style:family="paragraph" style:parent-style-name="Standard" style:list-style-name="L22">
      <style:paragraph-properties fo:text-align="justify" style:justify-single-word="false"/>
      <style:text-properties style:font-name="Century Schoolbook L" fo:language="ru" fo:country="RU" fo:font-weight="normal" officeooo:rsid="0135e6f0" officeooo:paragraph-rsid="0135e6f0" fo:background-color="transparent" style:font-size-asian="10.5pt" loext:shadow="none"/>
    </style:style>
    <style:style style:name="P316" style:family="paragraph" style:parent-style-name="Standard" style:list-style-name="L22">
      <style:paragraph-properties fo:text-align="justify" style:justify-single-word="false"/>
      <style:text-properties style:font-name="Century Schoolbook L" fo:language="ru" fo:country="RU" fo:font-weight="normal" officeooo:rsid="013706e7" officeooo:paragraph-rsid="013706e7" fo:background-color="transparent" style:font-size-asian="10.5pt" loext:shadow="none"/>
    </style:style>
    <style:style style:name="P317" style:family="paragraph" style:parent-style-name="Standard" style:list-style-name="L22">
      <style:paragraph-properties fo:text-align="justify" style:justify-single-word="false"/>
      <style:text-properties style:font-name="Century Schoolbook L" fo:language="ru" fo:country="RU" fo:font-weight="normal" officeooo:rsid="013a9fc1" officeooo:paragraph-rsid="013a9fc1" fo:background-color="transparent" style:font-size-asian="10.5pt" loext:shadow="none"/>
    </style:style>
    <style:style style:name="P318" style:family="paragraph" style:parent-style-name="Standard" style:list-style-name="L22">
      <style:paragraph-properties fo:text-align="justify" style:justify-single-word="false"/>
      <style:text-properties style:font-name="Century Schoolbook L" fo:language="ru" fo:country="RU" fo:font-weight="normal" officeooo:rsid="013bef87" officeooo:paragraph-rsid="013bef87" fo:background-color="transparent" style:font-size-asian="10.5pt" loext:shadow="none"/>
    </style:style>
    <style:style style:name="P319" style:family="paragraph" style:parent-style-name="Standard" style:list-style-name="L23">
      <style:paragraph-properties fo:text-align="justify" style:justify-single-word="false"/>
      <style:text-properties style:font-name="Century Schoolbook L" fo:language="ru" fo:country="RU" fo:font-weight="normal" officeooo:rsid="01ab4645" officeooo:paragraph-rsid="01ab4645" fo:background-color="transparent" style:font-size-asian="10.5pt" loext:shadow="none"/>
    </style:style>
    <style:style style:name="P320" style:family="paragraph" style:parent-style-name="Standard" style:list-style-name="L24">
      <style:paragraph-properties fo:text-align="justify" style:justify-single-word="false"/>
      <style:text-properties style:font-name="Century Schoolbook L" fo:language="ru" fo:country="RU" fo:font-weight="normal" officeooo:rsid="01c612f1" officeooo:paragraph-rsid="01c612f1" fo:background-color="transparent" style:font-size-asian="10.5pt" loext:shadow="none"/>
    </style:style>
    <style:style style:name="P321" style:family="paragraph" style:parent-style-name="Standard">
      <style:paragraph-properties fo:text-align="justify" style:justify-single-word="false"/>
      <style:text-properties style:font-name="Century Schoolbook L" fo:language="ru" fo:country="RU" fo:font-weight="normal" officeooo:rsid="01d2e2e1" officeooo:paragraph-rsid="01d2e2e1" fo:background-color="transparent" style:font-size-asian="10.5pt" loext:shadow="none"/>
    </style:style>
    <style:style style:name="P322" style:family="paragraph" style:parent-style-name="Standard">
      <style:paragraph-properties fo:text-align="center" style:justify-single-word="false"/>
      <style:text-properties style:font-name="Century Schoolbook L" fo:language="ru" fo:country="RU" fo:font-weight="normal" officeooo:rsid="01d46e8d" officeooo:paragraph-rsid="01d46e8d" fo:background-color="transparent" style:font-size-asian="10.5pt" loext:shadow="none"/>
    </style:style>
    <style:style style:name="P323" style:family="paragraph" style:parent-style-name="Standard">
      <style:paragraph-properties fo:text-align="justify" style:justify-single-word="false"/>
      <style:text-properties style:font-name="Century Schoolbook L" fo:language="ru" fo:country="RU" fo:font-weight="normal" officeooo:rsid="01d46e8d" officeooo:paragraph-rsid="01d46e8d" fo:background-color="transparent" style:font-size-asian="10.5pt" loext:shadow="none"/>
    </style:style>
    <style:style style:name="P324" style:family="paragraph" style:parent-style-name="Standard">
      <style:paragraph-properties fo:text-align="justify" style:justify-single-word="false"/>
      <style:text-properties style:font-name="Century Schoolbook L" fo:language="ru" fo:country="RU" fo:font-weight="normal" officeooo:rsid="01d59ab8" officeooo:paragraph-rsid="01d59ab8" fo:background-color="transparent" style:font-size-asian="10.5pt" loext:shadow="none"/>
    </style:style>
    <style:style style:name="P325" style:family="paragraph" style:parent-style-name="Standard">
      <style:paragraph-properties fo:text-align="justify" style:justify-single-word="false"/>
      <style:text-properties style:font-name="Century Schoolbook L" fo:language="ru" fo:country="RU" fo:font-weight="normal" officeooo:rsid="01d5d246" officeooo:paragraph-rsid="01d5d246" fo:background-color="transparent" style:font-size-asian="10.5pt" loext:shadow="none"/>
    </style:style>
    <style:style style:name="P326" style:family="paragraph" style:parent-style-name="Standard">
      <style:paragraph-properties fo:text-align="justify" style:justify-single-word="false"/>
      <style:text-properties style:font-name="Century Schoolbook L" fo:language="ru" fo:country="RU" fo:font-weight="normal" officeooo:rsid="01d6b5d0" officeooo:paragraph-rsid="01d6b5d0" fo:background-color="transparent" style:font-size-asian="10.5pt" loext:shadow="none"/>
    </style:style>
    <style:style style:name="P327" style:family="paragraph" style:parent-style-name="Standard">
      <style:paragraph-properties fo:text-align="justify" style:justify-single-word="false"/>
      <style:text-properties style:font-name="Century Schoolbook L" fo:language="ru" fo:country="RU" fo:font-weight="normal" officeooo:rsid="01d7e015" officeooo:paragraph-rsid="01d7e015" fo:background-color="transparent" style:font-size-asian="10.5pt" loext:shadow="none"/>
    </style:style>
    <style:style style:name="P328" style:family="paragraph" style:parent-style-name="Standard">
      <style:paragraph-properties fo:text-align="justify" style:justify-single-word="false"/>
      <style:text-properties style:font-name="Century Schoolbook L" fo:language="ru" fo:country="RU" fo:font-weight="normal" officeooo:rsid="01d931d9" officeooo:paragraph-rsid="01d931d9" fo:background-color="transparent" style:font-size-asian="10.5pt" loext:shadow="none"/>
    </style:style>
    <style:style style:name="P329" style:family="paragraph" style:parent-style-name="Standard">
      <style:paragraph-properties fo:text-align="justify" style:justify-single-word="false"/>
      <style:text-properties style:font-name="Century Schoolbook L" fo:language="ru" fo:country="RU" fo:font-weight="normal" officeooo:rsid="01db05b6" officeooo:paragraph-rsid="01db05b6" fo:background-color="transparent" style:font-size-asian="10.5pt" loext:shadow="none"/>
    </style:style>
    <style:style style:name="P330" style:family="paragraph" style:parent-style-name="Standard">
      <style:paragraph-properties fo:text-align="center" style:justify-single-word="false"/>
      <style:text-properties style:font-name="Century Schoolbook L" fo:language="ru" fo:country="RU" fo:font-weight="normal" officeooo:rsid="01dbead2" officeooo:paragraph-rsid="01dbead2" fo:background-color="transparent" style:font-size-asian="10.5pt" loext:shadow="none"/>
    </style:style>
    <style:style style:name="P331" style:family="paragraph" style:parent-style-name="Standard">
      <style:paragraph-properties fo:text-align="justify" style:justify-single-word="false"/>
      <style:text-properties style:font-name="Century Schoolbook L" fo:language="ru" fo:country="RU" fo:font-weight="normal" officeooo:rsid="01dcab04" officeooo:paragraph-rsid="01dcab04" fo:background-color="transparent" style:font-size-asian="10.5pt" loext:shadow="none"/>
    </style:style>
    <style:style style:name="P332" style:family="paragraph" style:parent-style-name="Standard">
      <style:paragraph-properties fo:text-align="justify" style:justify-single-word="false"/>
      <style:text-properties style:font-name="Century Schoolbook L" fo:language="ru" fo:country="RU" fo:font-weight="normal" officeooo:rsid="01de991d" officeooo:paragraph-rsid="01de991d" fo:background-color="transparent" style:font-size-asian="10.5pt" loext:shadow="none"/>
    </style:style>
    <style:style style:name="P333" style:family="paragraph" style:parent-style-name="Standard">
      <style:paragraph-properties fo:text-align="justify" style:justify-single-word="false"/>
      <style:text-properties style:font-name="Century Schoolbook L" fo:language="ru" fo:country="RU" fo:font-weight="normal" officeooo:rsid="01e0f472" officeooo:paragraph-rsid="01e0f472" fo:background-color="transparent" style:font-size-asian="10.5pt" loext:shadow="none"/>
    </style:style>
    <style:style style:name="P334" style:family="paragraph" style:parent-style-name="Standard">
      <style:paragraph-properties fo:text-align="justify" style:justify-single-word="false"/>
      <style:text-properties style:font-name="Century Schoolbook L" fo:language="ru" fo:country="RU" fo:font-weight="normal" officeooo:rsid="01e1b43e" officeooo:paragraph-rsid="01e1b43e" fo:background-color="transparent" style:font-size-asian="10.5pt" loext:shadow="none"/>
    </style:style>
    <style:style style:name="P335" style:family="paragraph" style:parent-style-name="Standard">
      <style:paragraph-properties fo:text-align="justify" style:justify-single-word="false"/>
      <style:text-properties style:font-name="Century Schoolbook L" fo:language="ru" fo:country="RU" fo:font-weight="normal" officeooo:rsid="01e3afcd" officeooo:paragraph-rsid="01e3afcd" fo:background-color="transparent" style:font-size-asian="10.5pt" loext:shadow="none"/>
    </style:style>
    <style:style style:name="P336" style:family="paragraph" style:parent-style-name="Standard">
      <style:paragraph-properties fo:text-align="justify" style:justify-single-word="false"/>
      <style:text-properties style:font-name="Century Schoolbook L" fo:language="ru" fo:country="RU" fo:font-weight="normal" officeooo:rsid="01e59c92" officeooo:paragraph-rsid="01e59c92" fo:background-color="transparent" style:font-size-asian="10.5pt" loext:shadow="none"/>
    </style:style>
    <style:style style:name="P337" style:family="paragraph" style:parent-style-name="Standard">
      <style:paragraph-properties fo:text-align="justify" style:justify-single-word="false"/>
      <style:text-properties style:font-name="Century Schoolbook L" fo:language="ru" fo:country="RU" fo:font-weight="normal" officeooo:rsid="01e69031" officeooo:paragraph-rsid="01e69031" fo:background-color="transparent" style:font-size-asian="10.5pt" loext:shadow="none"/>
    </style:style>
    <style:style style:name="P338" style:family="paragraph" style:parent-style-name="Standard">
      <style:paragraph-properties fo:text-align="justify" style:justify-single-word="false"/>
      <style:text-properties style:font-name="Century Schoolbook L" fo:language="ru" fo:country="RU" fo:font-weight="normal" officeooo:rsid="01e72d00" officeooo:paragraph-rsid="01e72d00" fo:background-color="transparent" style:font-size-asian="10.5pt" loext:shadow="none"/>
    </style:style>
    <style:style style:name="P339" style:family="paragraph" style:parent-style-name="Standard">
      <style:paragraph-properties fo:text-align="justify" style:justify-single-word="false"/>
      <style:text-properties style:font-name="Century Schoolbook L" fo:language="ru" fo:country="RU" fo:font-weight="normal" officeooo:rsid="01e8242d" officeooo:paragraph-rsid="01e72d00" fo:background-color="transparent" style:font-size-asian="10.5pt" loext:shadow="none"/>
    </style:style>
    <style:style style:name="P340" style:family="paragraph" style:parent-style-name="Standard">
      <style:paragraph-properties fo:text-align="center" style:justify-single-word="false"/>
      <style:text-properties style:font-name="Century Schoolbook L" fo:language="ru" fo:country="RU" fo:font-weight="normal" officeooo:rsid="01e95ad2" officeooo:paragraph-rsid="01e95ad2" fo:background-color="transparent" style:font-size-asian="10.5pt" loext:shadow="none"/>
    </style:style>
    <style:style style:name="P341" style:family="paragraph" style:parent-style-name="Standard">
      <style:paragraph-properties fo:text-align="justify" style:justify-single-word="false"/>
      <style:text-properties style:font-name="Century Schoolbook L" fo:language="ru" fo:country="RU" fo:font-weight="normal" officeooo:rsid="01e95ad2" officeooo:paragraph-rsid="01e95ad2" fo:background-color="transparent" style:font-size-asian="10.5pt" loext:shadow="none"/>
    </style:style>
    <style:style style:name="P342" style:family="paragraph" style:parent-style-name="Standard">
      <style:paragraph-properties fo:text-align="justify" style:justify-single-word="false"/>
      <style:text-properties style:font-name="Century Schoolbook L" fo:language="ru" fo:country="RU" fo:font-weight="normal" officeooo:rsid="01e9a3bd" officeooo:paragraph-rsid="01e9a3bd" fo:background-color="transparent" style:font-size-asian="10.5pt" loext:shadow="none"/>
    </style:style>
    <style:style style:name="P343" style:family="paragraph" style:parent-style-name="Standard">
      <style:paragraph-properties fo:text-align="justify" style:justify-single-word="false"/>
      <style:text-properties style:font-name="Century Schoolbook L" fo:language="ru" fo:country="RU" fo:font-weight="normal" officeooo:rsid="01eba37d" officeooo:paragraph-rsid="01eba37d" fo:background-color="transparent" style:font-size-asian="10.5pt" loext:shadow="none"/>
    </style:style>
    <style:style style:name="P344" style:family="paragraph" style:parent-style-name="Standard">
      <style:paragraph-properties fo:text-align="justify" style:justify-single-word="false"/>
      <style:text-properties style:font-name="Century Schoolbook L" fo:language="ru" fo:country="RU" fo:font-weight="normal" officeooo:rsid="01ebb5b5" officeooo:paragraph-rsid="01ebb5b5" fo:background-color="transparent" style:font-size-asian="10.5pt" loext:shadow="none"/>
    </style:style>
    <style:style style:name="P345" style:family="paragraph" style:parent-style-name="Standard">
      <style:paragraph-properties fo:text-align="justify" style:justify-single-word="false"/>
      <style:text-properties style:font-name="Century Schoolbook L" fo:language="ru" fo:country="RU" fo:font-weight="normal" officeooo:rsid="01eda7a9" officeooo:paragraph-rsid="01eda7a9" fo:background-color="transparent" style:font-size-asian="10.5pt" loext:shadow="none"/>
    </style:style>
    <style:style style:name="P346" style:family="paragraph" style:parent-style-name="Standard">
      <style:paragraph-properties fo:text-align="justify" style:justify-single-word="false"/>
      <style:text-properties style:font-name="Century Schoolbook L" fo:language="ru" fo:country="RU" fo:font-weight="normal" officeooo:rsid="01edcea6" officeooo:paragraph-rsid="01edcea6" fo:background-color="transparent" style:font-size-asian="10.5pt" loext:shadow="none"/>
    </style:style>
    <style:style style:name="P347" style:family="paragraph" style:parent-style-name="Standard">
      <style:paragraph-properties fo:text-align="justify" style:justify-single-word="false"/>
      <style:text-properties style:font-name="Century Schoolbook L" fo:language="ru" fo:country="RU" fo:font-weight="normal" officeooo:rsid="01ef8b1d" officeooo:paragraph-rsid="01ef8b1d" fo:background-color="transparent" style:font-size-asian="10.5pt" loext:shadow="none"/>
    </style:style>
    <style:style style:name="P348" style:family="paragraph" style:parent-style-name="Standard">
      <style:paragraph-properties fo:text-align="justify" style:justify-single-word="false"/>
      <style:text-properties style:font-name="Century Schoolbook L" fo:language="ru" fo:country="RU" fo:font-weight="normal" officeooo:rsid="01f13de6" officeooo:paragraph-rsid="01f13de6" fo:background-color="transparent" style:font-size-asian="10.5pt" loext:shadow="none"/>
    </style:style>
    <style:style style:name="P349" style:family="paragraph" style:parent-style-name="Standard">
      <style:paragraph-properties fo:text-align="justify" style:justify-single-word="false"/>
      <style:text-properties style:font-name="Century Schoolbook L" fo:language="ru" fo:country="RU" fo:font-weight="normal" officeooo:rsid="01f163b0" officeooo:paragraph-rsid="01f163b0" fo:background-color="transparent" style:font-size-asian="10.5pt" loext:shadow="none"/>
    </style:style>
    <style:style style:name="P350" style:family="paragraph" style:parent-style-name="Standard">
      <style:paragraph-properties fo:text-align="justify" style:justify-single-word="false"/>
      <style:text-properties style:font-name="Century Schoolbook L" fo:language="ru" fo:country="RU" fo:font-weight="normal" officeooo:rsid="01f29c49" officeooo:paragraph-rsid="01f29c49" fo:background-color="transparent" style:font-size-asian="10.5pt" loext:shadow="none"/>
    </style:style>
    <style:style style:name="P351" style:family="paragraph" style:parent-style-name="Standard">
      <style:paragraph-properties fo:text-align="center" style:justify-single-word="false"/>
      <style:text-properties style:font-name="Century Schoolbook L" fo:language="ru" fo:country="RU" fo:font-weight="normal" officeooo:rsid="01f29c49" officeooo:paragraph-rsid="01f29c49" fo:background-color="transparent" style:font-size-asian="10.5pt" loext:shadow="none"/>
    </style:style>
    <style:style style:name="P352" style:family="paragraph" style:parent-style-name="Standard">
      <style:paragraph-properties fo:text-align="justify" style:justify-single-word="false"/>
      <style:text-properties style:font-name="Century Schoolbook L" fo:language="ru" fo:country="RU" fo:font-weight="normal" officeooo:rsid="01f42812" officeooo:paragraph-rsid="01f42812" fo:background-color="transparent" style:font-size-asian="10.5pt" loext:shadow="none"/>
    </style:style>
    <style:style style:name="P353" style:family="paragraph" style:parent-style-name="Standard">
      <style:paragraph-properties fo:text-align="justify" style:justify-single-word="false"/>
      <style:text-properties style:font-name="Century Schoolbook L" fo:language="ru" fo:country="RU" fo:font-weight="normal" officeooo:rsid="01f44885" officeooo:paragraph-rsid="01f44885" fo:background-color="transparent" style:font-size-asian="10.5pt" loext:shadow="none"/>
    </style:style>
    <style:style style:name="P354" style:family="paragraph" style:parent-style-name="Standard">
      <style:paragraph-properties fo:text-align="justify" style:justify-single-word="false"/>
      <style:text-properties style:font-name="Century Schoolbook L" fo:language="ru" fo:country="RU" fo:font-weight="normal" officeooo:rsid="01f5363e" officeooo:paragraph-rsid="01f5363e" fo:background-color="transparent" style:font-size-asian="10.5pt" loext:shadow="none"/>
    </style:style>
    <style:style style:name="P355" style:family="paragraph" style:parent-style-name="Standard">
      <style:paragraph-properties fo:text-align="justify" style:justify-single-word="false"/>
      <style:text-properties style:font-name="Century Schoolbook L" fo:language="ru" fo:country="RU" fo:font-weight="normal" officeooo:rsid="01f6fccc" officeooo:paragraph-rsid="01f6fccc" fo:background-color="transparent" style:font-size-asian="10.5pt" loext:shadow="none"/>
    </style:style>
    <style:style style:name="P356" style:family="paragraph" style:parent-style-name="Standard">
      <style:paragraph-properties fo:text-align="justify" style:justify-single-word="false"/>
      <style:text-properties style:font-name="Century Schoolbook L" fo:language="ru" fo:country="RU" fo:font-weight="normal" officeooo:rsid="01f9dec4" officeooo:paragraph-rsid="01f9dec4" fo:background-color="transparent" style:font-size-asian="10.5pt" loext:shadow="none"/>
    </style:style>
    <style:style style:name="P357" style:family="paragraph" style:parent-style-name="Standard">
      <style:paragraph-properties fo:text-align="center" style:justify-single-word="false"/>
      <style:text-properties style:font-name="Century Schoolbook L" fo:language="ru" fo:country="RU" fo:font-weight="normal" officeooo:rsid="020070f7" officeooo:paragraph-rsid="020070f7" fo:background-color="transparent" style:font-size-asian="10.5pt" loext:shadow="none"/>
    </style:style>
    <style:style style:name="P358" style:family="paragraph" style:parent-style-name="Standard">
      <style:paragraph-properties fo:text-align="justify" style:justify-single-word="false"/>
      <style:text-properties style:font-name="Century Schoolbook L" fo:language="ru" fo:country="RU" fo:font-weight="normal" officeooo:rsid="0201cfaf" officeooo:paragraph-rsid="0201cfaf" fo:background-color="transparent" style:font-size-asian="10.5pt" loext:shadow="none"/>
    </style:style>
    <style:style style:name="P359" style:family="paragraph" style:parent-style-name="Standard">
      <style:paragraph-properties fo:text-align="justify" style:justify-single-word="false"/>
      <style:text-properties style:font-name="Century Schoolbook L" fo:language="ru" fo:country="RU" fo:font-weight="normal" officeooo:rsid="0203bc37" officeooo:paragraph-rsid="0203c9fb" fo:background-color="transparent" style:font-size-asian="10.5pt" loext:shadow="none"/>
    </style:style>
    <style:style style:name="P360" style:family="paragraph" style:parent-style-name="Standard">
      <style:paragraph-properties fo:text-align="justify" style:justify-single-word="false"/>
      <style:text-properties style:font-name="Century Schoolbook L" fo:language="ru" fo:country="RU" fo:font-weight="normal" officeooo:rsid="0203bc37" officeooo:paragraph-rsid="020566b8" fo:background-color="transparent" style:font-size-asian="10.5pt" loext:shadow="none"/>
    </style:style>
    <style:style style:name="P361" style:family="paragraph" style:parent-style-name="Standard">
      <style:paragraph-properties fo:text-align="justify" style:justify-single-word="false"/>
      <style:text-properties style:font-name="Century Schoolbook L" fo:language="ru" fo:country="RU" fo:font-weight="normal" officeooo:rsid="0203bc37" officeooo:paragraph-rsid="02061066" fo:background-color="transparent" style:font-size-asian="10.5pt" loext:shadow="none"/>
    </style:style>
    <style:style style:name="P362" style:family="paragraph" style:parent-style-name="Standard">
      <style:paragraph-properties fo:text-align="justify" style:justify-single-word="false"/>
      <style:text-properties style:font-name="Century Schoolbook L" fo:language="ru" fo:country="RU" fo:font-weight="normal" officeooo:rsid="0203bc37" officeooo:paragraph-rsid="0207d60b" fo:background-color="transparent" style:font-size-asian="10.5pt" loext:shadow="none"/>
    </style:style>
    <style:style style:name="T1" style:family="text">
      <style:text-properties fo:font-weight="normal" fo:background-color="transparent" loext:char-shading-value="0" style:font-size-asian="10.5pt" loext:shadow="none"/>
    </style:style>
    <style:style style:name="T2" style:family="text">
      <style:text-properties fo:font-weight="normal" officeooo:rsid="0003e951" fo:background-color="transparent" loext:char-shading-value="0" style:font-size-asian="10.5pt" loext:shadow="none"/>
    </style:style>
    <style:style style:name="T3" style:family="text">
      <style:text-properties fo:font-weight="normal" officeooo:rsid="00058ac4" fo:background-color="transparent" loext:char-shading-value="0" style:font-size-asian="10.5pt" loext:shadow="none"/>
    </style:style>
    <style:style style:name="T4" style:family="text">
      <style:text-properties fo:font-weight="normal" officeooo:rsid="0006a95c" fo:background-color="transparent" loext:char-shading-value="0" style:font-size-asian="10.5pt" loext:shadow="none"/>
    </style:style>
    <style:style style:name="T5" style:family="text">
      <style:text-properties fo:font-style="italic" fo:font-weight="normal" fo:background-color="transparent" loext:char-shading-value="0" style:font-size-asian="10.5pt" style:font-style-asian="italic" style:font-style-complex="italic" loext:shadow="none"/>
    </style:style>
    <style:style style:name="T6" style:family="text">
      <style:text-properties fo:font-style="italic" fo:font-weight="normal" officeooo:rsid="00058ac4" fo:background-color="transparent" loext:char-shading-value="0" style:font-size-asian="10.5pt" style:font-style-asian="italic" style:font-style-complex="italic" loext:shadow="none"/>
    </style:style>
    <style:style style:name="T7" style:family="text">
      <style:text-properties fo:font-style="italic" fo:font-weight="normal" officeooo:rsid="0003e951" fo:background-color="transparent" loext:char-shading-value="0" style:font-size-asian="10.5pt" style:font-style-asian="italic" style:font-style-complex="italic" loext:shadow="none"/>
    </style:style>
    <style:style style:name="T8" style:family="text">
      <style:text-properties fo:font-style="italic" fo:font-weight="normal" officeooo:rsid="0006a95c" fo:background-color="transparent" loext:char-shading-value="0" style:font-size-asian="10.5pt" style:font-style-asian="italic" style:font-style-complex="italic" loext:shadow="none"/>
    </style:style>
    <style:style style:name="T9" style:family="text">
      <style:text-properties fo:font-style="italic" style:font-style-asian="italic" style:font-style-complex="italic"/>
    </style:style>
    <style:style style:name="T10" style:family="text">
      <style:text-properties fo:font-style="italic" officeooo:rsid="0009b39b" style:font-style-asian="italic" style:font-style-complex="italic"/>
    </style:style>
    <style:style style:name="T11" style:family="text">
      <style:text-properties fo:font-style="italic" officeooo:rsid="00114883" style:font-style-asian="italic" style:font-style-complex="italic"/>
    </style:style>
    <style:style style:name="T12" style:family="text">
      <style:text-properties fo:font-style="italic" officeooo:rsid="0021ff5a" style:font-style-asian="italic" style:font-style-complex="italic"/>
    </style:style>
    <style:style style:name="T13" style:family="text">
      <style:text-properties fo:font-style="italic" officeooo:rsid="0020418a" style:font-style-asian="italic" style:font-style-complex="italic"/>
    </style:style>
    <style:style style:name="T14" style:family="text">
      <style:text-properties fo:font-style="italic" officeooo:rsid="002ad3be" style:font-style-asian="italic" style:font-style-complex="italic"/>
    </style:style>
    <style:style style:name="T15" style:family="text">
      <style:text-properties fo:font-style="italic" officeooo:rsid="003dd2ec" style:font-style-asian="italic" style:font-style-complex="italic"/>
    </style:style>
    <style:style style:name="T16" style:family="text">
      <style:text-properties fo:font-style="italic" officeooo:rsid="003cd4b6" style:font-style-asian="italic" style:font-style-complex="italic"/>
    </style:style>
    <style:style style:name="T17" style:family="text">
      <style:text-properties fo:font-style="italic" officeooo:rsid="003bbcbd" style:font-style-asian="italic" style:font-style-complex="italic"/>
    </style:style>
    <style:style style:name="T18" style:family="text">
      <style:text-properties fo:font-style="italic" officeooo:rsid="003adeb1" style:font-style-asian="italic" style:font-style-complex="italic"/>
    </style:style>
    <style:style style:name="T19" style:family="text">
      <style:text-properties fo:font-style="italic" officeooo:rsid="00394246" style:font-style-asian="italic" style:font-style-complex="italic"/>
    </style:style>
    <style:style style:name="T20" style:family="text">
      <style:text-properties fo:font-style="italic" officeooo:rsid="003899df" style:font-style-asian="italic" style:font-style-complex="italic"/>
    </style:style>
    <style:style style:name="T21" style:family="text">
      <style:text-properties fo:font-style="italic" officeooo:rsid="0037c58f" style:font-style-asian="italic" style:font-style-complex="italic"/>
    </style:style>
    <style:style style:name="T22" style:family="text">
      <style:text-properties fo:font-style="italic" officeooo:rsid="0034f4a7" style:font-style-asian="italic" style:font-style-complex="italic"/>
    </style:style>
    <style:style style:name="T23" style:family="text">
      <style:text-properties fo:font-style="italic" officeooo:rsid="006dde73" style:font-style-asian="italic" style:font-style-complex="italic"/>
    </style:style>
    <style:style style:name="T24" style:family="text">
      <style:text-properties fo:font-style="italic" officeooo:rsid="012074f0" style:font-style-asian="italic" style:font-style-complex="italic"/>
    </style:style>
    <style:style style:name="T25" style:family="text">
      <style:text-properties fo:font-style="italic" officeooo:rsid="01153750" style:font-style-asian="italic" style:font-style-complex="italic"/>
    </style:style>
    <style:style style:name="T26" style:family="text">
      <style:text-properties fo:font-style="italic" officeooo:rsid="0143f916" style:font-style-asian="italic" style:font-style-complex="italic"/>
    </style:style>
    <style:style style:name="T27" style:family="text">
      <style:text-properties fo:font-style="italic" officeooo:rsid="0189d010" style:font-style-asian="italic" style:font-style-complex="italic"/>
    </style:style>
    <style:style style:name="T28" style:family="text">
      <style:text-properties fo:font-style="italic" officeooo:rsid="018b9496" style:font-style-asian="italic" style:font-style-complex="italic"/>
    </style:style>
    <style:style style:name="T29" style:family="text">
      <style:text-properties fo:font-style="italic" officeooo:rsid="01aee866" style:font-style-asian="italic" style:font-style-complex="italic"/>
    </style:style>
    <style:style style:name="T30" style:family="text">
      <style:text-properties fo:font-style="italic" officeooo:rsid="01b20cf6" style:font-style-asian="italic" style:font-style-complex="italic"/>
    </style:style>
    <style:style style:name="T31" style:family="text">
      <style:text-properties fo:font-style="italic" officeooo:rsid="01b503bd" style:font-style-asian="italic" style:font-style-complex="italic"/>
    </style:style>
    <style:style style:name="T32" style:family="text">
      <style:text-properties fo:font-style="italic" officeooo:rsid="01ff68ea" style:font-style-asian="italic" style:font-style-complex="italic"/>
    </style:style>
    <style:style style:name="T33" style:family="text">
      <style:text-properties fo:font-style="italic" officeooo:rsid="0207d60b" style:font-style-asian="italic" style:font-style-complex="italic"/>
    </style:style>
    <style:style style:name="T34" style:family="text">
      <style:text-properties fo:font-style="italic" officeooo:rsid="02061066" style:font-style-asian="italic" style:font-style-complex="italic"/>
    </style:style>
    <style:style style:name="T35" style:family="text">
      <style:text-properties fo:font-style="italic" officeooo:rsid="020566b8" style:font-style-asian="italic" style:font-style-complex="italic"/>
    </style:style>
    <style:style style:name="T36" style:family="text">
      <style:text-properties fo:font-style="italic" officeooo:rsid="0203c9fb" style:font-style-asian="italic" style:font-style-complex="italic"/>
    </style:style>
    <style:style style:name="T37" style:family="text">
      <style:text-properties officeooo:rsid="00099583"/>
    </style:style>
    <style:style style:name="T38" style:family="text">
      <style:text-properties officeooo:rsid="0009b39b"/>
    </style:style>
    <style:style style:name="T39" style:family="text">
      <style:text-properties officeooo:rsid="00114883"/>
    </style:style>
    <style:style style:name="T40" style:family="text">
      <style:text-properties style:font-name="Century Schoolbook L" fo:language="ru" fo:country="RU" fo:font-weight="normal" fo:background-color="transparent" loext:char-shading-value="0" style:font-size-asian="10.5pt" loext:shadow="none"/>
    </style:style>
    <style:style style:name="T41" style:family="text">
      <style:text-properties style:font-name="Century Schoolbook L" fo:language="ru" fo:country="RU" fo:font-weight="normal" officeooo:rsid="0012d949" fo:background-color="transparent" loext:char-shading-value="0" style:font-size-asian="10.5pt" loext:shadow="none"/>
    </style:style>
    <style:style style:name="T42" style:family="text">
      <style:text-properties style:font-name="Century Schoolbook L" fo:language="ru" fo:country="RU" fo:font-weight="normal" officeooo:rsid="0013b0b8" fo:background-color="transparent" loext:char-shading-value="0" style:font-size-asian="10.5pt" loext:shadow="none"/>
    </style:style>
    <style:style style:name="T43" style:family="text">
      <style:text-properties style:font-name="Century Schoolbook L" fo:language="ru" fo:country="RU" fo:font-weight="normal" officeooo:rsid="0014b531" fo:background-color="transparent" loext:char-shading-value="0" style:font-size-asian="10.5pt" loext:shadow="none"/>
    </style:style>
    <style:style style:name="T44" style:family="text">
      <style:text-properties style:font-name="Century Schoolbook L" fo:language="ru" fo:country="RU" fo:font-style="italic" fo:font-weight="normal" fo:background-color="transparent" loext:char-shading-value="0" style:font-size-asian="10.5pt" style:font-style-asian="italic" style:font-style-complex="italic" loext:shadow="none"/>
    </style:style>
    <style:style style:name="T45" style:family="text">
      <style:text-properties style:font-name="Century Schoolbook L" fo:language="ru" fo:country="RU" fo:font-style="italic" fo:font-weight="normal" officeooo:rsid="0014b531" fo:background-color="transparent" loext:char-shading-value="0" style:font-size-asian="10.5pt" style:font-style-asian="italic" style:font-style-complex="italic" loext:shadow="none"/>
    </style:style>
    <style:style style:name="T46" style:family="text">
      <style:text-properties style:font-name="Century Schoolbook L" fo:language="ru" fo:country="RU" fo:font-style="italic" fo:font-weight="normal" officeooo:rsid="0013b0b8" fo:background-color="transparent" loext:char-shading-value="0" style:font-size-asian="10.5pt" style:font-style-asian="italic" style:font-style-complex="italic" loext:shadow="none"/>
    </style:style>
    <style:style style:name="T47" style:family="text">
      <style:text-properties style:font-name="Century Schoolbook L" fo:language="ru" fo:country="RU" fo:font-style="italic" fo:font-weight="normal" officeooo:rsid="0012d949" fo:background-color="transparent" loext:char-shading-value="0" style:font-size-asian="10.5pt" style:font-style-asian="italic" style:font-style-complex="italic" loext:shadow="none"/>
    </style:style>
    <style:style style:name="T48" style:family="text">
      <style:text-properties style:font-name="Century Schoolbook L" fo:language="ru" fo:country="RU" fo:font-style="italic" fo:font-weight="normal" officeooo:rsid="0021ff5a" fo:background-color="transparent" loext:char-shading-value="0" style:font-size-asian="10.5pt" style:font-style-asian="italic" style:font-style-complex="italic" loext:shadow="none"/>
    </style:style>
    <style:style style:name="T49" style:family="text">
      <style:text-properties officeooo:rsid="0020418a"/>
    </style:style>
    <style:style style:name="T50" style:family="text">
      <style:text-properties officeooo:rsid="0021ff5a"/>
    </style:style>
    <style:style style:name="T51" style:family="text">
      <style:text-properties officeooo:rsid="002ad3be"/>
    </style:style>
    <style:style style:name="T52" style:family="text">
      <style:text-properties officeooo:rsid="0030965e"/>
    </style:style>
    <style:style style:name="T53" style:family="text">
      <style:text-properties officeooo:rsid="003194bc"/>
    </style:style>
    <style:style style:name="T54" style:family="text">
      <style:text-properties officeooo:rsid="00334c08"/>
    </style:style>
    <style:style style:name="T55" style:family="text">
      <style:text-properties officeooo:rsid="0034f4a7"/>
    </style:style>
    <style:style style:name="T56" style:family="text">
      <style:text-properties officeooo:rsid="0037c58f"/>
    </style:style>
    <style:style style:name="T57" style:family="text">
      <style:text-properties officeooo:rsid="003899df"/>
    </style:style>
    <style:style style:name="T58" style:family="text">
      <style:text-properties officeooo:rsid="00394246"/>
    </style:style>
    <style:style style:name="T59" style:family="text">
      <style:text-properties officeooo:rsid="003adeb1"/>
    </style:style>
    <style:style style:name="T60" style:family="text">
      <style:text-properties officeooo:rsid="003bbcbd"/>
    </style:style>
    <style:style style:name="T61" style:family="text">
      <style:text-properties officeooo:rsid="003cd4b6"/>
    </style:style>
    <style:style style:name="T62" style:family="text">
      <style:text-properties officeooo:rsid="003dd2ec"/>
    </style:style>
    <style:style style:name="T63" style:family="text">
      <style:text-properties officeooo:rsid="00447f23"/>
    </style:style>
    <style:style style:name="T64" style:family="text">
      <style:text-properties officeooo:rsid="00509f0c"/>
    </style:style>
    <style:style style:name="T65" style:family="text">
      <style:text-properties officeooo:rsid="0053a402"/>
    </style:style>
    <style:style style:name="T66" style:family="text">
      <style:text-properties officeooo:rsid="0056cb65"/>
    </style:style>
    <style:style style:name="T67" style:family="text">
      <style:text-properties officeooo:rsid="005c5efd"/>
    </style:style>
    <style:style style:name="T68" style:family="text">
      <style:text-properties officeooo:rsid="005df8ec"/>
    </style:style>
    <style:style style:name="T69" style:family="text">
      <style:text-properties officeooo:rsid="006525a4"/>
    </style:style>
    <style:style style:name="T70" style:family="text">
      <style:text-properties officeooo:rsid="0070e276"/>
    </style:style>
    <style:style style:name="T71" style:family="text">
      <style:text-properties officeooo:rsid="0075ac40"/>
    </style:style>
    <style:style style:name="T72" style:family="text">
      <style:text-properties officeooo:rsid="0077a8d6"/>
    </style:style>
    <style:style style:name="T73" style:family="text">
      <style:text-properties officeooo:rsid="0077f74e"/>
    </style:style>
    <style:style style:name="T74" style:family="text">
      <style:text-properties officeooo:rsid="007f3802"/>
    </style:style>
    <style:style style:name="T75" style:family="text">
      <style:text-properties officeooo:rsid="00864f81"/>
    </style:style>
    <style:style style:name="T76" style:family="text">
      <style:text-properties officeooo:rsid="0089c027"/>
    </style:style>
    <style:style style:name="T77" style:family="text">
      <style:text-properties officeooo:rsid="008a4c46"/>
    </style:style>
    <style:style style:name="T78" style:family="text">
      <style:text-properties officeooo:rsid="008da961"/>
    </style:style>
    <style:style style:name="T79" style:family="text">
      <style:text-properties officeooo:rsid="0090f5dd"/>
    </style:style>
    <style:style style:name="T80" style:family="text">
      <style:text-properties officeooo:rsid="0095a138"/>
    </style:style>
    <style:style style:name="T81" style:family="text">
      <style:text-properties officeooo:rsid="00962910"/>
    </style:style>
    <style:style style:name="T82" style:family="text">
      <style:text-properties officeooo:rsid="0096b0ca"/>
    </style:style>
    <style:style style:name="T83" style:family="text">
      <style:text-properties officeooo:rsid="009b000e"/>
    </style:style>
    <style:style style:name="T84" style:family="text">
      <style:text-properties officeooo:rsid="009c5a9e"/>
    </style:style>
    <style:style style:name="T85" style:family="text">
      <style:text-properties officeooo:rsid="009fb332"/>
    </style:style>
    <style:style style:name="T86" style:family="text">
      <style:text-properties officeooo:rsid="00a33b8f"/>
    </style:style>
    <style:style style:name="T87" style:family="text">
      <style:text-properties officeooo:rsid="00a96232"/>
    </style:style>
    <style:style style:name="T88" style:family="text">
      <style:text-properties officeooo:rsid="00ae2557"/>
    </style:style>
    <style:style style:name="T89" style:family="text">
      <style:text-properties officeooo:rsid="00b3e54f"/>
    </style:style>
    <style:style style:name="T90" style:family="text">
      <style:text-properties officeooo:rsid="00bb58c8"/>
    </style:style>
    <style:style style:name="T91" style:family="text">
      <style:text-properties officeooo:rsid="00bcfc0c"/>
    </style:style>
    <style:style style:name="T92" style:family="text">
      <style:text-properties officeooo:rsid="00bf50ac"/>
    </style:style>
    <style:style style:name="T93" style:family="text">
      <style:text-properties officeooo:rsid="00c494e6"/>
    </style:style>
    <style:style style:name="T94" style:family="text">
      <style:text-properties officeooo:rsid="00d2d5a2"/>
    </style:style>
    <style:style style:name="T95" style:family="text">
      <style:text-properties officeooo:rsid="00d3f763"/>
    </style:style>
    <style:style style:name="T96" style:family="text">
      <style:text-properties officeooo:rsid="00d6f21a"/>
    </style:style>
    <style:style style:name="T97" style:family="text">
      <style:text-properties officeooo:rsid="00d95464"/>
    </style:style>
    <style:style style:name="T98" style:family="text">
      <style:text-properties officeooo:rsid="00db61aa"/>
    </style:style>
    <style:style style:name="T99" style:family="text">
      <style:text-properties officeooo:rsid="00de3705"/>
    </style:style>
    <style:style style:name="T100" style:family="text">
      <style:text-properties officeooo:rsid="00e7e92c"/>
    </style:style>
    <style:style style:name="T101" style:family="text">
      <style:text-properties officeooo:rsid="00f1c3cc"/>
    </style:style>
    <style:style style:name="T102" style:family="text">
      <style:text-properties officeooo:rsid="00f95208"/>
    </style:style>
    <style:style style:name="T103" style:family="text">
      <style:text-properties officeooo:rsid="00f9bce7"/>
    </style:style>
    <style:style style:name="T104" style:family="text">
      <style:text-properties officeooo:rsid="00fb5655"/>
    </style:style>
    <style:style style:name="T105" style:family="text">
      <style:text-properties officeooo:rsid="00fd1005"/>
    </style:style>
    <style:style style:name="T106" style:family="text">
      <style:text-properties officeooo:rsid="00fe7d08"/>
    </style:style>
    <style:style style:name="T107" style:family="text">
      <style:text-properties officeooo:rsid="0104f1e8"/>
    </style:style>
    <style:style style:name="T108" style:family="text">
      <style:text-properties officeooo:rsid="0106567d"/>
    </style:style>
    <style:style style:name="T109" style:family="text">
      <style:text-properties officeooo:rsid="010d7783"/>
    </style:style>
    <style:style style:name="T110" style:family="text">
      <style:text-properties officeooo:rsid="010f6cbc"/>
    </style:style>
    <style:style style:name="T111" style:family="text">
      <style:text-properties officeooo:rsid="01153750"/>
    </style:style>
    <style:style style:name="T112" style:family="text">
      <style:text-properties officeooo:rsid="011b664a"/>
    </style:style>
    <style:style style:name="T113" style:family="text">
      <style:text-properties officeooo:rsid="011b8230"/>
    </style:style>
    <style:style style:name="T114" style:family="text">
      <style:text-properties officeooo:rsid="01225f78"/>
    </style:style>
    <style:style style:name="T115" style:family="text">
      <style:text-properties officeooo:rsid="0122f27c"/>
    </style:style>
    <style:style style:name="T116" style:family="text">
      <style:text-properties officeooo:rsid="01240e62"/>
    </style:style>
    <style:style style:name="T117" style:family="text">
      <style:text-properties officeooo:rsid="012c98de"/>
    </style:style>
    <style:style style:name="T118" style:family="text">
      <style:text-properties officeooo:rsid="01309b6a"/>
    </style:style>
    <style:style style:name="T119" style:family="text">
      <style:text-properties officeooo:rsid="01455a5b"/>
    </style:style>
    <style:style style:name="T120" style:family="text">
      <style:text-properties officeooo:rsid="0149f3a4"/>
    </style:style>
    <style:style style:name="T121" style:family="text">
      <style:text-properties officeooo:rsid="014ab245"/>
    </style:style>
    <style:style style:name="T122" style:family="text">
      <style:text-properties officeooo:rsid="0158a8ed"/>
    </style:style>
    <style:style style:name="T123" style:family="text">
      <style:text-properties officeooo:rsid="01607e75"/>
    </style:style>
    <style:style style:name="T124" style:family="text">
      <style:text-properties officeooo:rsid="01640f1a"/>
    </style:style>
    <style:style style:name="T125" style:family="text">
      <style:text-properties officeooo:rsid="0169ee6c"/>
    </style:style>
    <style:style style:name="T126" style:family="text">
      <style:text-properties officeooo:rsid="016baf12"/>
    </style:style>
    <style:style style:name="T127" style:family="text">
      <style:text-properties officeooo:rsid="016e0700"/>
    </style:style>
    <style:style style:name="T128" style:family="text">
      <style:text-properties officeooo:rsid="01715f12"/>
    </style:style>
    <style:style style:name="T129" style:family="text">
      <style:text-properties officeooo:rsid="01739250"/>
    </style:style>
    <style:style style:name="T130" style:family="text">
      <style:text-properties officeooo:rsid="01774989"/>
    </style:style>
    <style:style style:name="T131" style:family="text">
      <style:text-properties officeooo:rsid="017a16fd"/>
    </style:style>
    <style:style style:name="T132" style:family="text">
      <style:text-properties officeooo:rsid="017c7eda"/>
    </style:style>
    <style:style style:name="T133" style:family="text">
      <style:text-properties officeooo:rsid="018440d6"/>
    </style:style>
    <style:style style:name="T134" style:family="text">
      <style:text-properties officeooo:rsid="0187d602"/>
    </style:style>
    <style:style style:name="T135" style:family="text">
      <style:text-properties officeooo:rsid="0189d010"/>
    </style:style>
    <style:style style:name="T136" style:family="text">
      <style:text-properties officeooo:rsid="018b9496"/>
    </style:style>
    <style:style style:name="T137" style:family="text">
      <style:text-properties officeooo:rsid="018c7651"/>
    </style:style>
    <style:style style:name="T138" style:family="text">
      <style:text-properties officeooo:rsid="01925d10"/>
    </style:style>
    <style:style style:name="T139" style:family="text">
      <style:text-properties officeooo:rsid="01956131"/>
    </style:style>
    <style:style style:name="T140" style:family="text">
      <style:text-properties officeooo:rsid="019b0520"/>
    </style:style>
    <style:style style:name="T141" style:family="text">
      <style:text-properties officeooo:rsid="019db41c"/>
    </style:style>
    <style:style style:name="T142" style:family="text">
      <style:text-properties officeooo:rsid="01a98860"/>
    </style:style>
    <style:style style:name="T143" style:family="text">
      <style:text-properties officeooo:rsid="01b090c8"/>
    </style:style>
    <style:style style:name="T144" style:family="text">
      <style:text-properties officeooo:rsid="01b20cf6"/>
    </style:style>
    <style:style style:name="T145" style:family="text">
      <style:text-properties officeooo:rsid="01b503bd"/>
    </style:style>
    <style:style style:name="T146" style:family="text">
      <style:text-properties officeooo:rsid="01b808be"/>
    </style:style>
    <style:style style:name="T147" style:family="text">
      <style:text-properties officeooo:rsid="01ba819e"/>
    </style:style>
    <style:style style:name="T148" style:family="text">
      <style:text-properties officeooo:rsid="01cab687"/>
    </style:style>
    <style:style style:name="T149" style:family="text">
      <style:text-properties officeooo:rsid="01d5d246"/>
    </style:style>
    <style:style style:name="T150" style:family="text">
      <style:text-properties officeooo:rsid="01df7d3f"/>
    </style:style>
    <style:style style:name="T151" style:family="text">
      <style:text-properties officeooo:rsid="01e103ad"/>
    </style:style>
    <style:style style:name="T152" style:family="text">
      <style:text-properties officeooo:rsid="01ef05f2"/>
    </style:style>
    <style:style style:name="T153" style:family="text">
      <style:text-properties officeooo:rsid="01efec42"/>
    </style:style>
    <style:style style:name="T154" style:family="text">
      <style:text-properties officeooo:rsid="01f2a54c"/>
    </style:style>
    <style:style style:name="T155" style:family="text">
      <style:text-properties officeooo:rsid="01f47446"/>
    </style:style>
    <style:style style:name="T156" style:family="text">
      <style:text-properties officeooo:rsid="01ff68ea"/>
    </style:style>
    <style:style style:name="T157" style:family="text">
      <style:text-properties officeooo:rsid="0203c9fb"/>
    </style:style>
    <style:style style:name="T158" style:family="text">
      <style:text-properties officeooo:rsid="020566b8"/>
    </style:style>
    <style:style style:name="T159" style:family="text">
      <style:text-properties officeooo:rsid="02061066"/>
    </style:style>
    <style:style style:name="T160" style:family="text">
      <style:text-properties officeooo:rsid="0207d60b"/>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оразительные <text:span text:style-name="T1">мысли</text:span></text:p>
      <text:p text:style-name="P7"/>
      <text:p text:style-name="P7">Жизненная мудрость Брюса Ли</text:p>
      <text:p text:style-name="P7"/>
      <text:p text:style-name="P7">Посвящение Всем людям, независимо от из происхождения и культуры, которые согласны с Брюсом Ли, что «под небесами жевет лишь одна большая семья», и не боятся переубеждать тех, кто думает иначе. Именно ваше мужество и «поразительные мысли» приведут всех нас в светлое будущее.</text:p>
      <text:p text:style-name="P7"/>
      <text:p text:style-name="P7">Под редакцией</text:p>
      <text:p text:style-name="P7">Джона Литтла</text:p>
      <text:p text:style-name="P7"/>
      <text:p text:style-name="P7">2000 — оригинал </text:p>
      <text:p text:style-name="P7">2006 — перевод на русский язык</text:p>
      <text:p text:style-name="P7"/>
      <text:p text:style-name="P7"><text:tab/>В основе необычной судьмы и творческой жизни Брюса Ли лежала его философия. Она помагла ему прожить счастливую жизнь и преодолевать трудности с кажущейся легкостью. Его взгляды на жизнь вдохновляли членов его семьи, друзейя, учеников и коллег по работе и помогли им достичь в жизни успеха.</text:p>
      <text:p text:style-name="P7"><text:tab/>Эта книга — целое достояние для тех, кто ищет истину и до сих пор ее не нашел.<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text:soft-page-break/>Содержание</text:p>
      <text:p text:style-name="P8"/>
      <text:p text:style-name="P8">Воспоминания о Брюсе Ли…</text:p>
      <text:p text:style-name="P8">Предисловие. Философия Брюса ли...</text:p>
      <text:p text:style-name="P8">Введение. Книга для свободных духом…</text:p>
      <text:p text:style-name="P8">Часть 1. Об основных понятиях…</text:p>
      <text:p text:style-name="P8"><text:tab/>Жизнь</text:p>
      <text:p text:style-name="P8"><text:tab/>Бытие</text:p>
      <text:p text:style-name="P8"><text:tab/>Время</text:p>
      <text:p text:style-name="P8"><text:tab/>Сущность</text:p>
      <text:p text:style-name="P8"><text:tab/>Сейчас</text:p>
      <text:p text:style-name="P8"><text:tab/>Реальность</text:p>
      <text:p text:style-name="P8"><text:tab/>Законы</text:p>
      <text:p text:style-name="P8"><text:tab/>Взаимозависимость</text:p>
      <text:p text:style-name="P8"><text:tab/>Пустота</text:p>
      <text:p text:style-name="P8"><text:tab/>О смерти</text:p>
      <text:p text:style-name="P8">Часть 2. Что значит быть человеков…</text:p>
      <text:p text:style-name="P8"><text:tab/>Человек</text:p>
      <text:p text:style-name="P8"><text:tab/>Действие</text:p>
      <text:p text:style-name="P8"><text:tab/>У-вей(ествественное действие)</text:p>
      <text:p text:style-name="P8"><text:tab/>Ум человека</text:p>
      <text:p text:style-name="P8"><text:tab/>Процесс мышления</text:p>
      <text:p text:style-name="P8"><text:tab/>Понятия (абстрактные)</text:p>
      <text:p text:style-name="P8"><text:tab/>Знания</text:p>
      <text:p text:style-name="P8"><text:tab/>Идеи</text:p>
      <text:p text:style-name="P8"><text:tab/>Восприятие</text:p>
      <text:p text:style-name="P8"><text:tab/>Эго (самосознание)</text:p>
      <text:p text:style-name="P8"><text:tab/>Сосредоточение</text:p>
      <text:p text:style-name="P8"><text:tab/>О разуме</text:p>
      <text:p text:style-name="P8"><text:tab/>Эмоции</text:p>
      <text:p text:style-name="P8"><text:tab/>Счастье</text:p>
      <text:p text:style-name="P8"><text:tab/>Страх</text:p>
      <text:p text:style-name="P8"><text:tab/>Воля</text:p>
      <text:p text:style-name="P8"><text:tab/>Доброжелательность</text:p>
      <text:p text:style-name="P8"><text:tab/>Мечты</text:p>
      <text:p text:style-name="P8"><text:tab/>Духовность</text:p>
      <text:p text:style-name="P8">Часть 3. О жизни…</text:p>
      <text:p text:style-name="P8"><text:tab/>Здоровье</text:p>
      <text:p text:style-name="P8"><text:tab/>Ухаживание</text:p>
      <text:p text:style-name="P8"><text:tab/>Любовь</text:p>
      <text:p text:style-name="P8"><text:tab/>Семейная жизнь</text:p>
      <text:p text:style-name="P8"><text:tab/>О воспитании детей</text:p>
      <text:p text:style-name="P8"><text:tab/>Образование</text:p>
      <text:p text:style-name="P8"><text:tab/>Обучение</text:p>
      <text:p text:style-name="P8"><text:tab/>Этика </text:p>
      <text:p text:style-name="P8"><text:tab/>Расизм</text:p>
      <text:p text:style-name="P8"><text:tab/>Несчастья</text:p>
      <text:p text:style-name="P8"><text:soft-page-break/><text:tab/>Противоборство</text:p>
      <text:p text:style-name="P8"><text:tab/>Приспособляемость</text:p>
      <text:p text:style-name="P8"><text:tab/>Философия</text:p>
      <text:p text:style-name="P8">Часть 4. О достижениях…</text:p>
      <text:p text:style-name="P8"><text:tab/>Работа</text:p>
      <text:p text:style-name="P8"><text:tab/>Качество</text:p>
      <text:p text:style-name="P8"><text:tab/>Мотивация</text:p>
      <text:p text:style-name="P8"><text:tab/>Цели</text:p>
      <text:p text:style-name="P8"><text:tab/>Вера</text:p>
      <text:p text:style-name="P8"><text:tab/>Успех</text:p>
      <text:p text:style-name="P8"><text:tab/>Деньги</text:p>
      <text:p text:style-name="P8"><text:tab/>Слава</text:p>
      <text:p text:style-name="P8"><text:tab/>Лесть</text:p>
      <text:p text:style-name="P8">Часть 5. Об искусстве и людях искусства…</text:p>
      <text:p text:style-name="P8"><text:tab/>Искусство</text:p>
      <text:p text:style-name="P8"><text:tab/>Кино</text:p>
      <text:p text:style-name="P8"><text:tab/>Актерское мастерство</text:p>
      <text:p text:style-name="P8">Часть 6. Об освобождении человека…</text:p>
      <text:p text:style-name="P8"><text:tab/>Общипринятые правила</text:p>
      <text:p text:style-name="P8"><text:tab/>Системы</text:p>
      <text:p text:style-name="P8"><text:tab/>Отчуждение</text:p>
      <text:p text:style-name="P8"><text:tab/>Сознание, лишенное мыслей(у-синь)</text:p>
      <text:p text:style-name="P8"><text:tab/>Дзен-буддизм</text:p>
      <text:p text:style-name="P8"><text:tab/>Медитация</text:p>
      <text:p text:style-name="P8"><text:tab/>О необходимости придерживаться сути</text:p>
      <text:p text:style-name="P8"><text:tab/>Свобода</text:p>
      <text:p text:style-name="P8">Часть 7. Процесс становления…</text:p>
      <text:p text:style-name="P8"><text:tab/>Самореализация</text:p>
      <text:p text:style-name="P8"><text:tab/>Помощь себе</text:p>
      <text:p text:style-name="P8"><text:tab/>Самопознание</text:p>
      <text:p text:style-name="P8"><text:tab/>Самовыражение</text:p>
      <text:p text:style-name="P8"><text:tab/>О развитии человека</text:p>
      <text:p text:style-name="P8"><text:tab/>Простота</text:p>
      <text:p text:style-name="P8">Часть 8. Последние приципы…</text:p>
      <text:p text:style-name="P8"><text:tab/>Инь и Ян</text:p>
      <text:p text:style-name="P8"><text:tab/>Всеобщность</text:p>
      <text:p text:style-name="P8"><text:tab/>Дао</text:p>
      <text:p text:style-name="P8"><text:tab/>Истина</text:p>
      <text:p text:style-name="P8">Приложение Афоризмы Брюса Ли, приведенные в данной книге</text:p>
      <text:p text:style-name="P8"/>
      <text:p text:style-name="P8"/>
      <text:p text:style-name="P8"/>
      <text:p text:style-name="P8"/>
      <text:p text:style-name="P8"/>
      <text:p text:style-name="P8"/>
      <text:p text:style-name="P8"/>
      <text:p text:style-name="P8"/>
      <text:p text:style-name="P9"><text:soft-page-break/></text:p>
      <text:p text:style-name="P9"/>
      <text:p text:style-name="P9"/>
      <text:p text:style-name="P9"/>
      <text:p text:style-name="P9"/>
      <text:p text:style-name="P2"><text:span text:style-name="T1">Однажды один ученый обратился к учителю дзэн-буддизма с просьбой рассказать об этой философии. Учитель начал ему рассказывать, но ученый часть прерывал его и выражал свое мнение по тому или иному вопросу. В конце концов учитель перестал рассказывать и начал наливать ему чай. Он налил полную чашку чая, но продолжал наливать, пока чай не начал переливаться чер</text:span><text:span text:style-name="T2">е</text:span><text:span text:style-name="T1">з края чашки.</text:span></text:p>
      <text:p text:style-name="P9">- Хватит, - сказал ученый. - Чашка уже полная, больше некуда лить.</text:p>
      <text:p text:style-name="P9">- Подобно этой чпшке вас переполняют ваши собственные мнения и представления, - ответил учитель. - Не вылив чай из своей чашки, как вы сможете попробовать мой чай?</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ятых точек зрения. Начните с открытым серрдцем реагировать на то, что вам говорят. Говорите себе: м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енете учиться постигать все самостоятельно.</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5"><text:soft-page-break/>Часть 1</text:p>
      <text:p text:style-name="P9">Об основных понятиях</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Жизнь</text:p>
      <text:p text:style-name="P11"/>
      <text:p text:style-name="P3"><text:span text:style-name="T1"><text:tab/></text:span><text:span text:style-name="T5">В начале всего лежит пустота.</text:span><text:span text:style-name="T1"> Чтобы попробовать мой чай, для начала надо вылить чай из своей кружки. Мой друг, выброси из головы все предвзятые устоявшиеся мнения и будь естественен. Знаешь, почему эта чашка так полезна? Потому что она пустая.</text:span></text:p>
      <text:p text:style-name="P11"/>
      <text:p text:style-name="P11"/>
      <text:p text:style-name="P3"><text:span text:style-name="T1"><text:tab/></text:span><text:span text:style-name="T5">Следуй течению жизни. </text:span><text:span text:style-name="T1">В одну и ту же реку нельзя войти дважды, мой друг. Жизнь подобна реке, она — вечное движение. Нет ничего постоянного. Какими бы ни были твои проблемы в будущем, помни, что они <text:s/>меняются, поэтому надо следовать течениб своей жизни. В противном случае возникнет искусственная картина мира, и ты будешь вытаться укрепить то, что постоянно меняется. Чтобы избежать этого, надо изменять себе и стать более гибким. Не забывай, что чашка полезна в том случае, если она пустая.</text:span></text:p>
      <text:p text:style-name="P11"/>
      <text:p text:style-name="P3"><text:span text:style-name="T1"><text:tab/></text:span><text:span text:style-name="T5">В жизни нет никаких границ.</text:span><text:span text:style-name="T1"> Жизнь широкая и безграничная. В ней не существует границ и ограничений.</text:span></text:p>
      <text:p text:style-name="P11"/>
      <text:p text:style-name="P3"><text:span text:style-name="T1"><text:tab/></text:span><text:span text:style-name="T5">Жить — это значит всегда ко всему иметь свое отношение.</text:span><text:span text:style-name="T1"> 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нятых точек зрения. Начните с открытым сердцем реагировать на то, что вам говорят. Говорите себе: мне 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нете учиться постинать все самостоятельно.</text:span></text:p>
      <text:p text:style-name="P11"/>
      <text:p text:style-name="P3"><text:span text:style-name="T1"><text:tab/></text:span><text:span text:style-name="T5">Жизнь действительно существует. </text:span><text:span text:style-name="T1">Жизнь существует, когда она проходит через нас и на ее пути не вохникает никаких препятствий, то есть когда человек не осознает, что жизнь существует и не поднимает никаких вопросов. Вот тогда жизнь начинает жить своей жизнью. Дело в том, что жизнь — это живая субстанция! Поэтому, чтобы прожить полную жизнь, надо понять, что жизнь действительно существует.</text:span></text:p>
      <text:p text:style-name="P11"/>
      <text:p text:style-name="P3"><text:span text:style-name="T1"><text:tab/></text:span><text:span text:style-name="T5">Жизнь ради жизни. </text:span><text:span text:style-name="T1">Осознайте то, что вы «живете не раби чего-либо», а просто «живете».</text:span></text:p>
      <text:p text:style-name="P11"/>
      <text:p text:style-name="P3"><text:span text:style-name="T1"><text:tab/></text:span><text:span text:style-name="T5">Смысл жизни. </text:span><text:span text:style-name="T1">Смысл жизни заключается в том, что би жить, и не надо ее теоретизировать и втискивать в изкие рамки систем.</text:span></text:p>
      <text:p text:style-name="P11"/>
      <text:p text:style-name="P3"><text:span text:style-name="T1"><text:tab/></text:span><text:span text:style-name="T5">Жизнь — результат наших чувств.</text:span><text:span text:style-name="T1"> Жизнь — это то, что мы чувствуем.</text:span></text:p>
      <text:p text:style-name="P11"/>
      <text:p text:style-name="P3"><text:span text:style-name="T1"><text:tab/></text:span><text:span text:style-name="T5">Смысл жизни. </text:span><text:span text:style-name="T1">В общем и целом все, что я делаю, направлено на то, чтобы найти подлинный смысл жизни — спокойствие духа. Достигнуть спокойствия духа помогают учения даосизма и дзэн-буддизма об отчуждении души.</text:span></text:p>
      <text:p text:style-name="P3"><text:soft-page-break/><text:span text:style-name="T1"><text:tab/></text:span><text:span text:style-name="T5">Секрет жизни.</text:span><text:span text:style-name="T1"> В афоризме «что человек думает в глубине души, тем он и является» заключен секрет жизни. Позже Джеймс Аллен добавил: «Человек — это то, что он думает». Может быть, это немного шокирующее высказывание, но все происходит из мыслей.</text:span></text:p>
      <text:p text:style-name="P11"/>
      <text:p text:style-name="P3"><text:span text:style-name="T1"><text:tab/></text:span><text:span text:style-name="T5">Смысл заключен в отношении человека.</text:span><text:span text:style-name="T1"> Смысл заключен в том, как человек относится к своему прои</text:span><text:span text:style-name="T3">сх</text:span><text:span text:style-name="T1">ождению.</text:span></text:p>
      <text:p text:style-name="P11"/>
      <text:p text:style-name="P3"><text:span text:style-name="T1"><text:tab/></text:span><text:span text:style-name="T6">Манипуляция и контроль не единственные радости жизни.</text:span><text:span text:style-name="T3"> Чтобы стать настоящим, знать свое место в жизни, развиваться в согласии со своей личностью и освободиться от случайных влияний, надо понять, что манипуляция и контроль не единственные радости дизни — да, да, да!</text:span></text:p>
      <text:p text:style-name="P12"/>
      <text:p text:style-name="P3"><text:span text:style-name="T3"><text:tab/></text:span><text:span text:style-name="T6">Сущность жизни.</text:span><text:span text:style-name="T3"> Сущность жизни в свободном движении души. Это подлинная сущность жизни.</text:span></text:p>
      <text:p text:style-name="P12"/>
      <text:p text:style-name="P4"><text:span text:style-name="T3"><text:tab/></text:span><text:span text:style-name="T6">Насилие </text:span><text:span text:style-name="T5">— </text:span><text:span text:style-name="T6">часть жизни.</text:span><text:span text:style-name="T3"> Необходимо помнить, что насилие является неотъемлемой частью повседневной жизни. Насилия много показывают по телевидению. Нельзя притворяться, что его не существует.</text:span></text:p>
      <text:p text:style-name="P13"/>
      <text:p text:style-name="P4"><text:span text:style-name="T3"><text:tab/></text:span><text:span text:style-name="T6">Принцип жизни.</text:span><text:span text:style-name="T3"> Жизнь никогда не стоит на месте, она постоянно движется, неритмично движется, и постоянно меняется. Все живет тем, что движется и набирает силу по мере движения.</text:span></text:p>
      <text:p text:style-name="P13"/>
      <text:p text:style-name="P4"><text:span text:style-name="T3"><text:tab/></text:span><text:span text:style-name="T6">Иногда в жизни возникают неприятность.</text:span><text:span text:style-name="T3"> Жизнь постоянно движется, и где-нибудь на пути могут возникнуть неприятность, в результате которых может остаться рубец на всю жизнь. Но подобно реке, жизнь течет дальше, и если она остановится, то утратит новизну. Мой друг, смело вступай в жизнь, потому что каждый опыт нас чему-нибудь учит. Постоянно живите полной дизнью, так как такова дизнь, что иногда она доставляет радость, а иногда нет.</text:span></text:p>
      <text:p text:style-name="P13"/>
      <text:p text:style-name="P4"><text:span text:style-name="T3"><text:tab/></text:span><text:span text:style-name="T6">Маятник жизни должен находиться в состоянии равновесия.</text:span><text:span text:style-name="T3"> Вечно длится только благоразумная умеренность во всём. У всео сохраняется только средняя часть, поэтому маятник жизни должен быть в состоянии равновесия, а средняя чпсть и есть центр равновесия.</text:span></text:p>
      <text:p text:style-name="P13"/>
      <text:p text:style-name="P4"><text:span text:style-name="T3"><text:tab/></text:span><text:span text:style-name="T6">Пластичность жизни.</text:span><text:span text:style-name="T3"> Будьте более гибкими. При жизни человек мягок и платичен, а после смерти становится неподвижным. Пластичность </text:span><text:span text:style-name="T1">— </text:span><text:span text:style-name="T3">эо сама жизнь, а неподвижность </text:span><text:span text:style-name="T1">— </text:span><text:span text:style-name="T3">это смерть, говорим ли мы л теле, душе или <text:s/>разуме.</text:span></text:p>
      <text:p text:style-name="P13"><text:tab/></text:p>
      <text:p text:style-name="P5"><text:span text:style-name="T1"><text:tab/></text:span><text:span text:style-name="T5">Жизнь </text:span><text:span text:style-name="T7">— </text:span><text:span text:style-name="T5">великий учитель.</text:span><text:span text:style-name="T1"> Жизнь сама вас научит, </text:span><text:span text:style-name="T4">более того, она вас постоянно чему-нибудь учит.</text:span></text:p>
      <text:p text:style-name="P14"/>
      <text:p text:style-name="P6"><text:span text:style-name="T4"><text:tab/></text:span><text:span text:style-name="T8">Жить </text:span><text:span text:style-name="T7">— </text:span><text:span text:style-name="T8">значит создавать.</text:span><text:span text:style-name="T4"> Чтобы жить, надо выражать себя; а чтобы выражать себя, надо создавать. Создавать </text:span><text:span text:style-name="T2">— </text:span><text:span text:style-name="T4">это не значит просто повторять. Чтобы жить, надо выражать себя в свободном творческом процессе.</text:span></text:p>
      <text:p text:style-name="P15"><text:soft-page-break/></text:p>
      <text:p text:style-name="P6"><text:span text:style-name="T4"><text:tab/></text:span><text:span text:style-name="T8">Процесс жизни.</text:span><text:span text:style-name="T4"> Так как жизнь представляет собой процесс развития, то каждый должен следовать этому процессу и искать способы для самовыражения и расширения своих возможностей.</text:span></text:p>
      <text:p text:style-name="P15"/>
      <text:p text:style-name="P6"><text:span text:style-name="T4"><text:tab/></text:span><text:span text:style-name="T8">Неповторимость жизни.</text:span><text:span text:style-name="T4"> Неповторимость жизни — эта та истина, которую можно полностью осознать, только если навсегда избавиться от ложных представлений и неповторимости соей личности, которой предначертано жить не так, как ВСЕ.</text:span></text:p>
      <text:p text:style-name="P15"><text:tab/></text:p>
      <text:p text:style-name="P6"><text:span text:style-name="T4"><text:tab/></text:span><text:span text:style-name="T8">Совершенство жизни в простоте.</text:span><text:span text:style-name="T4"> Под простой дизнью понимается отказ от материальных ценностей, отсутствие эгоизма, уменшение желаний. Может показаться, что в совершенном состоянии жизни чего-то не хватает, ее полнота кажется пустой. Такая жизнь не ослепляет, но она такая же яркая, как свет. Другими словами, это жизнь, в которой царят гармония, согласие, довольство, спокойствие, постояноство, просвещение, мир и долгие годы жизни.</text:span></text:p>
      <text:p text:style-name="P15"/>
      <text:p text:style-name="P6"><text:span text:style-name="T4"><text:tab/></text:span><text:span text:style-name="T8">Жизнь невозможно понять сразу. </text:span><text:span text:style-name="T4"><text:s/>На вопросы жизни нет готовых ответов, так как они появляются лишь постепенно. Ответы, которые мы находим, неизбежно соответствуют тому, что мы думаем, что знаем.</text:span></text:p>
      <text:p text:style-name="P15"/>
      <text:p text:style-name="P6"><text:span text:style-name="T4"><text:tab/></text:span><text:span text:style-name="T8">Наслаждайтесь жизнью.</text:span><text:span text:style-name="T4"> Не забывай, мой друг, что жизнь слишком которка, чтобы накапливать негативную энергию. Поэтому с удовольствием планируй что-либо и достигай поставленных целей.</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tab/><text:span text:style-name="T37">Бытие </text:span></text:p>
      <text:p text:style-name="P16"><text:tab/></text:p>
      <text:p text:style-name="P16"><text:tab/> <text:span text:style-name="T9">Бытие и антибытие.</text:span> Что будет противоположностью для понятия «бытие»? В голову сразу же приходит «небытие». Но это неверно, так как правильный ответ «антибытие», так же как для понятия «материя» противоположностью будет «антиматерия».</text:p>
      <text:p text:style-name="P16"><text:tab/></text:p>
      <text:p text:style-name="P16"><text:tab/><text:span text:style-name="T9">Бытие первично по отошению к сознанию. </text:span>Первично не то, что я думаю, п то, что я существую. Это столь же верно в отношении тех, кто живет, ни над чем не задумываясь, хотя такую жизнь нельзя навзывать настоящей. Господи! Сколько возникает противоречий, когда пытаешься примирить жизнь и разум.</text:p>
      <text:p text:style-name="P16"/>
      <text:p text:style-name="P16"><text:tab/><text:span text:style-name="T9">Бытие динамично по своей природе.</text:span> Это свойство противоположно статичности, при которой бытие конечно.</text:p>
      <text:p text:style-name="P16"/>
      <text:p text:style-name="P16"><text:tab/><text:span text:style-name="T9">«Sum, ergo cogito». </text:span>Истина в том, что «Sum, ergo cogito», то есть «Я существую следовательно, я мыслю». Разве сознательное мышление не выше осознанного бытия? Возможна ли чистая мысль без сознания человека? Может ли возникнуть числое знание без чувства, без тех разновидностей материи, без которых чувства невозможны? Можем ли мы не ощущать мысль и не чувствуем ли мы, как познаем или желаем чего-либо?</text:p>
      <text:p text:style-name="P16"/>
      <text:p text:style-name="P16"><text:tab/><text:span text:style-name="T9">Фундаментальная взаимосвязь между бытием и познанием.</text:span> Сомневаться — значит думать. Мысль — это единственная вещь, существование которой нельзя отрицать, потому что в самом отрицании содержится мысль. Когда говорят, что мысль существует, это так же подразумевает, что существует и человек, так как мысль невозможна без участия человека.</text:p>
      <text:p text:style-name="P16"/>
      <text:p text:style-name="P16"><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7">Время</text:p>
      <text:p text:style-name="P16"/>
      <text:p text:style-name="P16"><text:tab/><text:span text:style-name="T9">О прошлом, настоящем и будещем.</text:span> Мой друг, подумай о прошлом, вспоминай события и достижения, которые доставили радость и удовольствие. О настоящем? Подумай о тех возможностях и наградах, которые тебя ждут, если приложишь энергию и свои знания. А что касается будущего, то это время и место, в котором можно жостичь каждой достойной цели.</text:p>
      <text:p text:style-name="P16"><text:tab/></text:p>
      <text:p text:style-name="P16"><text:tab/><text:span text:style-name="T9">Вечность мгновения. </text:span>У мгновения нет вчера и завтра. Оно также не является продуктом мысли, а следовательно, оно не является категорией времени.</text:p>
      <text:p text:style-name="P16"/>
      <text:p text:style-name="P16"><text:tab/><text:span text:style-name="T9">Знание, познание и время. </text:span>Несомненно, что знание связано с категорией времени, а познание — нет. Знание связано с источником, накомлением и выводом, а познание — с движением.</text:p>
      <text:p text:style-name="P16"/>
      <text:p text:style-name="P16"><text:tab/><text:span text:style-name="T10">Что значит освободиться от уз времени.</text:span><text:span text:style-name="T38"> Чтобы ощутить свободу, разум должен смотреть на дизнь как на огромный поток, протекающий вне категории времени, так как свобода лежит за пределами сознания. Не переставайте наблюдать, чтобы не сказать: «Я свободен», что значит жить воспоминанием того, что уже прошло.</text:span></text:p>
      <text:p text:style-name="P16"/>
      <text:p text:style-name="P16"/>
      <text:p text:style-name="P16"><text:tab/><text:span text:style-name="T10">Время проведенное с пользой, и потраченное время.</text:span><text:span text:style-name="T38"> Проводить время с пользой — это значит заниматься чем-либо. А тартить время — это значит растрачивать его бездумно и небрежно. Только вам решать: проводить время с пользой или растрачивать его. Но когда время проходит, его уже нельзя вернуть.</text:span></text:p>
      <text:p text:style-name="P16"/>
      <text:p text:style-name="P16"><text:tab/><text:span text:style-name="T10">Ценность времени. </text:span><text:span text:style-name="T38">Время для меня очень много значит, так как я постоянно учусь и часто растворяюсь в радости вечного движения вперед и упрощения своей жизни. Если вы любите жизнь, то не тратьте времени, так как время — это то, из чего сделана жизнь.</text:span></text:p>
      <text:p text:style-name="P16"/>
      <text:p text:style-name="P16"><text:tab/><text:span text:style-name="T10">Время и философия. </text:span><text:span text:style-name="T38">Сейчас моя единственная проблема — это время. Я летаю из Лос-Анджелеса в Гон-конг и обратно четыре или пять раз в год. Так можно стать шизофреником, но именно к этому, мне кажется, готовят на факультете философии в Вашингтонском университете.</text:span></text:p>
      <text:p text:style-name="P16"/>
      <text:p text:style-name="P16"/>
      <text:p text:style-name="P16"/>
      <text:p text:style-name="P16"/>
      <text:p text:style-name="P16"/>
      <text:p text:style-name="P16"/>
      <text:p text:style-name="P16"/>
      <text:p text:style-name="P16"/>
      <text:p text:style-name="P16"><text:soft-page-break/></text:p>
      <text:p text:style-name="P18">Сущность</text:p>
      <text:p text:style-name="P18"/>
      <text:p text:style-name="P19"><text:tab/><text:span text:style-name="T9">Сущность жизни. </text:span>Будьте уверены, что делаете все, что в ваших силах, чтобы найти СУЩНОСТЬ дизни и те ПРЯМЫЕ и НЕПРЯМЫЕ пути, которые составляют ЦЕЛОЕ. Надо видеть вещи такими, какими они являются на самом деле, и не придерживаться чего-то одного — будь то средства или способа мышления. Если нет сковывающей вас точки зрения, то это и означает быть свободным. Сущность жизни в том и заключается, чтобы не придерживаться чего-то одного.</text:p>
      <text:p text:style-name="P19"/>
      <text:p text:style-name="P19"><text:tab/><text:span text:style-name="T9">Сущность сосредоточения внимания. </text:span>Сосредоточение внимания — это СУЩНОСТЬ всех высших способностей человека.</text:p>
      <text:p text:style-name="P19"/>
      <text:p text:style-name="P19"><text:tab/><text:span text:style-name="T9">Зрите в корень. </text:span>Бесполезно спорить, что вас привлекает больше: один листок, или строекние стеблся, или же красота цветка. Зрите в корень и вы оцените красоту цветущего цветка.</text:p>
      <text:p text:style-name="P19"/>
      <text:p text:style-name="P19"><text:tab/><text:span text:style-name="T9">Корень и ветки. </text:span>Зрите в КОРЕНЬ и не довольствуйтесь созерцанием веток. Настоящее знание кроется в корне, тогда как ветви — это лишь поверхностное знание. Настроящее знание питает «чувство тела» и <text:s/>способствует самовыражению, тогда как поверхностное знание механически воздействует на физическое состояние, ограничивает и сковывает творчество.</text:p>
      <text:p text:style-name="P19"/>
      <text:p text:style-name="P19"><text:tab/><text:span text:style-name="T9">Полностью отдавайтесь чему-либо, исходя из своей сущности.</text:span> Будьте предельно открыты и в то же время готовы в корне поменять свою деятельность, когда почувствуете, что для этого настало время.</text:p>
      <text:p text:style-name="P19"/>
      <text:p text:style-name="P19"><text:tab/><text:span text:style-name="T9">В начале всего лежит сущность.</text:span> Сущность — это точка опоры, на которой покоится выражение души. Сущность — это основа всех проявлений души. Если правильно понять сущность, то и проявления души будут правильными и упорядоченными. Это невозможно, если не учитывать сущность.</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Сейчас</text:p>
      <text:p text:style-name="P20"/>
      <text:p text:style-name="P20"><text:tab/><text:span text:style-name="T9">Сейчас — вот истина.</text:span> Сегодня вечером я вижу что-то совершенно новое и на себе испытываю эту новизну. Но завтра, когда я захочу воспроизвести это ощущение, испытать такое же удовольствие, это будет происзодить механически. При помощи описания нельзя вызвать настоящее переживание. Настоящим будет только восприятие истины непосредственно в данный момент, так как у истины нет будущего.</text:p>
      <text:p text:style-name="P20"/>
      <text:p text:style-name="P20"><text:tab/><text:span text:style-name="T9">Сейчас включает в себя все. </text:span>НИЧЕГО НЕ СУЩЕСТВУЕТ, ЗА ИСКЛЮЧЕНИЕМ ЗДЕСЬ И СЕЙЧАС.</text:p>
      <text:p text:style-name="P20"/>
      <text:p text:style-name="P20"><text:tab/><text:span text:style-name="T9">Сейчас охватывает все, что существует.</text:span> Прошлого уже нет, а будущее ещё не наступило. СЕЙЧАС уравновешивает пребывание здесь, переживания, участие в делах, события, знание.</text:p>
      <text:p text:style-name="P20"/>
      <text:p text:style-name="P20"><text:tab/><text:span text:style-name="T9">Живи настоящим моментом.</text:span> Мы все время находимся в процессе развития, и нет НИЧЕГО постоянного. Мы не включены в строгие рамки, и поэтому надо изменяться вместе с тем, что постоянно меняется. Раскройся, мой друг, и плыви. <text:s/>Плывт по течению жизни и БУДЬ ПОЛНОСТЬЮ ОТКРЫТ ДЛЯ НАСТРОЯЩЕГО. Если ты внутренее готов к переменам, то и внешний мир раскроется перед тобой. Плыви вперед подобно реке, но в то же время отражай все подобно зеркалу и отвечай на все потобно эху.</text:p>
      <text:p text:style-name="P20"/>
      <text:p text:style-name="P20"><text:tab/><text:span text:style-name="T9">Полностью осознайте то, что сейчас. </text:span>Так называемое пространство создается между тем, «что сейчас», и тем, «что должно быть». Надо полностью осознавать то, что сейчас, и не быть дисциплинированно неподвижными.</text:p>
      <text:p text:style-name="P20"/>
      <text:p text:style-name="P20"><text:tab/><text:span text:style-name="T9">Невозможно оказывать влияние на то, что сейчас.</text:span> Можно ли, не осуждая и не оправдывая, в то же время необыкновенно ясно все понимать при движении вперед? <text:span text:style-name="T39">Ветер нельзя позвать, но можно открыть окно.</text:span></text:p>
      <text:p text:style-name="P20"/>
      <text:p text:style-name="P20"><text:tab/><text:span text:style-name="T11">Что значит жить сейчас.</text:span><text:span text:style-name="T39"> Послушайте. Слышите шум ветра? Слышите, как поют птицы? Это надо СЛУШАТЬ. Перестаньте думать. Знаете, как вода наполняет чашку? Она ПРИНИМАЕТ ФОРМУ этой чашки. Надо ни о чем не думать. Надо стать НИЧЕМ.</text:span></text:p>
      <text:p text:style-name="P20"><text:tab/></text:p>
      <text:p text:style-name="P20"><text:tab/><text:span text:style-name="T11">Мгновение — вот свобода.</text:span><text:span text:style-name="T39"> Я не умею жить по строгому расписанию. Я стараюсь жить свободно, наблючаю за тем, что происходит, и приспосабливаюсь к этому.</text:span></text:p>
      <text:p text:style-name="P19"/>
      <text:p text:style-name="P19"><text:tab/><text:span text:style-name="T11">Сейчас созидательно.</text:span><text:span text:style-name="T39"> Если вы живете в СЕЙЧАС, то ведете созидательную жизнь.</text:span></text:p>
      <text:p text:style-name="P19"/>
      <text:p text:style-name="P19"><text:tab/><text:span text:style-name="T11">Сейчас изобретательно.</text:span><text:span text:style-name="T39"> Если вы живете в СЕЙЧАС, то проявляете изобретательность.</text:span></text:p>
      <text:p text:style-name="P19"><text:soft-page-break/></text:p>
      <text:p text:style-name="P19"><text:tab/><text:span text:style-name="T11">В сейчас отсутствует беспокойство.</text:span><text:span text:style-name="T39"> Если вы живете в СЕЙЧАС, то вас ничто не беспокоит, так как волнение сразу перетекает в следующую стихийную деятельность.</text:span></text:p>
      <text:p text:style-name="P19"/>
      <text:p text:style-name="P19"><text:tab/><text:span text:style-name="T11">Сейчас и его синонимы.</text:span><text:span text:style-name="T39"> Следкющие понятия имеют одно значение:</text:span></text:p>
      <text:list xml:id="list5209844360405065785" text:style-name="L1">
        <text:list-item>
          <text:p text:style-name="P292">жить в сейчас;</text:p>
        </text:list-item>
        <text:list-item>
          <text:p text:style-name="P293">зрелость;</text:p>
        </text:list-item>
        <text:list-item>
          <text:p text:style-name="P293">подлиность;</text:p>
        </text:list-item>
        <text:list-item>
          <text:p text:style-name="P293">отвественность за свое действие и жизнь;</text:p>
        </text:list-item>
        <text:list-item>
          <text:p text:style-name="P293">ответная реакция — способность;</text:p>
        </text:list-item>
        <text:list-item>
          <text:p text:style-name="P293">в сейчас доступно проявление творческого подхода;</text:p>
        </text:list-item>
      </text:list>
      <text:p text:style-name="P21"/>
      <text:p text:style-name="P284"><text:span text:style-name="T40"><text:tab/></text:span><text:span text:style-name="T44">Чтобы жить сейчас, необходимо забыть о вчерашнем дне.</text:span><text:span text:style-name="T40"> Чтобы научиться жить сейчас, необходимо забыть все, что произошло вчера. Не переставайте забыть то, что вы приобретаете с каждым новым опытом. В состоянии восприятия перед вами не должна стоять проблема выбора, так как надо осознавать то, ЧТО ЕСТЬ.</text:span></text:p>
      <text:p text:style-name="P21"><text:tab/></text:p>
      <text:p text:style-name="P284"><text:span text:style-name="T40"><text:tab/></text:span><text:span text:style-name="T44">Сейчас нельзя разделить.</text:span><text:span text:style-name="T40"> Сейчас как единое целое подразумевает отсутствие сознания, стремящегося разделить то, что неделимо. Если вещи как нечто целое разделить на части, то они уде не будут являться единым целым. Например, если разобрать машину, то детали останутся, но это уже не будет машина в истинном понимании ее функций и назначения.</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Реальность</text:p>
      <text:p text:style-name="P23"/>
      <text:p text:style-name="P285"><text:span text:style-name="T40"><text:tab/></text:span><text:span text:style-name="T44">Материя и энергия являются одним и тем же.</text:span><text:span text:style-name="T40"> В атомной физике не раграничиваются понятия материи и энергии. Но можно ли разграничить эти понятия, если, по существу, жто одно и то же, или, по крайней мере, два полюса одного и того же? В наше время это уже невозможно сделать, так как это был век механистического развития науки, когда дали определение понятиям «веса», «длины», «времени» и т.д., как это было продемонстрировано работами Эйнштейна, Планка, Уайтхеда и Джинса.</text:span></text:p>
      <text:p text:style-name="P23"/>
      <text:p text:style-name="P285"><text:span text:style-name="T40"><text:tab/></text:span><text:span text:style-name="T44">Западный подход к реальности. </text:span><text:span text:style-name="T40">Западный подход к реальности главным образом теоретический. А теория начается отрицать реальность, так как это лишь рассууждения, разговоры о реальности, попытки ухватить все, что привлекает сознание. Но разум и абстрактные понятия отдаляют реальность от самой действительности.</text:span></text:p>
      <text:p text:style-name="P23"/>
      <text:p text:style-name="P285"><text:span text:style-name="T40"><text:tab/></text:span><text:span text:style-name="T44">Небытие — это форма развития.</text:span><text:span text:style-name="T40"> Наука вернулась к взглядам философа Гараклита, жившего до Сократа, которые сказал, что «все течет, все изменяется». Не существует «вещи в себе». В восточных языках НЕБЫТИЕ называется «небытием» На Западе небытие называют пустотой. В восточной философии и современной физике небытие рассматривается как форма развития, которая находится в постоянном движении.</text:span></text:p>
      <text:p text:style-name="P23"/>
      <text:p text:style-name="P285"><text:span text:style-name="T40"><text:tab/></text:span><text:span text:style-name="T44">«Существует» и «должно существовать». </text:span><text:span text:style-name="T40">Что существует и что должно существовать. То, что существует важнее того, что должно существовать. Слишком много людей людей смотрит на то, «что существует», с позиции того, «что должно существовать».</text:span></text:p>
      <text:p text:style-name="P23"/>
      <text:p text:style-name="P285"><text:span text:style-name="T40"><text:tab/></text:span><text:span text:style-name="T47">Отрицание западной философией реальности.</text:span><text:span text:style-name="T41"> Западный подход к реальности главным образом теоретический. А теория начинает отрицать объективную реальность, попытки ухватить все, что привлекает сознание. Но разум и абстрактные понятия отдаляют реальность от самой действительности. Таким образом, в философии начинают говорить, что внешний мир не является основой, подвергают сомнению его существование, требуют критического осмысления любого заявления, в котором подтвержается реальность внешнего мира. Это значит — сознательно стоять в стороне и пытаться придать кругу квадратную форму.</text:span></text:p>
      <text:p text:style-name="P24"><text:s/></text:p>
      <text:p text:style-name="P285"><text:span text:style-name="T41"><text:tab/></text:span><text:span text:style-name="T47">Не существует каких-либо способов для описания реальности.</text:span><text:span text:style-name="T41"> Не пытайтесь представить реальность как нечто неподвижное, чтобы затем придумать способы для её достижения.</text:span></text:p>
      <text:p text:style-name="P24"/>
      <text:p text:style-name="P286"><text:span text:style-name="T41"><text:tab/></text:span><text:span text:style-name="T47">Реальность и восприятие. </text:span><text:span text:style-name="T41">Существует различие между следующими понятиями:</text:span></text:p>
      <text:list xml:id="list5017407052383856689" text:style-name="L2">
        <text:list-item>
          <text:p text:style-name="P294">мир;</text:p>
        </text:list-item>
        <text:list-item>
          <text:p text:style-name="P294">наша реакция на этот мир.</text:p>
        </text:list-item>
      </text:list>
      <text:p text:style-name="P287"><text:soft-page-break/><text:span text:style-name="T40"><text:tab/></text:span><text:span text:style-name="T44">Знание приходит с опытом.</text:span><text:span text:style-name="T40"> Сытому человеку трудно поверить, что в мире существует такое явление, как голод.</text:span></text:p>
      <text:p text:style-name="P25"/>
      <text:p text:style-name="P287"><text:span text:style-name="T40"><text:tab/></text:span><text:span text:style-name="T46">Будьте активны в поисках «этого».</text:span><text:span text:style-name="T42"> Когда гуляете или отдыхаете, сидите или лежите, разговариваете или молчите, едите или пьете, е позволяйте себе лениться, наоборот, будьте очень активны в поисках «ЭТОГО».</text:span></text:p>
      <text:p text:style-name="P26"/>
      <text:p text:style-name="P287"><text:span text:style-name="T42"><text:tab/></text:span><text:span text:style-name="T46">Формальная реальность вещи. </text:span><text:span text:style-name="T42">У всего, что существует, есть определенная реальность. Если объект не предствален, то это не является формальной реальностью.</text:span></text:p>
      <text:p text:style-name="P26"/>
      <text:p text:style-name="P287"><text:span text:style-name="T42"><text:tab/></text:span><text:span text:style-name="T46">О причинной связи.</text:span><text:span text:style-name="T42"> У всего должна быть причина.</text:span></text:p>
      <text:p text:style-name="P26"/>
      <text:p text:style-name="P287"><text:span text:style-name="T42"><text:tab/></text:span><text:span text:style-name="T46">Реальность и закон причины и следствия. </text:span><text:span text:style-name="T42">У причины должна быть та же самая реальность, что и у следствия.</text:span></text:p>
      <text:p text:style-name="P26"/>
      <text:p text:style-name="P287"><text:span text:style-name="T42"><text:tab/></text:span><text:span text:style-name="T46">Родство всех физических объектов. </text:span><text:span text:style-name="T42">Все физические объекты похожи. Следовательно, достаточно знать о существовании одного физического объекта.</text:span></text:p>
      <text:p text:style-name="P26"/>
      <text:p text:style-name="P287"><text:span text:style-name="T42"><text:tab/></text:span><text:span text:style-name="T46">Формальная реальность равна объектвной реальности.</text:span><text:span text:style-name="T42"> Формальной реальности должно быть больше или столько же, сколько и объективной реальности.</text:span></text:p>
      <text:p text:style-name="P26"/>
      <text:p text:style-name="P287"><text:span text:style-name="T42"><text:tab/></text:span><text:span text:style-name="T45">Материя и потребность в стабильности.</text:span><text:span text:style-name="T43"> В науке пытаются найти первичную материю, но чем больше расщепляют материю, тем больше обнаруживают существование других материй. Открыли движение, а движение равно энергии: движение, воздействие, энергия, но нет вещей. Вещи происходили, более или менее, в результате потребности человека в стабильности. Вещью можно манипулировать, с ней можно играть в игры с перестановкой. Эти понятия, эти «это-то» можно сложить вместе и получится что-нибудь ещё. Вещь и является этим «чем-то», то есть даже абстрактное понятие становится вещью.</text:span></text:p>
      <text:p text:style-name="P27"/>
      <text:p text:style-name="P287"><text:span text:style-name="T43"><text:tab/></text:span><text:span text:style-name="T45">Разум должен быть спокоен, чтобы действительно увидеть</text:span><text:span text:style-name="T43">. Теперь перестаньте думать; как только перестанете думать, разум псизологически очистится и успокоится. И тогда будет возможно по-настоящему увидеть «это».</text:span></text:p>
      <text:p text:style-name="P27"/>
      <text:p text:style-name="P287"><text:span text:style-name="T43"><text:tab/></text:span><text:span text:style-name="T45">Избавьтесь от предвлятых мнений.</text:span><text:span text:style-name="T43"> Отбросьте всю накопившубся грязь и откройте реальность в ее бытие или первозданной чистоте, что в учении буддизма соответствует понятию пустоты.</text:span></text:p>
      <text:p text:style-name="P27"/>
      <text:p text:style-name="P287"><text:span text:style-name="T43"><text:tab/></text:span><text:span text:style-name="T45">Общепринятые првила мешают восприятию реальности.</text:span><text:span text:style-name="T43"> Мы не видим ЕЕ в первозданной чистоте, так как нам внушили искаженные представления о ней.</text:span></text:p>
      <text:p text:style-name="P27"/>
      <text:p text:style-name="P287"><text:span text:style-name="T43"><text:tab/></text:span><text:span text:style-name="T45">Настоящее положение вещей и мысль.</text:span><text:span text:style-name="T43"> Настоящее положение вещей не искажено мыслью. Его нельзя постигнуть посредством понятия или мысли.</text:span></text:p>
      <text:p text:style-name="P27"><text:soft-page-break/></text:p>
      <text:p text:style-name="P288"><text:span text:style-name="T43"><text:tab/></text:span><text:span text:style-name="T45">Реальность становится очевидной, когда перестаешь сравнивать.</text:span><text:span text:style-name="T43"> Только при отсутствии сравнения существует то, «что есть». А жить с тем, «что есть», </text:span><text:span text:style-name="T40">—</text:span><text:span text:style-name="T43"> это, значит, быть умиротворенным.</text:span></text:p>
      <text:p text:style-name="P28"/>
      <text:p text:style-name="P288"><text:span text:style-name="T43"><text:tab/></text:span><text:span text:style-name="T45">Реальность </text:span><text:span text:style-name="T44">— </text:span><text:span text:style-name="T45">это быть собой.</text:span><text:span text:style-name="T43"> Чтобы стать собой </text:span><text:span text:style-name="T40">— </text:span><text:span text:style-name="T43">надо быть собой. Реальность в бытие, в бытие вещи. Таким образов, бытие в этом смысле </text:span><text:span text:style-name="T40">— </text:span><text:span text:style-name="T43">это иметь свободу в изначальном понимании этого слова, то есть когда она не ограничена привязанностями, правилами, пристрастными и запутанными точками зрения.</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Законы</text:p>
      <text:p text:style-name="P29"/>
      <text:p text:style-name="P30"><text:tab/><text:span text:style-name="T9">Закон волевых людей</text:span>. Волевой человек придерживается отличного от других людей закона, того самого, который для меня священен. Это внутренний закон человека, его собственная индивидуальная воля.</text:p>
      <text:p text:style-name="P30"/>
      <text:p text:style-name="P30"><text:tab/><text:span text:style-name="T9">Закон причины и следствия.</text:span> Любое обстоятельство в жизни человека является следствием определенной причины, но выбор способа контроля остается за человеком.</text:p>
      <text:p text:style-name="P30"/>
      <text:p text:style-name="P31"><text:tab/><text:span text:style-name="T9">Закон тождества. </text:span>Закон тождества утверждает, что «А есть А». Это означает, что любое логическое утверждение либо верно, либо неверно, а также, что одно и тоже утверждение не может быть одновременно верным и неверным в том же самом контексте.</text:p>
      <text:p text:style-name="P31"/>
      <text:p text:style-name="P31"><text:tab/><text:span text:style-name="T9">Закон гармонии. </text:span>По закону гармонии, каждый должен находиться в гармонии, а не противостоять силе оппозиции. Это означает, что не надо делать то, что не является естественным и стихийным. Важно никоим образом не напрягать свои силы.</text:p>
      <text:p text:style-name="P31"/>
      <text:p text:style-name="P31"><text:tab/><text:span text:style-name="T9">Закон единения с природой.</text:span> Закон единения с природой — это основной принцип учения даосизма, в котором утверждается, что надо быть в гармонии и не противостоять основным законам Вселенной. Следуйте естественной природе вещей и не вмешивайтесь. Никогда не предъявляйте претензий Природе и не противопостовляйте себя ей. Управляйте ею, следуя ее законам.</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Взаимозависимость</text:p>
      <text:p text:style-name="P33"/>
      <text:p text:style-name="P33"><text:span text:style-name="T49"><text:tab/></text:span><text:span text:style-name="T13">Дуализм и монизм.</text:span><text:span text:style-name="T49"> В Европе царила дуалистическая философия, которая и оказала влияние на развитие западной науки. Но с приходом атомной физики были сделаны научные открытия, которые поставили под сомнение дуалистическую теорию. С тех пор развитие мысли вернулось к монистической концепции древнего даосизма.</text:span></text:p>
      <text:p text:style-name="P33"/>
      <text:p text:style-name="P33"><text:tab/><text:span text:style-name="T13">Взаимозависимость мысли и существования.</text:span><text:span text:style-name="T49"> Если мысль существует, то я, который думает, и мир, в котором я думаю, тоже существуют. Одно существует, а другое существует как неотделимая часть первого. Следовательно, мир и находимся в зависимости. Я, который смотрит на мир, и мир, который я вижу. Я существую для мира, а мир существует для меня. Если бы не было на что смотреть, о чем думать, что представлять, я бы не видел, не думал, не предствалял. То есть я бы не существовал. В чем можно быть уверенным, так это в совместном существовании субъекта и мира. Одно не существует без другого. Я начинаю познавать себя, только если принимаю во внимание объекты мира, то, что меня окружает. Я не думаю до тех пор, пока не начну думать о вещах мира, и так я обретаю себя.</text:span></text:p>
      <text:p text:style-name="P33"/>
      <text:p text:style-name="P33"><text:tab/><text:span text:style-name="T13">Отношения субъекта и объекта.</text:span><text:span text:style-name="T49"> Нет смысла просто говорить от объектах сознания, являются ли они ощущениями или свечами. У объекта должен быть субъект; в этой паре субъект и объект дополняют друг друга (не являются противоположностями), подобно другим парам, являющимися половинками одного целого и функцией друг друга. Если держаться центра чего-либо, то противоположные стороны будут одинаковыми, если смотреть на них из центра движущегося круга. Я не приобретаю опыт, так как я сам — опыт. Я не являюсь субъектом опыта; я — сам этот опыт. Я сам познаю. Ничто не может быть мной и ничто не может существовать без меня.</text:span></text:p>
      <text:p text:style-name="P33"/>
      <text:p text:style-name="P33"><text:tab/><text:span text:style-name="T50">Отношения субъекта и объекта и эффект «отражения луны в воде». Явление отражения луны в воде сравнивают с опытом человека. Вода — это субъект, а луна — это объект. Если нет воды, то и нет отражения луны в воде; результат тот же, если не будет луны. Но когда появляется луна, вода не ждет, чтобы отразить луну; а когда есть даже самая маленькая капля воды, луна не ждет, чтобы отразиться в ней. Луна не специально отражается в воде, так же как и вода не специально отражает луну. Это явление происзодит при участии как луны, так и воды. Подобно тому, как вода отражает яркий свет луны, так и в отражении луны видно, что вода прозрачная.</text:span></text:p>
      <text:p text:style-name="P33"/>
      <text:p text:style-name="P33"><text:tab/><text:span text:style-name="T12">Взаимозависимость и даосизм.</text:span><text:span text:style-name="T50"> Философия даосизма, из учения которой происходит распространение терапии иглоукалывания, является по существу монистической. Китайцы полагали, что вся Вселенная зародилась в результате взаимодействия двух начад — Инь и Ян, позитивной и негативной энергии. Также считали, что все, что существует в мире, как одушевленное, так и неодушевленное, появилось благодаря непрерывному взаимодействию этих двух </text:span><text:soft-page-break/><text:span text:style-name="T50">сил. Материю и энергию, Инь и Ян, небо и землю воспринимабт как одно целое <text:s/>или как два взаимодействующих полюса одного невидимого целого.</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7"><text:soft-page-break/>Пустота</text:p>
      <text:p text:style-name="P38"/>
      <text:p text:style-name="P289"><text:span text:style-name="T48"><text:tab/>П</text:span><text:span text:style-name="T44">устота.</text:span><text:span text:style-name="T40"> Пустота расположена по середине между этим и тем. Пустота включает все, у нее нет противоположности. Нет ничего, чтобы она исключала и чему бы противостояла. Свет освещает все, ему неведомо движение противоположностей.</text:span></text:p>
      <text:p text:style-name="P39"/>
      <text:p text:style-name="P289"><text:span text:style-name="T44"><text:tab/>Пустота — живая субстанция. </text:span><text:span text:style-name="T40">Пустота — живая субстанция, так как все формы выходят оттуда. Надо понять, что пустота полна жизни, силы и любви ко всему живому.</text:span></text:p>
      <text:p text:style-name="P39"/>
      <text:p text:style-name="P289"><text:span text:style-name="T44"><text:tab/>Пустота как поток творческой энергии.</text:span><text:span text:style-name="T40"> Первичная творческая энергия воздействует на всего человека в целом, а не только на что-то одно. На это творческое влияние еще не оказали влияния мысль. Поток творческой энергии в нас самих, который вытекает в окружающий мир.</text:span></text:p>
      <text:p text:style-name="P39"/>
      <text:p text:style-name="P289"><text:span text:style-name="T44"><text:tab/>Пустота и небытие. НЕБЫТИЕ означает «отсутствие бытия». </text:span><text:span text:style-name="T40">Есть только процесс. <text:s/>Если ПРИНЯТЬ и ВОЙТИ в это небытие, пустоту, то в пустыне расцветет жизнь. Пустота оживет, она НАПОЛНИТСЯ. Бесплодная пустота станет плодородной. Я представляю из себя лишь функцию. Нет ничего равного настоящему.</text:span></text:p>
      <text:p text:style-name="P39">Два аспекта пустоты. Можно сказать, что у пустоты (или бессознательного) два аспекта:</text:p>
      <text:list xml:id="list937063432677949875" text:style-name="L3">
        <text:list-item>
          <text:p text:style-name="P295">она просто является тем, чем является;</text:p>
        </text:list-item>
        <text:list-item>
          <text:p text:style-name="P295">она понимает, что существует; неправильно говорить, что она «в нас» или что мы в «в ней».</text:p>
        </text:list-item>
      </text:list>
      <text:p text:style-name="P39"/>
      <text:p text:style-name="P289"><text:span text:style-name="T44"><text:tab/>Первопричина всего находится вне пределов понимания человека («без места нахождения»). </text:span><text:span text:style-name="T40">Первопричина всего живого на земле находится вне понимания человека, так как определяется вне категорий времени и расстряния. А значит, находится вне форм относительности; говорят, что у нее «нет места нахождения», к которому можно было бы применить возможные утверждения.</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soft-page-break/>О смерти</text:p>
      <text:p text:style-name="P41"/>
      <text:p text:style-name="P290"><text:span text:style-name="T40"><text:tab/></text:span><text:span text:style-name="T44">Думая о смерти, не забывай о жизни. </text:span><text:span text:style-name="T40">Не знаю, что означает «смерть», но не боюсь умереть, так как буду продолжать существовать, идти вперед (вместе с жизнью). Даже если я, Брюс Ли, когда-нибудь умру, не осуществив всех своих стремлений, то не буду об этом сожалеть. Я делал то, что хотел; а то, что я сделал, я сделал искренне, полностью отдаваясь этому делу. От жизни нельзя ожидать большего.</text:span></text:p>
      <text:p text:style-name="P41"/>
      <text:p text:style-name="P291"><text:span text:style-name="T40"><text:tab/></text:span><text:span text:style-name="T44">Путь смерти.</text:span><text:span text:style-name="T40"> На протяжении веков конечный удел героев был такой же, как и у обычных людей. Все они умерли и постепенно стерлись из памяти людей.</text:span></text:p>
      <text:p text:style-name="P36"/>
      <text:p text:style-name="P291"><text:span text:style-name="T40"><text:tab/></text:span><text:span text:style-name="T44">Надо смириться с возможностью смерти.</text:span><text:span text:style-name="T40"> Стоит перестать мечтать о вечной весне, тогда и лето, и зима будут дарить счастье.</text:span></text:p>
      <text:p text:style-name="P36"/>
      <text:p text:style-name="P291"><text:span text:style-name="T40"><text:tab/></text:span><text:span text:style-name="T44">Надо учиться умирать.</text:span><text:span text:style-name="T40"> Все хотят научиться побеждать, при этом никогда не проигрывая. Освободиться от груза поражений — значит научиться их принимать, то есть научиться умирать. Стоит понять это, и тебе откроется течение и гармония жизни. Подвижность — это путь к сознанию, в котором отсутствуют мысли. Надо освобождаться от честолюбивыз жеданий и учиться умирать.</text:span></text:p>
      <text:p text:style-name="P36"/>
      <text:p text:style-name="P291"><text:span text:style-name="T40"><text:tab/></text:span><text:span text:style-name="T44">О разлуке с друзьями.</text:span><text:span text:style-name="T40"> Сейчас и всегда мы должны расставаться. Мой путь лежит в этом направлении, а твой — в другом. И я не знаю направления своего пути завтра, как не знаю будущего.</text:span></text:p>
      <text:p text:style-name="P36"/>
      <text:p text:style-name="P291"><text:span text:style-name="T40"><text:tab/></text:span><text:span text:style-name="T44">О необходимости помнить.</text:span><text:span text:style-name="T40"> Воспоминания — это единственный рай, из которого нас не могут изгнать. Удовольствие — это цветок, который скоро завянет, а воспоминание — это запах цветка, который остается надолго. Восспоминания живут дольше, чем все отстальное в жизни. Я долгие годы вспоминаю дерево в пору цветения, но не его плоды.</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Часть 2</text:p>
      <text:p text:style-name="P36">Что значит быть человеком</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3"><text:soft-page-break/>Человек</text:p>
      <text:p text:style-name="P42"/>
      <text:p text:style-name="P42"><text:span text:style-name="T9">Осознайте свою человеческую природу.</text:span> Знайте, как мне нравится думать о себе? Как о человеке.</text:p>
      <text:p text:style-name="P42"/>
      <text:p text:style-name="P42"><text:span text:style-name="T9">Назначение и долг человека.</text:span> Назначение и долг человека, «качество» человека в том, чтобы искренне и честно развивать свои возможность и стремиться к самовыражению. Стоит добавить, что внутренняя энергия и физическая сила могут направить к достижению цели в жизни и тем самым помогут выполнить свой долг перед самим собой.</text:p>
      <text:p text:style-name="P42"/>
      <text:p text:style-name="P42"><text:span text:style-name="T9">Людям свойственно все объединять.</text:span> Мы не анализируем — мы все ОБЪЕДИНЯЕМ.</text:p>
      <text:p text:style-name="P42"/>
      <text:p text:style-name="P42"><text:span text:style-name="T9">Цель человека.</text:span> Цель человека заключается в самореализации.</text:p>
      <text:p text:style-name="P42"/>
      <text:p text:style-name="P42"><text:span text:style-name="T9">Ненастоящий человек.</text:span> Больше всего не люблю нечестных людей, которые больше говорят, чем делают. Также мне не нравятся люди, которые под покорностью скрывают свою неполноценность.</text:p>
      <text:p text:style-name="P42"/>
      <text:p text:style-name="P42"><text:span text:style-name="T9">О Доминиканской Республике.</text:span> Мне нравится эта страна и ее люди. В доминиканцах сохранилась простота настоящего человека. Там нет так много лицемерия, как в больших городах.</text:p>
      <text:p text:style-name="P42"/>
      <text:p text:style-name="P42"><text:span text:style-name="T9">О природе человека. </text:span>Человек представляет собой организм, которому надо есть, спать, поддерживать физическую форму и воспроизводить себе подобных. Человек — это также существо, которое может чуствовать и создавать.</text:p>
      <text:p text:style-name="P42"/>
      <text:p text:style-name="P42"><text:span text:style-name="T9">Человек — э</text:span><text:span text:style-name="T14">то результат того, как он управляет своими природными инстинктами.</text:span><text:span text:style-name="T51"> <text:s/>С одной стороны, есть природные инстинкты, а с другой стороны, человек должен упрвлять ими. Но надо гармонично соединить эти два начала. Если преобладает одно начало, то это противоречит науке; а если другой, то человек становится роботом, а не человеком. Таким образом, надо найти благоприятную комбинацию взаимодействия этих двух начал. Она заключается не в абсолютной естественности и не в абсолютной неестественности. Идеал заключается в неестественной естественности или в естественной неестественнойсти.</text:span></text:p>
      <text:p text:style-name="P42"/>
      <text:p text:style-name="P44"><text:span text:style-name="T9">Человек — это творческое животное.</text:span> Именно способность творить отличает человека от всех отстальных животных.</text:p>
      <text:p text:style-name="P44"/>
      <text:p text:style-name="P44"><text:span text:style-name="T9">О развитии возможностей человека.</text:span> Чтобы расти и развивать возможности необходимо:</text:p>
      <text:list xml:id="list432422793626710046" text:style-name="L4">
        <text:list-item>
          <text:p text:style-name="P296">занимать место в социальной структуре общества;</text:p>
        </text:list-item>
        <text:list-item>
          <text:p text:style-name="P296">заполнять пробелы в своей личности, так чтобы снова стать одним целым.</text:p>
        </text:list-item>
      </text:list>
      <text:p text:style-name="P44"/>
      <text:p text:style-name="P44"><text:soft-page-break/><text:span text:style-name="T9">Человек способен на большее.</text:span> Дело в том, что люди живут, пользуясь лишь маленьким процентом того, на что способны:</text:p>
      <text:list xml:id="list8452677341536651032" text:style-name="L5">
        <text:list-item>
          <text:p text:style-name="P297"><text:s/>человек ек дает себе раскрыться и быть полностью собой;</text:p>
        </text:list-item>
        <text:list-item>
          <text:p text:style-name="P297">общество не дает человеку быть полностью собой.</text:p>
        </text:list-item>
      </text:list>
      <text:p text:style-name="P44"/>
      <text:p text:style-name="P44"><text:span text:style-name="T9">Говорить и слушать.</text:span> Большинство людей умеют говорить, но не умеют слушать. Мало тех, кто умеет слушать, но не умеет говорить. И очень редко встречаются люди, которые умеют как говорить, так и слушать.</text:p>
      <text:p text:style-name="P44"/>
      <text:p text:style-name="P44"><text:span text:style-name="T9">Основной нравственный вопрос для человека.</text:span> Что соответствует (с точки зрения справедливости, этики, нравственности) поведению человека?</text:p>
      <text:p text:style-name="P36"/>
      <text:p text:style-name="P45"><text:span text:style-name="T9">Честность перед самим собой помогает стать «настоящим» человеком.</text:span> Не говори глупостей, так как ты то, чем ты являешься. Честность перед самим собой занимает определенную и жизненно важную часть в непрерывном процессе становления «настоящего» человека, а не послушного человека. Иначе однажды услышишь: «Вот это качество характера мне нравится. В нем есть что-то НАСТОЯЩЕЕ». Мне бы это понравилось.</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7"><text:soft-page-break/>Действие</text:p>
      <text:p text:style-name="P46"/>
      <text:p text:style-name="P46"><text:span text:style-name="T9">Необходимо действовать исходя из своих убеждений.</text:span> Недостаточно обладать знанием, как как его необходимо применять. Также не достаточно желания, так как необходимо действовать.</text:p>
      <text:p text:style-name="P46"/>
      <text:p text:style-name="P46"><text:span text:style-name="T9">Действие — прямой путь к самоуважению.</text:span> Действие — это прямой путь к уверенности и самоуважению. Вся энергия поступает к тому, что открыто. Она охотно наполняет людей, и ее заглуги можно ощутить.</text:p>
      <text:p text:style-name="P46"/>
      <text:p text:style-name="P46"><text:span text:style-name="T9">Только действие наполняет жизнь силой. </text:span>Только действие питает жизнь силой, так же как умеренность придает ей очарование.</text:p>
      <text:p text:style-name="P46"/>
      <text:p text:style-name="P46"><text:span text:style-name="T9">Надо не думать, а дейстововать.</text:span> Наше дело не смотреть на то, что смутно виднеется вдалеке, а делать то, что отчетливо видно перед глазами.</text:p>
      <text:p text:style-name="P46"/>
      <text:p text:style-name="P46"><text:span text:style-name="T9">Суть в том, чтобы делать.</text:span> Важно действие, а не достижение. Нет того, кто делает, но есть действие, так же как нет того, кто приобретает опыт, а есть опыт.</text:p>
      <text:p text:style-name="P46"/>
      <text:p text:style-name="P46"><text:span text:style-name="T9">Конец человека в действии.</text:span> Конец человека в действии, а не в мысли, хотя последнее и было бы благороднее. В мире живет много людей, которые не видят сути дела, а просто умно рассуждают (не эмоционально) о том, как они сделают то либо это. Это лишь пустые разговоры, так как ничего еще не сделано и не достигнуто.</text:p>
      <text:p text:style-name="P46"/>
      <text:p text:style-name="P46"><text:span text:style-name="T9">Награда за действие. </text:span>Только тот, кто делает, чему-то учится.</text:p>
      <text:p text:style-name="P46"/>
      <text:p text:style-name="P46"><text:span text:style-name="T9">Существует действие как умственное, так и физическое.</text:span> Умственное «движение» сопровождает каждое физическое действие.</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text:soft-page-break/>У-вей (естественное действие)</text:p>
      <text:p text:style-name="P48"/>
      <text:p text:style-name="P48"><text:tab/>У-вей — это естественное действие. Основна идея книги «Дао-дэ-дзин» лежит в ЕСТЕСТВЕННОСТИ, то есть в у-вей (бездействии), что значит — никогда не совершать неестественных действий. Это подразумевает стихийность действий, то есть «следовать всему в их естественном проявлении», и таким образом давать им возможность «стихийно трансформироваться». Таким образом, Дао «не предпринимает никаких действий, но в то же время ничего не остается невыполненным».</text:p>
      <text:p text:style-name="P48"/>
      <text:p text:style-name="P48"><text:tab/>У-вей в обычной жизни. В обычной жизни у-вей проявляется в том, чтобы «производить и создавать что-либо, не делая это своей собственностью», а также в том, чтобы «делать работу и не гордиться ею». Вот таким образом естественный «путь» дополняет все исскусственные пути, такие как правила, церемонии т. д. Именно по этой причине последователи учения даосизма не любят выполнения всяких формальностей и все искусственное.</text:p>
      <text:p text:style-name="P48"/>
      <text:p text:style-name="P48"><text:tab/>Не растрачивайте все силы сразу. В разговоре необходимо постоянно самовыражаться и менять форму. Недопостимо влияние внешнего успеха или поражения, но необходимо быть уверенным в своей силе, а на это требуется время.</text:p>
      <text:p text:style-name="P48"/>
      <text:p text:style-name="P48"><text:tab/>Нет необходимости в специальной подготовке. Не стоит прилагать усилия для выполнения специальных упражнений, которые не связаны с вашей ежедневной жизнью.</text:p>
      <text:p text:style-name="P48"/>
      <text:p text:style-name="P48"><text:tab/>Не растрачивайте все силы сразу. Спокойно и терпеливо ждите. Тот, кто обладает силой, должен нежно о ней заботиться. Не надо бояться потерять силу. Главное — не растрачивать все силы сразу, пытаясь силой взять то, для чего еще не пришло время.</text:p>
      <text:p text:style-name="P48"/>
      <text:p text:style-name="P48"><text:tab/><text:span text:style-name="T52">Естественное действие — это восприимчивое к переменам действие. Бездействие, как его часто переводят, совсем не означает отсутствие действия: нет такого действия, которое бы рождало противоположность, «Правильное действие» <text:s/>не надо ничему ни противопоставлять, ни отказываться от него: оно должно быть восприимчиво к переменам, как тросник на ветру.</text:span></text:p>
      <text:p text:style-name="P48"/>
      <text:p text:style-name="P48"><text:tab/><text:span text:style-name="T52">У-вей — это спонтанное действие. Спонтанное действие много использовала Природа (Дао). Это действие Природы было настоящим действием. Второе действие было запланированным, обдуманным заранее и направленным к определенной цели. Однако каким бы привлекательным оно не казалось, оно вынуждало Природу к действию, а следовательно, не было настоящим.</text:span></text:p>
      <text:p text:style-name="P48"/>
      <text:p text:style-name="P48"><text:tab/><text:span text:style-name="T53">Действие в соответствии с ситуацией. Сомневающийся человек находится в зависимом положении, действует как помощник. Его задачей не является руководить: в таком случае он только собьется с Пути. Наоборот он должен позволить себя вести. Если знаешь, как встретить судьбу и принять ее, то, </text:span><text:soft-page-break/><text:span text:style-name="T53">несомненно, найдешь хорошего наставника. Незаурядный человек позволяет направить себя, не идет слепо вперед, учится в любой ситуации извлекать то, что от него требуется, а затем следует этому.</text:span></text:p>
      <text:p text:style-name="P48"/>
      <text:p text:style-name="P48"><text:tab/><text:span text:style-name="T54">Не ищи, но разрешай. Не ищи ЭТОГО, так как оно придет, когда его меньше всего ждешь. Просто иди. Не ищи и не убегай.</text:span></text:p>
      <text:p text:style-name="P48"/>
      <text:p text:style-name="P48"><text:tab/><text:span text:style-name="T54">О правиле у-вей. У-вей — это стихийное превосходство. У-вей — это стихийное действие, выполненное без предварительной подготовки. В у-вей заключена гармония с Природой. У-вей не действует силой, для того чтобы обрести мир и свободу от волнений. Не говоря уж о том, что у-вей питает душу, поэтому обретает постоянство. У-вей не подразумевает «совершение действия», так как проявления усилий неизбежно ведет к поражению.</text:span></text:p>
      <text:p text:style-name="P48"/>
      <text:p text:style-name="P48"><text:tab/><text:span text:style-name="T54">У-вей — это проявление творческой интуиции. Правило у-вей заключается в совершенной активности творческой интуиции, которая способствует раскрытию внутренних источников человека. Так как суждения, которыми чаще всего оперирует человек, умозрительны и рациональны, они немогут проникнуть в скрытые глубоко внутри способности человека к творчеству. Суждение строится, исходя из внешних признаков, тогда как несуждение приводится в действие внутренним светом. Первое действие ограничено и конечно, а второе — свободно и безгранично.</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text:soft-page-break/>Ум человека</text:p>
      <text:p text:style-name="P50"/>
      <text:p text:style-name="P51"><text:tab/><text:span text:style-name="T9">Умный человек постоянно учится.</text:span> Умный человек — это тот, кто постоянно учится, никогда не останавливается в своем развитии. Все направления и системы перестали развиваться, а следовательно, из устройство не является разумным.</text:p>
      <text:p text:style-name="P51"/>
      <text:p text:style-name="P51"><text:tab/><text:span text:style-name="T9">У умного человека пытливый ум.</text:span> У умного человека ПЫТЛИВЫЙ ум. Его не удовлетворяют объяснения, <text:span text:style-name="T55">выводы. Он не верит на слово <text:s/>тому, что ему говорят, так как вера — это еще один вид вывода.</text:span></text:p>
      <text:p text:style-name="P51"/>
      <text:p text:style-name="P52"><text:tab/><text:span text:style-name="T22">Свойства ума. </text:span><text:span text:style-name="T55">Быть чем-то одним и не меняться — это крайняя степень НЕПОДВИЖНОСТИ. Не иметь ничего, что бы оказывало сопротивление, — это крайняя степень ПУСТОТЫ. Быть отстраненным от всего внешнего мира — это крайняя степень ОСТРОТЫ ЧУВСТВ. Не иметь внутри себя противоречий — это крайняя степень ЧИСТОТЫ.</text:span></text:p>
      <text:p text:style-name="P52"/>
      <text:p text:style-name="P52"><text:tab/><text:span text:style-name="T21">Человек сам себе начальник. </text:span><text:span text:style-name="T56">На меня всегда оказывали влияния обстоятельства, так как я думал о себе как о человеке, на которого могут оказать влияние внешние обстоятельства. Сейчас я понял, что сам представляю силу, которая управляет разумом и из которой и происходят все обстоятельства.</text:span></text:p>
      <text:p text:style-name="P48"/>
      <text:p text:style-name="P48"><text:tab/><text:span text:style-name="T21">О ценности быть восприимчивым.</text:span><text:span text:style-name="T56"> Ценность чашки в том, что она пустая. Пустота = Целостность. Целостность ума, целостность физической формы.</text:span></text:p>
      <text:p text:style-name="P48"><text:tab/></text:p>
      <text:p text:style-name="P48"><text:tab/><text:span text:style-name="T20">Надо освободить ум. </text:span><text:span text:style-name="T57">Чтобы ум мог функционировать естественно и гармонично, необхожимо освободить его от приверженности к противоположным понятиям. Необходимо освободить ум от влияния внешнего мира. Пусть ему не мешают развиваться внешние явления. Необходимо такое состояние чистоты, в котором человек как не отрицает, так и не соглашается с чем-либо, то есть состояние, в котором человек просто воспринимает все, что проиходит.</text:span></text:p>
      <text:p text:style-name="P48"/>
      <text:p text:style-name="P48"><text:tab/><text:span text:style-name="T20">Мысль не может быть полной. </text:span><text:span text:style-name="T57">Мысль неможет быть полной. Мысль — это ответная реакция памяти, а память не можеть быть полной, так как она явлется реальтатом опыта. Таким образом, мысль — это реакция ума, обусловленая опытом человека.</text:span></text:p>
      <text:p text:style-name="P48"/>
      <text:p text:style-name="P48"><text:tab/><text:span text:style-name="T20">Ограниченный человек не может свободно думать.</text:span><text:span text:style-name="T57"> Человек должен быть ко всему восприимчив, так как ограниченность мешает свободно мыслить.</text:span></text:p>
      <text:p text:style-name="P48"/>
      <text:p text:style-name="P48"><text:tab/><text:span text:style-name="T20">Ум человека должен на все реагировать.</text:span><text:span text:style-name="T57"> Вода постоянно пребывает в движении, а луна сохраняет неподвижность. Ум человека должен реагировать во всех ситуациях, но при этом оставиться одним и тем же.</text:span></text:p>
      <text:p text:style-name="P48"/>
      <text:p text:style-name="P48"><text:soft-page-break/><text:tab/><text:span text:style-name="T20">Не будь рабом учения. </text:span><text:span text:style-name="T57">Учиться необходимо, но важно не стать рабом. Самое главное не учить все несущественное и ненужное. Ум человека имеет первостепенное значение.</text:span></text:p>
      <text:p text:style-name="P48"><text:tab/></text:p>
      <text:p text:style-name="P48"><text:tab/><text:span text:style-name="T19">Человек все видит внутренним умом. </text:span><text:span text:style-name="T58">Чтобы немедленно реагировать на все, что видишь, необходимо развивать психическую способность видеть, так как человек все видит внутренним умом.</text:span></text:p>
      <text:p text:style-name="P48"/>
      <text:p text:style-name="P48"><text:tab/><text:span text:style-name="T19">Ум — это основная реальность.</text:span><text:span text:style-name="T58"> Ум — это основная реальность, которая осознает себя и не является местом эмпирического сознания. Надо «быть умом» вместо того, чтобы «иметь ум».</text:span></text:p>
      <text:p text:style-name="P48"/>
      <text:p text:style-name="P48"><text:tab/><text:span text:style-name="T19">Ум — это динамический аспект пустоты.</text:span><text:span text:style-name="T58"> Все движения выходят из пустоты, а динамическому аспекту пустоты дали название «ум». Более того, в пустоте нет эгоцентричной движущей силы, нет ничего кривого, так как там действуют только искренние, настоязие и прямые силы, которым ничего не препятствует.</text:span></text:p>
      <text:p text:style-name="P48"/>
      <text:p text:style-name="P48"><text:tab/><text:span text:style-name="T19">Не указывайте уму.</text:span><text:span text:style-name="T58"> Между отрицательной и положительной силами занимайте нейтральную позицию. Не указывайте уму.</text:span></text:p>
      <text:p text:style-name="P48"/>
      <text:p text:style-name="P48"><text:tab/><text:span text:style-name="T19">Уму неприсуща активность.</text:span><text:span text:style-name="T58"> Первоначально уму не присуща активность; а Путь всегда проходит без участия мысли.</text:span></text:p>
      <text:p text:style-name="P48"/>
      <text:p text:style-name="P48"><text:tab/><text:span text:style-name="T19">Ум, не связанный условностями, интуитивно постигает истину.</text:span><text:span text:style-name="T58"> Надо иметь живой и острый ум, чтобы интуитивно постигать истину, которая во всем. Надо освободить ум от старых привычек, предубеждений, ограничивающих свободу мыслительных процессов, и даже от обычных мыслей.</text:span></text:p>
      <text:p text:style-name="P48"/>
      <text:p text:style-name="P48"><text:tab/><text:span text:style-name="T18">Развивайте живость ума.</text:span><text:span text:style-name="T59"> Быть наготове означает быть серьезным. Быть очень серьезным означает быть искренним по отношению к себе. Именно искренность открывает Истинный путь.</text:span></text:p>
      <text:p text:style-name="P48"/>
      <text:p text:style-name="P48"><text:tab/><text:span text:style-name="T17">Знание об уме. </text:span><text:span text:style-name="T60">Под знанием понимается осознание пустоты и спокойствия ума. Под интуицией понимается осознание того, что подлинную сущность нельзя создать.</text:span></text:p>
      <text:p text:style-name="P48"/>
      <text:p text:style-name="P48"><text:tab/><text:span text:style-name="T16">Знание о прошлом.</text:span><text:span text:style-name="T61"> Знание находится в прошлом, а изучение лежит в настоящем. Это постоянное движение и взаимодействие с внешним миром не имеет прошлого.</text:span></text:p>
      <text:p text:style-name="P48"/>
      <text:p text:style-name="P48"><text:tab/><text:span text:style-name="T15">Бесконечная подвижность ума. </text:span><text:span text:style-name="T62">Ум наделен бесконечной подвижностью, для которой нет никаких преград.</text:span></text:p>
      <text:p text:style-name="P48"/>
      <text:p text:style-name="P48"><text:tab/><text:span text:style-name="T15">Очищенный ум.</text:span><text:span text:style-name="T62"> Очищенный ум — это ум, невосприимчивый к ощущениям. <text:s/>Он свободен от чувства страха, гнева, печали, беспокойства и даже любви. Когда </text:span><text:soft-page-break/><text:span text:style-name="T62">ум отсутствует, мы смотрим, но ничего не видим; мы слышим, но ничего не понимаем; мы едим, но не чувствуем вкус пищи.</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3"><text:soft-page-break/>Процесс мышления</text:p>
      <text:p text:style-name="P53"/>
      <text:p text:style-name="P54"><text:tab/><text:span text:style-name="T9">Искренняя мысль.</text:span> Под искренней мыслью понимается мысль в состоянии сосредоточения внимания(спокойное знание). Мысль в состоянии рассеянного внимания не может быть искренней.</text:p>
      <text:p text:style-name="P54"/>
      <text:p text:style-name="P54"><text:tab/><text:span text:style-name="T9">Внутренняя мысль и ее внешнее выражение одинаковы.</text:span> Ум человека и его поведение — это одно и то же, поэтому внутренний ум и его внешнее выражение не могут противоречить друг другу. Следовательно, человек должен поставить перед собой правильную цель, а она, в свою очередь, будет оказывать влияние на его действие.</text:p>
      <text:p text:style-name="P54"/>
      <text:p text:style-name="P54"><text:tab/><text:span text:style-name="T9">Цель учения не в накоплении знаний.</text:span> Процесс присоединения знаний представляет собой просто развитие памяти, и этот процесс происходит механически. Цель учения не в накоплении знаний, так как это движение, у которого нет ни начала, ни конца.</text:p>
      <text:p text:style-name="P54"/>
      <text:p text:style-name="P54"><text:tab/><text:span text:style-name="T9">Мысль продолжает жить подобно ручью, у которого нет конца.</text:span> Такова природа человека: в своем развитии мысль движется вперед подобно ручью, на пути которого нет преград. Мысли, рожденные в прошлом, настоящем и будущем, продолжают развиваться пободно ручью, у которого нет конца.</text:p>
      <text:p text:style-name="P54"/>
      <text:p text:style-name="P54"><text:tab/><text:span text:style-name="T9">Воображение. </text:span>Как только осознаешь необходимость хороших планов и идей для достижения своих целей, то начнешь развивать воображение и будешь каждый день его использовать при разработке планов.</text:p>
      <text:p text:style-name="P54"/>
      <text:p text:style-name="P54"><text:tab/><text:span text:style-name="T9">Память.</text:span> Как только осознаешь ценность живого ума и живой памяти, то будешь стараться быть наготове, чтобы запечатлевать отчетливо в памяти все мысли, которые захочешь вспомнить, а также соотносить эти мыли с теми предметами, которые часто приходят на ум.</text:p>
      <text:p text:style-name="P54"/>
      <text:p text:style-name="P54"><text:tab/><text:span text:style-name="T9">Подсознание. </text:span>Как только осознаешь влияние подсознания на силу воли, то будешь внимательно относиться к тому, чтобы представить ясно и отчетливо картину главной цели в жизни, а также всех маленьких целей на пути к главной цели. И будешь постоянно держать эту картинку в подсознании, воспроизводя ее каждый день!</text:p>
      <text:p text:style-name="P54"/>
      <text:p text:style-name="P55"><text:tab/><text:span text:style-name="T9">Воспоминание и ожидание.</text:span> Воспоминание и ожидание — это прекрасные свойства сознания, котороые отличают ум человека от животных. Они оказывают полезное действие и служат определенным целям. Но когда действия напрямую соотносятся с проблемами жизни и смерти, из надо перестать делать, так чтобы они не мешали подвижному процессу мышления и молниеносной скорости действия.</text:p>
      <text:p text:style-name="P55"/>
      <text:p text:style-name="P55"><text:tab/><text:span text:style-name="T9">Знание. </text:span>Это воспоминание когда-то выученного материала.</text:p>
      <text:p text:style-name="P55"/>
      <text:p text:style-name="P55"><text:soft-page-break/><text:tab/><text:span text:style-name="T9">Понимание.</text:span> Это способность понять материал (польза знания) через толкование сообщаемого материала, а также через применение знания на практике.</text:p>
      <text:p text:style-name="P55"/>
      <text:p text:style-name="P55"><text:tab/><text:span text:style-name="T9">Применение. </text:span>Это способность использовать изученный материал в новых и конкретных ситуациях.</text:p>
      <text:p text:style-name="P55"/>
      <text:p text:style-name="P55"><text:tab/><text:span text:style-name="T9">Анализ.</text:span> Это способность вычленять из материала составляющие части, так чтобы понятна была его структура постоения.</text:p>
      <text:p text:style-name="P55"/>
      <text:p text:style-name="P55"><text:tab/><text:span text:style-name="T9">Синтез. </text:span>Это способность соединить вместе отдельные части, чтобы образовалось новое целое.</text:p>
      <text:p text:style-name="P55"/>
      <text:p text:style-name="P55"><text:tab/><text:span text:style-name="T9">Оценка.</text:span> Это способность соединить вместе отдельные части и в соответствии с поставленной целью дать оценку этому материалу.</text:p>
      <text:p text:style-name="P55"/>
      <text:p text:style-name="P55"><text:tab/><text:span text:style-name="T9">Мысль и положение дел.</text:span> Истинное положение дел заключается в содержании мысли, а мысль — это функция истинного положения дел. Не существует мысли без истинного положения дел. Положение дел неподвижно, но его движение и функция неисчерпаемы.</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6">Понятие (абстрактные)</text:p>
      <text:p text:style-name="P56"/>
      <text:p text:style-name="P55"><text:span text:style-name="T9"><text:tab/>Понятия и понимание.</text:span> Нельзя понять материал, если учить понятия. Подобным образом можно только объяснить материал. Когда человек думает, он отстраняется от того, что он пытается понять.</text:p>
      <text:p text:style-name="P55"/>
      <text:p text:style-name="P57"><text:span text:style-name="T9"><text:tab/>Освободитесь от понятий и увидите истну своими собственными глазами.</text:span> Она существует ЗДЕСЬ и СЕЙЧАС, и, чтобы ее понять, требуется лишь быть открытым и свободным, свободным от понятий, представлений и т. д. Можно упорно повторять, анализировать, посещать лекции и т. п., пока не посинеешь; но все это принесет мало пользы. Только перестав думать, мы начнем открывать и понимать. Прекращение активной деятельности головного мозга прекращается, только когда человек находится в спокойном состоянии. Это и будет моментом особождения от всех мыслей, и только тогда между двумя мыслями возможно вспышка понимания; а понимание не является мыслью.</text:p>
      <text:p text:style-name="P57"/>
      <text:p text:style-name="P57"><text:span text:style-name="T9"><text:tab/>Уравновешивайте мысли с действием. </text:span>Если очень много времени думать о чем-нибудь, что надо сделать, никогда этого не сделаешь.</text:p>
      <text:p text:style-name="P57"/>
      <text:p text:style-name="P57"><text:span text:style-name="T9"><text:tab/>Абстрактные мысли отдаляют от жизни. </text:span>Если вы заняти своим маленьким компьютером в голове,то вс энергия расходуется на размышления, и в результате вы ничего не видите и не слышите. Вместо того чтобыпрямо взглянуть на факт, люди цепляются за формы (теории) и в результате все больше и больше запутываются, пока сами же не попадают в западню.</text:p>
      <text:p text:style-name="P57"/>
      <text:p text:style-name="P57"><text:span text:style-name="T9"><text:tab/>Понятия и самореализация.</text:span> Вместо того чтобы реализовывать в жизни представление о том, чем вы должны быть, ВЫРАЖАЙТЕ СЕБЯ. Процесс развития человека не предполагает, чтобы он стал пленником своих представлений. Надо понять, что заложено внутри вас.</text:p>
      <text:p text:style-name="P57"/>
      <text:p text:style-name="P57"><text:span text:style-name="T9"><text:tab/>Надо жить, а не строить предстваления о жизни. </text:span>В данной книге можно быть менее требовательным, если продолжить привычную игру и создавать роли, чтобы затем ими управлять. <text:span text:style-name="T63">К счастью для меня, мое знание себя выше этого, и я пришел к пониманию того, что лучше жить, чем стоить представления о жизни. Если вы все еще думаете, то ничего не понимаете.</text:span></text:p>
      <text:p text:style-name="P57"/>
      <text:p text:style-name="P58"><text:span text:style-name="T9"><text:tab/>Не позволяйте мыслям удалить вас от жизни.</text:span> Отсутствие мысли — это догма, которая означает не отдаляться от жизни в процессе мышления, не замутнять сознание чем-то внешним; надо мыслить и в тоже время не иметь мыслей.</text:p>
      <text:p text:style-name="P58"/>
      <text:p text:style-name="P58"><text:span text:style-name="T9"><text:tab/>Понятия мешают чувствовать.</text:span> Надо не думать, но ЧУВСТВОВАТЬ. Чувства существуют здесь и сейчас, когда понятия и представления не мешают их выражению. Если перестать все анализировать и дать волю своим чувствам, мы <text:soft-page-break/>действительно начнем все видеть, все чувствовать как одно целое. Существует только само действие, а не тот, кто его делает. Я начал жить чувствами и все воспринимал чувствами, не давая этому определения. Потом чувства и мое «Я» слились в одно целое. Больше я не чувствую себя отдельно от тебя, и сама мысль извелечения пользы из чего бы то ни было кажется мне абсурдной. У меня нет другого осознания себя (не говоря о мысли), как только лишь в единении с вещами, которые я воспринимал в данный момент.</text:p>
      <text:p text:style-name="P58"/>
      <text:p text:style-name="P58"><text:span text:style-name="T9"><text:tab/>Абстрактный анализ не дает ответа.</text:span> Сейчас люди стараются заглянуть внутрь себя, чтобы понять и оценить причину своего настроения. Бесполезно стоять снаружи и стараться при этом заглянуть внутрь, так как чем бы это ни было, это пройдет. Это в такой же мере касается и такого расплывчатого понятия как «счастье». Стараться понять его то же самое, если включить свет в надежде увидеть темноту. Как только начнешь что-либо анализировать, как это исчезнет.</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60">Знание</text:p>
      <text:p text:style-name="P60"/>
      <text:p text:style-name="P59"><text:span text:style-name="T9"><text:tab/>Попытки дать определние знанию.</text:span> Объект познания постоянно меняется. Чувства, вкусовые ощущения, сенсуальный опыт и т. д. являются догмами, а значит, неверным знанием, так как могут оказаться ложным знанием. Следовательно, объекты восприятия исключают истинное знание.</text:p>
      <text:p text:style-name="P59"/>
      <text:p text:style-name="P59"><text:span text:style-name="T9"><text:tab/>Знание — это не просто восприятие. </text:span>Объекты мысли, а не объекты восприятия являются истинными, более совершенными, разумными и постоянными.</text:p>
      <text:p text:style-name="P59"/>
      <text:p text:style-name="P59"><text:span text:style-name="T9"><text:tab/>Знание и характер.</text:span> Знание наделяет силой, а характер — уважением.</text:p>
      <text:p text:style-name="P59"/>
      <text:p text:style-name="P59"><text:span text:style-name="T9"><text:tab/>Об учении.</text:span> Учиться — значит открывать, в чем лежит причина невежества. Однако лучший способ узнавать что-либо — это не количественно накапливать информацию, а раскрывать то, что заложено в нас. Когда открываем это, то выявляем свои способности, а также раскрываем глаза на заложенный в нас потенциал; на то, что происходит; открываем, как можно обогатить свою жизнь; обнаруживаем средства для преодоления трудных ситуаций. И я утверждаю, что все это происходит здесь и сейчас.</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60">Идеи</text:p>
      <text:p text:style-name="P60"/>
      <text:p text:style-name="P59"><text:tab/><text:span text:style-name="T9">Ценность идеи.</text:span> Идея лежит в начале всех достижений, как в любой области промышленности, так и в любой профессии.</text:p>
      <text:p text:style-name="P59"/>
      <text:p text:style-name="P59"><text:tab/><text:span text:style-name="T9">Идеи определили жизнь в Америке.</text:span> Америка находится в постоянном поиске новых идей. Именно идеи сделали Америку тем, чем она является сегодня. А хорошая идея помогает человеку стать тем, чем он хочет быть.</text:p>
      <text:p text:style-name="P59"/>
      <text:p text:style-name="P59"><text:tab/><text:span text:style-name="T9">Новые идеи всегда вознаграждаются.</text:span> Несомненно, что умение достигается трудом и бережливостью, но удача, в смысле материального благополучия, - награда тому, кто додумается до того, чего не существовало до этого.</text:p>
      <text:p text:style-name="P61"/>
      <text:p text:style-name="P61"><text:tab/><text:span text:style-name="T9">Простые представления и простые впечатления. </text:span>Простые представления являются точным повторением простых впечатлений. Например, нас волнует вид чего-то интересного, а затем на основе этого впечатления появляется представление об этом. Следовательно, простые идеи являются непосредственным воспроизведением простых впечатлений, их нельзя разделить на части, так как они предстваляют собой одно целое.</text:p>
      <text:p text:style-name="P61"/>
      <text:p text:style-name="P61"><text:tab/><text:span text:style-name="T9">Сложные впечатления и сложные представления.</text:span> Хотя сложные впечатления и сложные представления являются в общем точным повторением одно другого (сложные представления — точное повторение сложных впечатлений), но в некоторых случаях это не так. Например, можно представить место, где никогда не бывал, или, скажем, человек, не различающий синий цвет, может составить свое предстваление об этом цвете на основе сравнения с другими цветами.</text:p>
      <text:p text:style-name="P61"/>
      <text:p text:style-name="P61"><text:tab/><text:span text:style-name="T9">Три виде представлений.</text:span> Существуют врожденные представления, случайные представления (возникающие в связи с какими-нибудь событиями) и искусственные представления (которые придумывает человек).</text:p>
      <text:p text:style-name="P61"/>
      <text:p text:style-name="P61"><text:tab/><text:span text:style-name="T9">Четыре этапа для появления идеи. </text:span>Для появления идеи необходимо:</text:p>
      <text:list xml:id="list357969955861033654" text:style-name="L6">
        <text:list-item>
          <text:p text:style-name="P298">взять какую-нибудь нерешенную проблему;</text:p>
        </text:list-item>
        <text:list-item>
          <text:p text:style-name="P298">рассмотреть проблему с разных сторон;</text:p>
        </text:list-item>
        <text:list-item>
          <text:p text:style-name="P298">по-новому подойти к старому способу решения проблемы;</text:p>
        </text:list-item>
        <text:list-item>
          <text:p text:style-name="P298">поверить в свою идею и действовать!</text:p>
        </text:list-item>
      </text:list>
      <text:p text:style-name="P61"/>
      <text:p text:style-name="P61"><text:tab/><text:span text:style-name="T9">Пять этапов при формулировке идеи:</text:span></text:p>
      <text:list xml:id="list3302720392407945321" text:style-name="L7">
        <text:list-item>
          <text:p text:style-name="P299">подберите материал;</text:p>
        </text:list-item>
        <text:list-item>
          <text:p text:style-name="P299">проработайте детали;</text:p>
        </text:list-item>
        <text:list-item>
          <text:p text:style-name="P299">расслабьтесь и не думайте об этом;</text:p>
        </text:list-item>
        <text:list-item>
          <text:p text:style-name="P299"><text:soft-page-break/>будьте готовы распознать и принять идею, когда она появится;</text:p>
        </text:list-item>
        <text:list-item>
          <text:p text:style-name="P299">сформулируйте и изложите данную идею так, чтобы она была полезной.</text:p>
        </text:list-item>
      </text:list>
      <text:p text:style-name="P61"/>
      <text:p text:style-name="P62"><text:span text:style-name="T9"><text:tab/>О развитии творческого подхода.</text:span> Чтобы развить творческий подход, необходимо проанализировать и сосредоточиться на том, что требует РЕШЕНИЯ, затем подобрать АРГУМЕНТЫ и записать ИДЕИ, как разумные, как разумные, так и те, которые кажутся странными. Затем одновременно ОБДУМАЙТЕ аргументы и идеи, оцените их перепроверьте и остановитесь на ТВОРЧЕСКИХ ИДЕЯХ.</text:p>
      <text:p text:style-name="P62"/>
      <text:p text:style-name="P62"><text:span text:style-name="T9"><text:tab/>Идея, вызванная эмоциями, приобретает физическое выражения.</text:span> Любую идею, которая постоянно вретится в голове и не оставляет вас равнодушными, мы начинаете облекать в найболее удобную и соответствующую физическую форму выражения.</text:p>
      <text:p text:style-name="P62"/>
      <text:p text:style-name="P62"><text:span text:style-name="T9"><text:tab/>Сама по себе идея не может быть ошибочной.</text:span> Ошибка появляется в суждениях. Идея сама по себе не может быть ложной, такой ее делает именно суждение.</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text:soft-page-break/>Восприятие</text:p>
      <text:p text:style-name="P63"/>
      <text:p text:style-name="P64"><text:span text:style-name="T9"><text:tab/>Путь к истине лежит через восприятие.</text:span> Путь к истине лежит через восприятие, ане через убеждение или какой-нибуль способ ее достижения. Это осознание мира, достигнутое без всяких усилий, которе можно по-разному применить и в котором отсутствует необходимость выбора.</text:p>
      <text:p text:style-name="P64"/>
      <text:p text:style-name="P64"><text:span text:style-name="T9"><text:tab/>Воспринимать — значит постоянно осознавать. </text:span>Надо не просто воспринимать, но постоянно осознавать, не прекращать поиск, которому нет конца.</text:p>
      <text:p text:style-name="P64"/>
      <text:p text:style-name="P64"><text:span text:style-name="T9"><text:tab/>Удивительное упражнение для ума.</text:span> Когда проснетесь, полностью очнитесь от сна и осознайте все вокруг. Это и будет прекрасным упражнением для ума.</text:p>
      <text:p text:style-name="P64"/>
      <text:p text:style-name="P64"><text:span text:style-name="T9"><text:tab/>Воспринимающий ум понимает истину. </text:span>Для процесса понимания не существует не требований, ни претензий. Просто наблюдайте за всем. Воспринимающий ум живет, двигается, полон энергии, и только такой ум может понять, что есть истина. Если смотреть на все, не искажая это личными предпочтениями и желаниями, значит видеть все в чистом и простом виде.</text:p>
      <text:p text:style-name="P64"/>
      <text:p text:style-name="P64"><text:span text:style-name="T9"><text:tab/>Восприятие пожразумевает и восприятие существования.</text:span> Всегда что-нибудь существует, это первоначальный объект восприятия. Ощущения вызывают физические предметы, и в то же время ощущения не имеют полного сходства с физическими предметами. Можно сказать, что опыт постоянно влияет на представление о физических предметах.</text:p>
      <text:p text:style-name="P64"/>
      <text:p text:style-name="P64"><text:span text:style-name="T9"><text:tab/>Отношения между ощущениями и воспринимаемым объектом.</text:span> Ощущения являются частью, составляющей вешнее представление о физическом объекте. Одно является функцией другого. Нельзя пренебречь ни одним из них. То, что мы испытываем, — это результат воздействия физических объектов на органы чувств.</text:p>
      <text:p text:style-name="P64"/>
      <text:p text:style-name="P64"><text:span text:style-name="T9"><text:tab/>Философская проблема восприятия. </text:span>Каким должен быть мир, чтобы мы его воспринимали? Что мы воспринимаем?</text:p>
      <text:p text:style-name="P64"/>
      <text:p text:style-name="P65"><text:span text:style-name="T9"><text:tab/>Еще об ощущениях и восприятии.</text:span> Ощущения вызывают физические объекты. Для того чтобы выяснить истинную сущность объектов, необходимо рациональное мышление. Утверждение, что «Я вижу некий объект Т» означает, что существует (существующий объект, который я вижу) некий объект Т (заключение, основанное на сходстве с предметом). Существуют физические объекты.</text:p>
      <text:p text:style-name="P65"/>
      <text:p text:style-name="P65"><text:span text:style-name="T9"><text:tab/>Три уровня осознания. </text:span>Знание состоит из трех уровней: осознание себя, осознание промежуточного состояния (область воображения) и осознание мира.</text:p>
      <text:p text:style-name="P65"/>
      <text:p text:style-name="P66"><text:soft-page-break/><text:span text:style-name="T9"><text:tab/>Страх и осознание. </text:span>Страх — враг развития, при малейшем страдании пропадает желание что-либо делать. Если вы чувствуете что-либо неприятное, то прерывается континуум осознания мира и вас охватывает страх. Если говорить с научной точки зрения, то мы продолжаем развиваться посредством интеграции осознания и внимания.</text:p>
      <text:p text:style-name="P66"/>
      <text:p text:style-name="P66"><text:span text:style-name="T9"><text:tab/>Полное понимание достигается через непосредственное восприятие мира.</text:span> Непосредственное восприятие мира подразумевает отсутствие двойственности и наличие примирения с миром. А это равно ПОЛНОМУ пониманию. То есть полное осознание мира достигается через целостное восприятие умом.</text:p>
      <text:p text:style-name="P66"/>
      <text:p text:style-name="P66"><text:span text:style-name="T9"><text:tab/>Только через наблюдение можно увидеть чудо.</text:span> Просто за всем наблюдайте, ничему не отдавая предпочтений, так как только посредством наблюдения можно увидеть чудо. Это не является пределом желаний. Наблюдая, вы находитесь в состоянии «существования», а не в состоянии «становления».</text:p>
      <text:p text:style-name="P66"/>
      <text:p text:style-name="P66"><text:span text:style-name="T9"><text:tab/>Наблюдайте за всем спокойно. </text:span>Наблюдайте за тем, что происходит вокруг вас, спокойно.</text:p>
      <text:p text:style-name="P66"/>
      <text:p text:style-name="P66"><text:span text:style-name="T9"><text:tab/>Восприятие — это непосредственное осознание мира.</text:span> Существует непосредственное осознание мира, когда человек не предъявляет ничего никаких требований. Это осознание мира, в котором нет места беспокойству; именно в таком состоянии происходит восприятие. Лишь с помощью одного восприятия можно решать все проблемы.</text:p>
      <text:p text:style-name="P66"/>
      <text:p text:style-name="P66"><text:span text:style-name="T9"><text:tab/>Непосредственное восприятие — это наблюдение без вынесения оценок.</text:span> При непосредственном восприятии вы ничего не критикуете и ничего не оправдываете. Осознание мира происходит только, когда ему представляется полная свобода, когда ему не мешают.</text:p>
      <text:p text:style-name="P66"/>
      <text:p text:style-name="P66"><text:span text:style-name="T9"><text:tab/>Никогда не делайте вывода в самом начале. </text:span>Понимание, несомненно, достигается в состоянии осознания мира, при котором ничего не сравнивается, не критикуется, не ждут дальнейшего развития того, о чем говорят, чтобы согласиться с этим или нет. Но главное не делайте вывода с самого начала.</text:p>
      <text:p text:style-name="P66"/>
      <text:p text:style-name="P66"><text:span text:style-name="T9"><text:tab/>«Чистое видение мира». </text:span>Видеть там, где ничего нет (объекта), — это и есть настоящее видение мира. Видение мира является результатом того, что вы ничего не придерживаетесь. Это просто «чистое видение», без какого-либо субъекта и объекта, а следовательно, так называемое «невидение».</text:p>
      <text:p text:style-name="P66"/>
      <text:p text:style-name="P66"/>
      <text:p text:style-name="P66"/>
      <text:p text:style-name="P66"/>
      <text:p text:style-name="P66"/>
      <text:p text:style-name="P66"/>
      <text:p text:style-name="P66"/>
      <text:p text:style-name="P68"><text:soft-page-break/>Эго(самосознание)</text:p>
      <text:p text:style-name="P68"/>
      <text:p text:style-name="P67">Отсутствие отношения к чему бы то ни было. Ни к чему не имейте отношения, раскройтесь, сосредоточьтесь и выражайте себя. Не придерживайтесь внешних форм выражения, котороые не могутпередать внутреннюю сущность чего бы то ни было.</text:p>
      <text:p text:style-name="P67"/>
      <text:p text:style-name="P67">Эго мешает принять что бы то ни было. Именно эго стойко сопротивляется всему, что исходит из внешнего мира. Именно так называемая непреклонность эго мешает принять все, что нам противоречит.</text:p>
      <text:p text:style-name="P67"/>
      <text:p text:style-name="P67">Что значит быть талантливым. Часто люди подходят ко мне со следующим вопросом: «Брюс, ты действительно такой хороший?». Я им отвечаю «Если ответить, что я хорший, то, скорей всего, вы подумаете, что я зазнаюсь. А если сказать, что я нехороший, то вы будете думать, что я говорю неправду». Абсолютно уверен, что не хочу быть всегда вторым, но у меня достаточно здравого смысла, чтобы понимать, что просто невозможно быть первым.</text:p>
      <text:p text:style-name="P67"/>
      <text:p text:style-name="P67">О социальных обязательствах. Не зочу надевать скучные костюмы и ходить туда, где все стараются произвести впечатление друг на друга.</text:p>
      <text:p text:style-name="P67"/>
      <text:p text:style-name="P67">Что надо знать об эго. Необходимо понять, что нельзя позваолять эго использовать себя, вводить себя в заблюдение, так как именно человек должен использовать свое эго.</text:p>
      <text:p text:style-name="P67"/>
      <text:p text:style-name="P67">Эго и самовнушение. Эго формируется исключительно посредством самовнушения.</text:p>
      <text:p text:style-name="P67"/>
      <text:p text:style-name="P69">Используйте эго как средство. Материалисты все еще смотрят на эго как на свою собственность вместо того, чтобы использовать его как средство. На самом дулу внутри себя надо быть никем.</text:p>
      <text:p text:style-name="P69"/>
      <text:p text:style-name="P69">Не надо ни на чем задерживаться. Не устанавливайте для себя никаких правил. Пусть все будет тем, чем оно является. Находитесь в движении подобно воде; отражайте все подобно зеркалу; отвечайте на все подобно эху; проходите мимо всего быстро, как будто вас не существует; будьте спокойны подобно чистоте. Победитель всегда проигрывает. Не старайтесь обогнать дргуих, а всегда следуйте за ними.</text:p>
      <text:p text:style-name="P69"/>
      <text:p text:style-name="P69">О смирении. Смирение по отношению к вышестоящим — это обязанность, по отношению к равным — вежливость, по отношению к нижестоящим — благородство, а по отношению ко всем людям — безопасность.</text:p>
      <text:p text:style-name="P69"/>
      <text:p text:style-name="P69">Надо избавиться от самосознания. Самосознание сильно влияет на внимание; это мешает свободно проявляться тем знаниям, которые были приобретены или которые еще только собираетесь освоить. Необходимо избавиться от столь <text:soft-page-break/>навязчивого влияния самосознания и начать работать, если ничего особенного не происходит в данный момент.</text:p>
      <text:p text:style-name="P69"/>
      <text:p text:style-name="P69">Многие предпочитают сознательный подход. Многие предпочли бы быть сознательными, чтобы на них смотрели как на авторитет, чем осознать свою слепоту и вновь обрасти зрение. Данный тупик характеризуется проявлением страха (избежание).</text:p>
      <text:p text:style-name="P69"/>
      <text:p text:style-name="P69">Секрет нирваны в том, чтобы быть бессознательно сознательным. Секрет нирваны в том, чтобы быть сознательно в бессознательном состоянии или быть бессознательно в сознательном состоянии. <text:span text:style-name="T64">В таком состоянии действие настолько прямое и быстрое, что не оставляет времени подумать и предотвратить это действие.</text:span></text:p>
      <text:p text:style-name="P69"/>
      <text:p text:style-name="P70">Самосознание характеризуется постоянством. Неизменное и эгоистичное самосознание стремится самоутвердиться в так называемом освобождении. Оно придумывает хитрые способы, чтобы перехитрить действительность, и отвергает мысли, которыми «владеет», тем самым очищает зеркало ума, которым также «владеет». Пустота сама по себе рассматривается как собственность и как достижение.</text:p>
      <text:p text:style-name="P70"/>
      <text:p text:style-name="P70">Границы эго. Граница эго отделяет собственное «Я» от всего отстального, что на него непохоже. Если граница эго строго фиксирована (что не так), то это становится характером или панцирем, как у черепахи.</text:p>
      <text:p text:style-name="P70"/>
      <text:p text:style-name="P70">Внутри и за пределами границы эго. В пределах границы эго лежит связь, любовь, сотрудничество. За пределами границы эго находится все подозрительное, неизвестное, чуждое.</text:p>
      <text:p text:style-name="P70"/>
      <text:p text:style-name="P70">Что значит превратиться в деревянную куклу. Стать деревянной куклой — это значии не иметь эго, кукла ни о чем не думает, ничего не понимает. Это значит, что тело, руки, ноги работают сами по себе, повторяя отработанные движения.</text:p>
      <text:p text:style-name="P70"/>
      <text:p text:style-name="P70">Самосознание и двойственность. Самосознание подразумевает двойственность, объективацию субъекта, что отражается на объекте, отличном от своего «Я», или который создает себя таким. Это полное освобождение от прошлого, от привычного образа мышления, от всех воспоминаний. </text:p>
      <text:p text:style-name="P70"/>
      <text:p text:style-name="P71">Необходимо стать выше самосознания. Что человек должен преодолеть, так это свое сознание — осознание себя. Это подразумевает не то, что «я делаю это сейчас», а внутреннее осознание того, что «происходит это через меня» или что «это происходит для меня». Больше всего самосознание мешает правильно выполнять физическое действие.</text:p>
      <text:p text:style-name="P71"/>
      <text:p text:style-name="P71">Надо видеть все, порпуская через себя. Можно видеть все через восприятие других, только если пропустить это через свое восприятие.</text:p>
      <text:p text:style-name="P71"/>
      <text:p text:style-name="P71"><text:soft-page-break/>Надо стать прозрачным. Отсутствие самосознания делает нас прозрачными. Душа, которая знает себя, непрозрачна.</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text:soft-page-break/>Сосредоточение</text:p>
      <text:p text:style-name="P72"/>
      <text:p text:style-name="P73"><text:tab/><text:span text:style-name="T9">В сосредоточенном состоянии надо соблюдать осторожность.</text:span> Сосредоточение — это форма исключения, а там, где что-то исключают, причутствует человек, который это делает. Именно человек, который что-либо исключает, тот самый, который находится в сосредоточенном состоянии, именно он создает противоречия. Из-за этого потом образуется центр, из которого потом возможны отклонения.</text:p>
      <text:p text:style-name="P73"/>
      <text:p text:style-name="P73"><text:tab/><text:span text:style-name="T9">Слишком большая сосредоточенность ограничивает жизнь.</text:span> Сосредоточение ограничивает ум. <text:span text:style-name="T65">Нас должна увлекать вся жизнь, а сосредоточение на каком-нибудь одном аспекте жизни ограничивает ее.</text:span></text:p>
      <text:p text:style-name="P73"/>
      <text:p text:style-name="P74"><text:tab/><text:span text:style-name="T9">В сосредоточенном состоянии необходимо осознание.</text:span> Ум в сосредоточенном состоянии перестает быть внимательным; только ум, который осознает мир вокруг, может сосредоточиться. Осознание мира ничего не исключает, а наоборот, все включает.</text:p>
      <text:p text:style-name="P74"/>
      <text:p text:style-name="P74"><text:tab/><text:span text:style-name="T9">Сосредоточение — это путь к успеху. </text:span>Причина неудач в значительной степени заключается в отстутствии сосредоточенности.</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6"><text:soft-page-break/>О разуме</text:p>
      <text:p text:style-name="P76"/>
      <text:p text:style-name="P75"><text:tab/><text:span text:style-name="T9">Разум — это природный свет.</text:span> «Природный свет» иногда переводят как «светлый разум»(интеллект).</text:p>
      <text:p text:style-name="P75"/>
      <text:p text:style-name="P77"><text:tab/><text:span text:style-name="T9">В действиях надо руководствоваться разумом.</text:span> Надо осознавать, что опасным для человека может быть воздействие как положительных, так и отрицательных эмоций, если только их не контролировать и не управлять ими до определенных пределов. После этого необходимо пересмотреть свои желания, цели и стремления с точки зрения разума и при их осуществлении руководствоваться только разумом.</text:p>
      <text:p text:style-name="P77"/>
      <text:p text:style-name="P77"><text:tab/><text:span text:style-name="T9">Сфера логики. </text:span>Основная проблема логики — это разграничение верного и неверного довода.</text:p>
      <text:p text:style-name="P77"/>
      <text:p text:style-name="P78"><text:tab/><text:span text:style-name="T9">Для логики характерно использование повестовательных предложений.</text:span> Для логики характерны ТОЛЬКО поверствовательные предложения, то есть те предложения, в которых делаются какие-то утверждения о мире.</text:p>
      <text:p text:style-name="P78"/>
      <text:p text:style-name="P78"><text:tab/><text:span text:style-name="T9">Логик. </text:span>Логик не вмешивается в процесс развития. Ему интересны начальная и конечная стадии этого процесса, а также отношение между ними.</text:p>
      <text:p text:style-name="P78"/>
      <text:p text:style-name="P78"><text:tab/><text:span text:style-name="T9">Утверждение. </text:span>Можно опровергнуть либо согласиться как с верными, так и с ошибочными утверждениями.</text:p>
      <text:p text:style-name="P78"/>
      <text:p text:style-name="P78"><text:tab/><text:span text:style-name="T9">Предпосылки и выводы.</text:span> Вывод делается на основании утвержления, верность которого подтверждается другим утверждением. Эти два утверждения, предоставляющие основания для того, чтобы сделать вывод, являются предпосылками. Однако одно утверждение само по себе не будет являться ни предпосылкой, ни выводом в силу следующих причин:</text:p>
      <text:list xml:id="list3321713341241111215" text:style-name="L8">
        <text:list-item>
          <text:p text:style-name="P300">предпосылка — это предположение;</text:p>
        </text:list-item>
        <text:list-item>
          <text:p text:style-name="P300">вывод — это то, что следует из утверждения, сделанного на основании предпосылки.</text:p>
        </text:list-item>
      </text:list>
      <text:p text:style-name="P78"/>
      <text:p text:style-name="P78"><text:tab/><text:span text:style-name="T9">Искусство делать вывод.</text:span> Вывод — это процесс, в ходе которого делается одно утверждение, обоснованность которого подтверждает одно или несколько других утверждений, сделанных в самом начале этого процесса.</text:p>
      <text:p text:style-name="P78"/>
      <text:p text:style-name="P78"><text:tab/><text:span text:style-name="T9">Приведение доводов.</text:span> Приведение доводов можно рассмотреть как несколько утверждений, среди которых одного вытекает из другого, которое дает обоснование для подтверждение его истинности. <text:span text:style-name="T66">У довода следующаю структура:</text:span></text:p>
      <text:list xml:id="list5016286774897625518" text:style-name="L9">
        <text:list-item>
          <text:p text:style-name="P301">предпосылка;</text:p>
        </text:list-item>
        <text:list-item>
          <text:p text:style-name="P301">вывод.</text:p>
        </text:list-item>
      </text:list>
      <text:p text:style-name="P79"/>
      <text:p text:style-name="P79"><text:tab/><text:span text:style-name="T9">Два вида аргументации. </text:span>В логике существует два вида аргументации:</text:p>
      <text:list xml:id="list7377194705654191527" text:style-name="L10">
        <text:list-item>
          <text:p text:style-name="P302">дедуктивная;</text:p>
        </text:list-item>
        <text:list-item>
          <text:p text:style-name="P302"><text:soft-page-break/>индуктивная.</text:p>
        </text:list-item>
      </text:list>
      <text:p text:style-name="P79"/>
      <text:p text:style-name="P79"><text:tab/><text:span text:style-name="T9">Дедуктивная аргументация.</text:span> При дедуктивной аргуметации верность или ошибочность довода не определяет обоснованность или необоснованность данного суждения. Но и обоснованность суждения не свидетельствует о отм, что вывод правильный.</text:p>
      <text:p text:style-name="P79"/>
      <text:p text:style-name="P79"><text:tab/><text:span text:style-name="T9">Обоснованный довод.</text:span> Под обоснованным доводом понимается такой довод, у которого все предпосылки верные, а следовательно, верным будет и вывод.</text:p>
      <text:p text:style-name="P79"/>
      <text:p text:style-name="P80"><text:tab/><text:span text:style-name="T9">Необоснованный довод. </text:span>Под необоснованным доводом понимается такой довод, у которого не все предпосылки правильные.</text:p>
      <text:p text:style-name="P80"/>
      <text:p text:style-name="P81"><text:tab/><text:span text:style-name="T9">Категоричное утверждение.</text:span> Категоричное утверждение строится на основании КЛАССОВ предметов, и оно подтверждает или отрицает, что один класс включен в другой либо полностью, либо частично. Рассмотрим, например, следующий силлогизм: ни один атлет не является вегетарианцем; все футболисты — атлеты, отсюда делаем вывод, что не все футболисты — вегетарианцы. Предпосылки и выводы данного довода являются утверждениями о классе атлетов и классе футболистов.</text:p>
      <text:p text:style-name="P81"/>
      <text:p text:style-name="P81"><text:tab/><text:span text:style-name="T9">Четыре формы категорического суждения. </text:span>Существуют следующий четыре категорического суждения:</text:p>
      <text:list xml:id="list5931430959302920008" text:style-name="L11">
        <text:list-item>
          <text:p text:style-name="P303">полное подтверждение: все S есть P;</text:p>
        </text:list-item>
        <text:list-item>
          <text:p text:style-name="P303">полное отрицание: S не есть P;</text:p>
        </text:list-item>
        <text:list-item>
          <text:p text:style-name="P303">частичное подтверждение: несколько S есть P;</text:p>
        </text:list-item>
        <text:list-item>
          <text:p text:style-name="P303">частичное отрицание: несколько S не есть P.</text:p>
        </text:list-item>
      </text:list>
      <text:p text:style-name="P81"><text:tab/>Обычно под «несколькими» понимается «не меньше одного».</text:p>
      <text:p text:style-name="P81"/>
      <text:p text:style-name="P81"><text:tab/><text:span text:style-name="T9">Апостериори. </text:span>Под апостериори понимается:</text:p>
      <text:list xml:id="list4784221685612356025" text:style-name="L12">
        <text:list-item>
          <text:p text:style-name="P304">довод, построенный от следствия к причине;</text:p>
        </text:list-item>
        <text:list-item>
          <text:p text:style-name="P304">знание, полученное на опыте.</text:p>
        </text:list-item>
      </text:list>
      <text:p text:style-name="P81"/>
      <text:p text:style-name="P81"><text:tab/><text:span text:style-name="T9">Априори.</text:span> Под априори понимается:</text:p>
      <text:list xml:id="list2238118824153001453" text:style-name="L13">
        <text:list-item>
          <text:p text:style-name="P305">довод, построенный от причины к следствию;</text:p>
        </text:list-item>
        <text:list-item>
          <text:p text:style-name="P305">знание, приобретаемое вне зависимости от опыта.</text:p>
        </text:list-item>
      </text:list>
      <text:p text:style-name="P81"/>
      <text:p text:style-name="P81"><text:tab/><text:span text:style-name="T9">Аналитическое утверждение. </text:span>Аналитическое утверждение — такое утверждение, которое всегда верно, потому что в его отрицании заложено противоречие (например, все лающие собаки лают).</text:p>
      <text:p text:style-name="P81"/>
      <text:p text:style-name="P81"><text:tab/><text:span text:style-name="T9">Синтетическое утверждение.</text:span> Синтетическое утверждение — непротиворечивое утверждение, в отрицании которого нет противорчения (например, все собаки лают).</text:p>
      <text:p text:style-name="P81"/>
      <text:p text:style-name="P82"><text:tab/><text:span text:style-name="T9">Всеобщее. Всеобщее — это:</text:span></text:p>
      <text:list xml:id="list5405973951821932386" text:style-name="L14">
        <text:list-item>
          <text:p text:style-name="P306"><text:soft-page-break/>то, что свойсвтенно многим предметам (например, красными являются все предметы красного цвета). <text:s/>Один во множестве;</text:p>
        </text:list-item>
        <text:list-item>
          <text:p text:style-name="P306">утверждение о целом класс предметов (например, все «s» есть «p»).</text:p>
        </text:list-item>
      </text:list>
      <text:p text:style-name="P82"/>
      <text:p text:style-name="P83"><text:tab/><text:span text:style-name="T9">Частичное. Частичное — это:</text:span></text:p>
      <text:list xml:id="list6517860556669525444" text:style-name="L15">
        <text:list-item>
          <text:p text:style-name="P307">единственное в своем роде, индивидуальное, отличное от класса предметов или всеобщего;</text:p>
        </text:list-item>
        <text:list-item>
          <text:p text:style-name="P307">утверждение о некоторой части предметов данного класса (например, несколько «s» есть «p»).</text:p>
        </text:list-item>
      </text:list>
      <text:p text:style-name="P83"/>
      <text:p text:style-name="P83"><text:tab/><text:span text:style-name="T9">Сократический метод.</text:span> Платон, используя особенности личности Сократа, разработал особый метод высказывать свою точку зрения по предложенному вопросу. Его метод аргументации состоит из трех этапов:</text:p>
      <text:list xml:id="list5654969117539555434" text:style-name="L16">
        <text:list-item>
          <text:p text:style-name="P308">надо начать с некоторых предпосылок;</text:p>
        </text:list-item>
        <text:list-item>
          <text:p text:style-name="P308">затем путем приведения доказательств подвести противника;</text:p>
        </text:list-item>
        <text:list-item>
          <text:p text:style-name="P308">к своему собственному выводу.</text:p>
        </text:list-item>
      </text:list>
      <text:p text:style-name="P83"/>
      <text:p text:style-name="P83"><text:tab/><text:span text:style-name="T9">Как противостоять сократическому методу.</text:span> Противостоять сократическому методу можно только единственным способом, который тоже состоит из трех этапов:</text:p>
      <text:list xml:id="list1938667943327036591" text:style-name="L17">
        <text:list-item>
          <text:p text:style-name="P309">если истинность первого суждения подвергается сомнению;</text:p>
        </text:list-item>
        <text:list-item>
          <text:p text:style-name="P309">если из первоначальной предпосылки логично вытекают и другие предпосылки;</text:p>
        </text:list-item>
        <text:list-item>
          <text:p text:style-name="P309">то вывод будет неправильный.</text:p>
        </text:list-item>
      </text:list>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5"><text:soft-page-break/>Эмоции</text:p>
      <text:p text:style-name="P85"/>
      <text:p text:style-name="P84"><text:tab/><text:span text:style-name="T9">Ваша путеводная нить — это сознание.</text:span> Надо понять, что из-за чрезмерной восторженности эмоции часто вводят в заблюждение. Чтобы быть справедливыми и в то же время проявлять сострадание, в своих суждениях необходимо руководствоваться только доводами разума. Надо, чтобы сознание руководствовалось только тем, что вер<text:span text:style-name="T67">но</text:span> и что неверно, и не надо отвергать его суждения, вне зависимости от того, какими будут последствия.</text:p>
      <text:p text:style-name="P84"/>
      <text:p text:style-name="P86"><text:tab/><text:span text:style-name="T9">Эмоции выражаются через сокращение мышц.</text:span> Все эмоции выражтся через сокращение мышц. Беспокойство — это очень сильная эмоция, которую сдерживают, не дают ей выхода.</text:p>
      <text:p text:style-name="P86"/>
      <text:p text:style-name="P86"><text:tab/><text:span text:style-name="T9">Надо давать выход гневую.</text:span> Если не дать выхода гнева, не дать ему свободо выйти, это оборачивается садизмом, проявлением силы и другими видами пыток.</text:p>
      <text:p text:style-name="P86"/>
      <text:p text:style-name="P86"><text:tab/><text:span text:style-name="T9">Движущая сила поведения.</text:span> Эмоции являются самой важно<text:span text:style-name="T68">й</text:span> движущей силой поведения.</text:p>
      <text:p text:style-name="P86"/>
      <text:p text:style-name="P87"><text:tab/><text:span text:style-name="T9">Эмоции и подсознание.</text:span> В области подсознания находятся мысли, возникшие в результате воздействия каких-либо эмоций, <text:s/>также мысли, оказывающие на поведение наибольшее влияние.</text:p>
      <text:p text:style-name="P87"/>
      <text:p text:style-name="P87"><text:tab/><text:span text:style-name="T9">Эмоции бывают как положительные, так и отрицательные.</text:span> Эмоции бывают как положительные, так и отрицательные, поэтому каждый день надо формировать те привычки, которые вызвают положительные эмоции и помогают обрать негативные эмоции в какое-нибудь полезное действие.</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9"><text:soft-page-break/>Счастье</text:p>
      <text:p text:style-name="P89"/>
      <text:p text:style-name="P88"><text:tab/><text:span text:style-name="T9">Счастье — это показатель нравственности человека.</text:span> Показатель нравственности человека лежит в том, насколько он чувствует себя счастливым. Чем лучше человек, тем более он счастлив. Счастье — это синоним благополучия.</text:p>
      <text:p text:style-name="P88"/>
      <text:p text:style-name="P88"><text:tab/><text:span text:style-name="T9">Как стать счастливым.</text:span> Чтобы стать счастливым или приобрести правильное отношение к жизни, необходимо приобретать знания, так чтобы быть способным думать и создавать. Знания вызывают стремление к прекрасному. Следовательно, все, кто преподает, должны знать, как это делать.</text:p>
      <text:p text:style-name="P88"/>
      <text:p text:style-name="P88"><text:tab/><text:span text:style-name="T9">Простые радости. </text:span>Мне нравится мелкий дождь, так как он успокаивает. Люблю гулять под дождем. Но больше всего люблю читать. Я читаю разные книги: художественную и публицистическую литературу.</text:p>
      <text:p text:style-name="P88"/>
      <text:p text:style-name="P88"><text:tab/><text:span text:style-name="T9">Хороший муж или жена — это настоящее счастье. </text:span>Думаю, когда люди женятся, они живут либо в раю, либо в аду. Они могут жить сказочной жизнью, а могут много страдать. Я счастливый человек. Мое счастье не только в том, что кассовые сборы фильмов с моим участием побили рекорды во всем мире, но и в том, что у меня хорошая жена, Линда. Она бесподобна. Почему я так говорю? Во-первых, считаю, что муж и жена должны быть друзьями. И у нас Линдой есть такие отношения. Мы понимаем друг друга, подобно хорошим друзьям. Поэтому нам очень хорошо вместе. Моя жена — это самое лучшее в моей жизни, она не ведет себя как начальник.</text:p>
      <text:p text:style-name="P88"/>
      <text:p text:style-name="P88"><text:tab/><text:span text:style-name="T9">Счастье требует поступков.</text:span> Каждый может стать счастливым, все дело в том, что для этого надо что-нибудь делать.</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91"><text:soft-page-break/>Страх</text:p>
      <text:p text:style-name="P91"/>
      <text:p text:style-name="P90"><text:tab/><text:span text:style-name="T9">Надо понять причину страха.</text:span> Понять причину страха — значит начать действительно видеть.</text:p>
      <text:p text:style-name="P90"/>
      <text:p text:style-name="P90"><text:tab/><text:span text:style-name="T9">Страх и ум. </text:span>Ум человека работает только в том случае, когда нет страха.</text:p>
      <text:p text:style-name="P90"/>
      <text:p text:style-name="P90"><text:tab/><text:span text:style-name="T9">Страх и способность чувствовать. </text:span>Невозможно что-либо чувствовать, когда чего-то боишься.</text:p>
      <text:p text:style-name="P90"/>
      <text:p text:style-name="P90"><text:tab/><text:span text:style-name="T9">Страх и проявление инициативы.</text:span> Проявление инициативы невозможно, если есть страх, так как страх вынуждает нас придерживаться традиций, обращаться за помощью к наставникам и т. д.</text:p>
      <text:p text:style-name="P90"/>
      <text:p text:style-name="P90"><text:tab/><text:span text:style-name="T9">Ум и власть.</text:span> Игра на определение того, где находится власть внутри человека, приводит к тому, что власть разрушает ум.</text:p>
      <text:p text:style-name="P90"/>
      <text:p text:style-name="P90"><text:tab/><text:span text:style-name="T9">Стыд — это страх унижения. </text:span>Стыд — это страх почувствовать унижение из-за своего более низкого положения в оценке других.</text:p>
      <text:p text:style-name="P90"/>
      <text:p text:style-name="P90"><text:tab/><text:span text:style-name="T9">В гордости присутствует страх и ощущение ненадеждности. </text:span>Гордость подчеркивает важность высокого положения в глазах других. Но в гордости заложен страх и ощущение ненадеждности, так как когда стремишься к тому, чтобы тебя очень уважали, то по достижении высокого пололжения начинаешь бояться потерять свой статус. Затем больше всего начинает беспокоить проблема сохранения своего статуса.</text:p>
      <text:p text:style-name="P90"/>
      <text:p text:style-name="P90"><text:tab/><text:span text:style-name="T9">Страх потерять уважение людей.</text:span> Внутренняя сущность «Я» — это подлинное «Я». Чтобы осознать свою подлинную сущность, необходимо не зависеть от мнения других людей. Достигнув полной независимости, мы не будем бояться потерять уважение других людей.</text:p>
      <text:p text:style-name="P90"/>
      <text:p text:style-name="P90"><text:tab/><text:span text:style-name="T9">Чем больше мы ценим вещи, тем меньше мы ценим себя.</text:span> Для того чтобы быть счастливым, надо стараться быть независимым от мнения других. Поэтому чем больше мы ценим вещи, тем меньше мы ценим себя. Чем больше зависимость от мнения других, тем меньше проявляем самостоятельность в своих суждениях.</text:p>
      <text:p text:style-name="P90"/>
      <text:p text:style-name="P90"/>
      <text:p text:style-name="P90"/>
      <text:p text:style-name="P90"/>
      <text:p text:style-name="P90"/>
      <text:p text:style-name="P90"/>
      <text:p text:style-name="P90"/>
      <text:p text:style-name="P90"/>
      <text:p text:style-name="P90"/>
      <text:p text:style-name="P90"/>
      <text:p text:style-name="P93"><text:soft-page-break/>Воля</text:p>
      <text:p text:style-name="P93"/>
      <text:p text:style-name="P92"><text:tab/><text:span text:style-name="T9">Воля к успеху.</text:span> Именно воля делает человека, так как для достижения успеха требуется упорство.</text:p>
      <text:p text:style-name="P92"/>
      <text:p text:style-name="P92"><text:tab/><text:span text:style-name="T9">Воля делать что-либо. </text:span>Моя воля делать что-либо происходит от знания того, что Я МОГУ ЭТО СДЕЛАТЬ. Я просто стараюсь быть естественным, так как внутри меня нет страха или сомнений.</text:p>
      <text:p text:style-name="P92"/>
      <text:p text:style-name="P92"><text:tab/><text:span text:style-name="T9">Верховный суд ума.</text:span> Сила воли — это верховный суд над всеми отделали головного мозга. Я ежедневно тренирую ее, на тот случай, если мне срочно понадобится действовать по какой-либо причине. Хотя бы раз в день я также развиваю привычку, которая бы приводила силу воли в действие.</text:p>
      <text:p text:style-name="P92"/>
      <text:p text:style-name="P92"><text:tab/><text:span text:style-name="T9">Отказ от действия дарит покой и легкость.</text:span> Отказ от действия дарит ощущение покоя, вы чувствуете себя легкими, как пух. Если кажется, что не сможете сделать это (сердце слабое, а работа требует проявления силы), спокойно освободитесь от беспокойства, так как необходимо действовать в гармонии с Природой, каждый двигается и вращается в одном направлении с мирозданием.</text:p>
      <text:p text:style-name="P92"/>
      <text:p text:style-name="P92"><text:tab/><text:span text:style-name="T9">Желание победы.</text:span> Уверенность, «что всегда можно победить, если очень этого хотеть», означает, что желание победы очень сильное и на него не влияют не мера наказания, ни количество затраченных усилий, ни то, что путь на пути к победе слишком «тяжел». Такая уверенность появится только в том случае, если цель победы тесно связана с идеалами и мечтами того, кто ее добивается. Опыт показывает, что атлет, до изнеможения изнуряющий себя подготовками, продолжает тренироваться до тех пор, пока это необходимо. Это означает, что обычное усилие не приводит в действие огромный запас энергии, <text:span text:style-name="T69">который в скрытом виде находится в человеческом теле. Только экстраординарные усилия, высоко эмоциональные условия и подлинное стремление победить любой ценой освобождают это дополнительную энергию. Следовательно, усталость атлета зависит от того, насколько он ее чувствует. И если он намерен победить, то может продолжать тренироваться почти бесконечно, чтобы достичь поставленной цели.</text:span></text:p>
      <text:p text:style-name="P92"/>
      <text:p text:style-name="P94"><text:tab/><text:span text:style-name="T9">Мораль и власть.</text:span> Я могу пройти мимо миллиона долларов, потому что это не правильно, но будь я проклят, если буду стоять в стороне от десятицентовой монеты, так как она не виновата, что она такая.</text:p>
      <text:p text:style-name="P94"/>
      <text:p text:style-name="P95"><text:tab/><text:span text:style-name="T9">Проблема свободы воли. </text:span>Является ли свобода воли проявлением нашего собственного желания или Бога (этот вопрос рассматривала теология в средние века) либо ею управляет случай (в таком случае слово «свобода» является производным от слова «случай»). Если действиями человека управляет случай, то получается, что ни один из поступков человека не является добровольным.</text:p>
      <text:p text:style-name="P95"/>
      <text:p text:style-name="P96"><text:tab/><text:span text:style-name="T9">Проявление воли может привести к фатальному исходу. </text:span>Нет оружия более опасного, чем воля.</text:p>
      <text:p text:style-name="P96"><text:soft-page-break/></text:p>
      <text:p text:style-name="P97"><text:tab/><text:span text:style-name="T9">Воля и женщина.</text:span> Не может быть никаких сомненийб что мужчина добивается своего волевыми усилиями, а женщина тем, что всегда поступает по-своему.</text:p>
      <text:p text:style-name="P97"/>
      <text:p text:style-name="P98"><text:tab/><text:span text:style-name="T9">Духовная сила воли.</text:span> Духовная сила воли человека проодолевает все препятствия.</text:p>
      <text:p text:style-name="P98"/>
      <text:p text:style-name="P98"><text:tab/><text:span text:style-name="T9">Герой — это своевольный человек.</text:span> Что значит своевольный? Не означает ли это «иметь свою собственную волю?». Стадный инстинкт человека требует приспосабливаться и подчиняться, но найболее уважаемы не кроткие, малодушные и бездеятельные люди, а как раз своевольные, именно они являются героями.</text:p>
      <text:p text:style-name="P98"/>
      <text:p text:style-name="P99"><text:tab/><text:span text:style-name="T9">С</text:span><text:span text:style-name="T23">во</text:span><text:span text:style-name="T9">еволие не подчиняется внешним законам.</text:span> Кажется, что своеволие — это единственная добродетель, которая не подчиняется законам, установленным людьми.</text:p>
      <text:p text:style-name="P99"/>
      <text:p text:style-name="P100"><text:tab/><text:span text:style-name="T9">Иметь свою собственную волю.</text:span> Что значит своевольный? А не значит ли это, прежде всего, что каждый сам управляет своей душой и своей жизньи? В результате чего возникает это осознание, которое меняет поведение человека? Если человек НАСТОЯЩИЙ И БЕРЕТ ОТВЕТСТВЕННОСТЬ НА СЕБЯ.</text:p>
      <text:p text:style-name="P100"/>
      <text:p text:style-name="P101"><text:tab/><text:span text:style-name="T9">Цель жизни своевольного человека заключается в развитии.</text:span> У своевольного человека нет другой цели в жизни кроме своего развития. Единственное, что он ценит, это таинственную силу внутри себя, которая заставляет его жить и помогает ему расти. <text:span text:style-name="T70">Единственный возможный путь в жизни — это молчаливый, непротиворечивый закон внутри своей собственной души. Привычки удобной жизни мешают подчиняться этому закону, но для своевольного человека он является единственным божеством.</text:span></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3"><text:soft-page-break/>Доброжелательность</text:p>
      <text:p text:style-name="P103"/>
      <text:p text:style-name="P102"><text:span text:style-name="T9"><text:tab/>Помогай людям.</text:span> Я не из тех, кто отмахивается от людей. Крому того, даже если на какое-то мгновение можешь сделать кого-нибудь счастливым, почему не сделать этого?</text:p>
      <text:p text:style-name="P102"/>
      <text:p text:style-name="P102"><text:span text:style-name="T9"><text:tab/>Старайся не обижать людей. </text:span>Специально сам я никого не обижу, и меня не так легко обидеть.</text:p>
      <text:p text:style-name="P102"/>
      <text:p text:style-name="P104"><text:span text:style-name="T9"><text:tab/>Исправление ошибок и смирение.</text:span> Что произойдет, если я перестану исправлять ошибки и смирюсь с тем, что нельзя исправить?</text:p>
      <text:p text:style-name="P104"/>
      <text:p text:style-name="P105"><text:span text:style-name="T9"><text:tab/>Что значит жить по-настоящему. </text:span>Жить по-настоящему — это значить жить для других.</text:p>
      <text:p text:style-name="P105"/>
      <text:p text:style-name="P105"><text:span text:style-name="T9"><text:tab/>Следи за тем, что говоришь. </text:span>Болезни проникают через <text:span text:style-name="T71">рот</text:span>, а несчастья таким путем выходят.</text:p>
      <text:p text:style-name="P105"/>
      <text:p text:style-name="P106"><text:span text:style-name="T9"><text:tab/>Надо помогать соседу.</text:span> Если бы каждый человек помогал своему соседу, то в мире не осталось бы людей, которым нужно была бы чья-то помощь.</text:p>
      <text:p text:style-name="P106"/>
      <text:p text:style-name="P107"><text:span text:style-name="T9"><text:tab/>Благородный характер.</text:span> Благородство характера видно через щели, если ему дали войти чере<text:span text:style-name="T72">з</text:span> двери.</text:p>
      <text:p text:style-name="P107"/>
      <text:p text:style-name="P108"><text:span text:style-name="T9"><text:tab/>Настоящие друзья — это редкость.</text:span> Настощие друзья подобны бриллиантам, драгоценным и редким. <text:span text:style-name="T73">А ненастоящие друзья подобны осенним листьям, из можно найти везде.</text:span></text:p>
      <text:p text:style-name="P108"/>
      <text:p text:style-name="P109"><text:span text:style-name="T9"><text:tab/>Пусть дружба развивается сама по себе. </text:span>Пусть дружба медленно поднимается до своих высот, если она помчится туда, то скоро выдохнется.</text:p>
      <text:p text:style-name="P109"/>
      <text:p text:style-name="P110"><text:span text:style-name="T9"><text:tab/>Любовь и уважение.</text:span> Без уважения любовь не может долго продолжаться.</text:p>
      <text:p text:style-name="P110"/>
      <text:p text:style-name="P111"><text:span text:style-name="T9"><text:tab/>Профессиональность и согласие. </text:span><text:span text:style-name="T74">Буть профессионален в своей сфере деятельности, а также пребывай в согласии со своими колегами.</text:span></text:p>
      <text:p text:style-name="P111"/>
      <text:p text:style-name="P112"><text:span text:style-name="T9"><text:tab/>Доброта и память. </text:span>Человек не может забыть того, кто однажды был добр к нему.</text:p>
      <text:p text:style-name="P112"/>
      <text:p text:style-name="P112"/>
      <text:p text:style-name="P112"/>
      <text:p text:style-name="P112"/>
      <text:p text:style-name="P112"/>
      <text:p text:style-name="P112"/>
      <text:p text:style-name="P112"/>
      <text:p text:style-name="P112"/>
      <text:p text:style-name="P113"><text:soft-page-break/>Мечты</text:p>
      <text:p text:style-name="P113"/>
      <text:p text:style-name="P114"><text:tab/><text:span text:style-name="T9">Мечты — это будущая реальность.</text:span> Вчерашние мечты часто становятся реальностью завтра.</text:p>
      <text:p text:style-name="P114"/>
      <text:p text:style-name="P115"><text:tab/><text:span text:style-name="T9">Практичный мечтатель.</text:span> Будь практичным мечтателем, то есть подкрепляй свои мечты действиями.</text:p>
      <text:p text:style-name="P115"/>
      <text:p text:style-name="P116"><text:tab/><text:span text:style-name="T9">Практичные мечтатели никогда не отступаюти.</text:span> Прямо сейчас можно направить мысли в будущее. Я могу смотреть вперед. Я мечтаю (не забывайте, что практичные мечтатели никогда не отступают). Возможно, сейчас у меня ничего нет кром<text:span text:style-name="T77">е</text:span> маленького помещения в подвале. <text:span text:style-name="T75">Но в своем воображении я полон энтузиазма и рисую в голове картину большого прекрасного пяти- или шестиэтажного здания Института кунг-фу с филиалами, расположенными по всем Штатам… Меня не так легко сбить с намеченного пути, так как я быстро снова представляю себя преодолевающим любые препятствия, выходящим победителем из любых трудностей и достигающим «невозможного».</text:span></text:p>
      <text:p text:style-name="P116"/>
      <text:p text:style-name="P117"><text:tab/><text:span text:style-name="T9">Некоторые мечты отражают личность человека.</text:span> Соедините некоторые мечты вместе и признайте, что некоторые, направленные в будущее мечты, являются отражением вашей личности, также признайте потенциал ваших возможностей, который проявляется в мечтах. Признать — значит понять свои планы.</text:p>
      <text:p text:style-name="P117"/>
      <text:p text:style-name="P118"><text:tab/><text:span text:style-name="T9">Как поверить в мечту.</text:span> Чтобы поверить в мечту, надо представить, что она начала осуществляться прямо сейча<text:span text:style-name="T76">с</text:span>.</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20"><text:soft-page-break/>Духовность</text:p>
      <text:p text:style-name="P120"/>
      <text:p text:style-name="P119"><text:tab/><text:span text:style-name="T9">Трудность духовного развития.</text:span> Духовное развитие — это трудный и неподдающийся наблюдению процесс. А стремление к этому развитию ник<text:span text:style-name="T78">о</text:span>гда не бывает спонтанным.</text:p>
      <text:p text:style-name="P115"/>
      <text:p text:style-name="P121"><text:tab/><text:span text:style-name="T9">Духовное начало управляет существованием.</text:span> Нет сомнения, что духовное начало управляет нашим существованием (а где оно находится, никто не знает), хотя и за пределами материальной реальность. Находясь в невидимом месте, оно контролирует каждое движение и проявляет себя в каждой внешней ситуации. Поэтому оно должно быть подви<text:span text:style-name="T79">ж</text:span>ным и нигде никогда не задерживаться.</text:p>
      <text:p text:style-name="P121"/>
      <text:p text:style-name="P122"><text:tab/><text:span text:style-name="T9">Важно реализовать духовное начало.</text:span> Когда человек осознает необходимость реализовывать ту огромную духовную мощь, которая в нем заложена, и начинает применять ее в науке, бизнесе, жизни, то в таком случае в будущем он достигнет огромных успезов.</text:p>
      <text:p text:style-name="P122"/>
      <text:p text:style-name="P123"><text:tab/><text:span text:style-name="T9">Духовная мощь.</text:span> Необходимо осознать и использовать духовную мощь бесконечности. НЕПОСТИЖИМОЕ представляет собой настоящую силу Вселенной. В нем заложено зерно реальности.</text:p>
      <text:p text:style-name="P123"/>
      <text:p text:style-name="P124"><text:tab/><text:span text:style-name="T9">О постижении Божественного внутри себя. </text:span>Божественное — это начало или нет, но я чу<text:span text:style-name="T81">в</text:span>ствую внутри себя огромную силу, скрытую внутри меня м<text:span text:style-name="T81">о</text:span>щь, что-то динамичное. Это чувство не поддается описанию, и его ни чем нельзя сравнить. <text:span text:style-name="T80">Это что-то вроде сильных эмоций, вызванных верой, только намного сильнее.</text:span></text:p>
      <text:p text:style-name="P124"/>
      <text:p text:style-name="P125"><text:tab/><text:span text:style-name="T9">Духовная сила превосходит все по своей мощи.</text:span> Я чувствую внутри себя огромную созидательную духовную мощь, которая сильнее веры, сильнее любых стремлений, больше уверенности, больше решительности, больше проницательности. Она и есть все это вместе. Мой мозг находится под огромным влиянием этой доминирующей над ним силы, которую я держу в руке.</text:p>
      <text:p text:style-name="P125"/>
      <text:p text:style-name="P125"><text:tab/><text:span text:style-name="T9">Энергия и/или энтузиазм — это Бог, который внутри нас.</text:span> Это то, что инстинктивно переходит в искусство физического «становления» и вне пределов этого перехода жизнь нам не представляется больше интересной. <text:span text:style-name="T82">Действительно, мы работаем над этим просто уже тем, что живем.</text:span></text:p>
      <text:p text:style-name="P125"/>
      <text:p text:style-name="P126"><text:tab/><text:span text:style-name="T9">Дух Вселенной.</text:span> Интегрирующий принцип всеобщего — это дух, а если Вселенной — то инстинкт, обладющий замыслом, который течет с определенной целью.</text:p>
      <text:p text:style-name="P126"/>
      <text:p text:style-name="P127"><text:tab/><text:span text:style-name="T9">Созерцать небо, в то время как живешь на земле.</text:span> Я не хочу не владеть чем-либо, ни того, чтобы мною владели. Я больше не желаю рая. Более того, я больше не боюсь ада. <text:span text:style-name="T83">Если спросите меня, что я буду делать на небесах, то отвечу </text:span><text:soft-page-break/><text:span text:style-name="T83">следующее: «Зачем думать о том, что так далеко, когда так много всего в этой жизни, чего я еще не знаю?»</text:span></text:p>
      <text:p text:style-name="P127"/>
      <text:p text:style-name="P128"><text:tab/><text:span text:style-name="T9">Четыре вопроса о существовании Бога:</text:span></text:p>
      <text:list xml:id="list2702999065403098839" text:style-name="L18">
        <text:list-item>
          <text:p text:style-name="P310">знаем ли мы, что Бог существует?</text:p>
        </text:list-item>
        <text:list-item>
          <text:p text:style-name="P310">откуда мы знаем, что Бог существует?</text:p>
        </text:list-item>
        <text:list-item>
          <text:p text:style-name="P310">что мы имеем в виду под существованием Бога?</text:p>
        </text:list-item>
        <text:list-item>
          <text:p text:style-name="P310">есть ли у нас представление о Боге?</text:p>
        </text:list-item>
      </text:list>
      <text:p text:style-name="P129"/>
      <text:p text:style-name="P129"><text:tab/><text:span text:style-name="T9">О вере в Бога.</text:span> Если быть откровенным, то я не верю в Бога. Если Бог и существует, то Он внутри нас. <text:span text:style-name="T84">Бога не просят дать что-нибудь, так как Бог существует для внутреннего развития.</text:span></text:p>
      <text:p text:style-name="P129"/>
      <text:p text:style-name="P130"><text:tab/><text:span text:style-name="T9">О религии. </text:span>Я не придерживаюсь никакой определенной религии. Глубоко убежден, что жизнь представляет собой процесс, а человек сам себя делает. Душу человека определяет то, какие мысли у него преобладают.</text:p>
      <text:p text:style-name="P130"/>
      <text:p text:style-name="P131"><text:tab/><text:span text:style-name="T9">О разногласиях между разными религиями. </text:span>Разные религии разделяют людей, подобно тому, как разделяют людей разные стили (существующие в боевых искусствах). Если бы на земле была только одна религия, то люди всего мира стали бы братьями. Некоторые люди воют с другими в силу разных религиозных убеждений. Но если бы они хоть немного подумали, т<text:span text:style-name="T85">о</text:span> не стали бы воевать по столь глупой причине.</text:p>
      <text:p text:style-name="P134"/>
      <text:p text:style-name="P132"><text:tab/><text:span text:style-name="T9">Проблема религии.</text:span> Источник бед любой религии — это связывать причину с догмами, правилами и предубеждениями.</text:p>
      <text:p text:style-name="P132"/>
      <text:p text:style-name="P133"><text:tab/><text:span text:style-name="T9">Между небом и землей.</text:span> Если спросите меня, что я буду делать на небесах, то отвечу следующее: «Существует много того, чего я не сделал в жизни, так зачем думать о том, что столь далеко?»</text:p>
      <text:p text:style-name="P133"/>
      <text:p text:style-name="P133"><text:tab/><text:span text:style-name="T9">Стадание закаляет дух.</text:span> Счасть благотворно воздействует на тело, а страдание делает сильнее дух.</text:p>
      <text:p text:style-name="P133"/>
      <text:p text:style-name="P134"><text:tab/><text:span text:style-name="T9">Характер — это форма души.</text:span> Характер для души — значит то же самое, что внешний вид для тела. Утонченность и подлинность человека должны проявляться не в открытой форме, а исходить изнутри.</text:p>
      <text:p text:style-name="P134"/>
      <text:p text:style-name="P134"><text:tab/><text:span text:style-name="T9">Духовный рост происходит через привычные явления в жизни.</text:span> В жизни довольствуйся малым, стремись к изяществу, а не к роскоши; не гонись за модой, а стремись к утонченности. <text:span text:style-name="T86">Будь достойным, а не уважаемым; состоятельным, а не богатым; много занимайся; спокойно размышляй; мягко разговаривай; действуй открыто; переноси все с улыбкой; никогда ничего не бойся; жди случая; никогда не спеши. Другими словами, пусть духовный рост, неосознано для вас, осуществляется через привычные явления жизни.</text:span></text:p>
      <text:p text:style-name="P134"/>
      <text:p text:style-name="P135"><text:soft-page-break/><text:tab/><text:span text:style-name="T9">Дайте выход духовному началу.</text:span> Откажитесь от всех мыслей о вознаграждений, не найдейтесь на похвалу, не бойтесь упреков, забудьте о том, что знали о своем теле. И в завершении всего перестаньте все воспринимать разумом, выпустите свой дух на волю, как он того и желает.</text:p>
      <text:p text:style-name="P135"/>
      <text:p text:style-name="P136"><text:tab/><text:span text:style-name="T9">Духовное начало управляет телесным началом.</text:span> Бездеятельное контролирует активное начало. Активное начало — это форма и материя, а бездеятельное начало — это дух или душа.</text:p>
      <text:p text:style-name="P136"/>
      <text:p text:style-name="P136"><text:tab/><text:span text:style-name="T9">Внутри себя надо все сводить до минимума. </text:span><text:span text:style-name="T87">Не трудно приводить в порядок или избавляться от несуществуенного во внешней физической форме. Но совсем другое дела сводить до минимума или избавляться от этого внутри себя.</text:span></text:p>
      <text:p text:style-name="P136"/>
      <text:p text:style-name="P137"><text:tab/><text:span text:style-name="T9">Дух не имеет формы выражения.</text:span> <text:span text:style-name="T88">Согласно философии дзэн-буддизма, по свой природе дух не имеет формы выражения и никакие «объекты» не могут там задерживаться. Если что-нибудь там задерживается, то психическая энергия теряет равновесие, прекращается ее естественная активность, и она больше не течет вместе с потоком. Где энергия перевешивает все остальное, то ее много проявляется в одном направлении и не хватает в другом. Где слишком много энергии, то она переполняет все и ею невозможно управлять. В любом из этих случаем она не способна справиться с ситуациями, которые постоянно меняются. Но там, где преобладает состояние бесцельности (что также является состонием подвижным или бессмысленным), дух ничего в себе не задерживает, не течет в одном направлении; в таком случае он возвышается над объектом и субъектом, он открыт для всего, что происходит.</text:span></text:p>
      <text:p text:style-name="P137"/>
      <text:p text:style-name="P138"><text:tab/><text:span text:style-name="T9">Конец духовной тренировки.</text:span> Конец духовной тренировки в том, чтобы перестать ограничивать или направлять этот процесс. Когда это нигде — значит это везде. <text:span text:style-name="T89">Когда это занимает одну десятую — значит отсутствует в остальных девяти десятых. Пусть человек сам дисциплинирует себя, чтобы его дух сам развивался, вместо того чтобы ограничивать его на чем-либо. Это ПРОЦЕСС бесконечный, непрерывный, в котором отсутствуют противоположности.</text:span></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9"><text:soft-page-break/>Часть 3</text:p>
      <text:p text:style-name="P139">О жизни</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40"><text:soft-page-break/>Здоровье</text:p>
      <text:p text:style-name="P140"/>
      <text:p text:style-name="P141"><text:tab/><text:span text:style-name="T9">Быть подобно воде.</text:span> Здоровый образ жизни можно сравнить с водой, так как вода, пребывающая в движении, нигде не застаивается. Важно не переусердствовать, а добиться нормального функционирования организма.</text:p>
      <text:p text:style-name="P141"/>
      <text:p text:style-name="P141"><text:tab/><text:span text:style-name="T9">О радости физических упражнений. </text:span><text:span text:style-name="T90">Я действительно ценю физические упражнения. Как здорова рано утром сделать пробежку! Это так освежает! И хотя Гон-конг один из самых населенных городов мира, тем не менее, удивительно, насколько там бывает спокойно по утрам. Конечно, люди есть, но я их не замечаю, когда бегу.</text:span></text:p>
      <text:p text:style-name="P141"/>
      <text:p text:style-name="P142"><text:tab/><text:span text:style-name="T9">О пользе бега трусцой.</text:span> Бег трусцой для меня это не просто вид физической нагрузки, но и способ расслабиться. В этот утренний час я принадлежу сам себе, могу побыть наедине со своими мыслями.</text:p>
      <text:p text:style-name="P142"/>
      <text:p text:style-name="P143"><text:tab/><text:span text:style-name="T9">О питании. </text:span><text:span text:style-name="T91">Употребляйте в пищу только те продукты, в которых у вашего организма потребность, и не увлекайтесь теми продуктами, которые вам не приносят пользы.</text:span></text:p>
      <text:p text:style-name="P143"/>
      <text:p text:style-name="P144"><text:tab/><text:span text:style-name="T9">О курении, спиртных напитках и азартных играх. </text:span>Я не курю и не пью, так как все это очень бессмысленно. Я не курю, потому не считаю это полезным для организма. Что касается алкоголя, то мне кажется, что у него ужасный вкус. Не понимаю, как люди могут пить такое. Что касается азартных игр, то не верю, что можно получить что-либо просто так.</text:p>
      <text:p text:style-name="P144"/>
      <text:p text:style-name="P145"><text:tab/><text:span text:style-name="T9">Здоровье — это состояние равновесия.</text:span> Здоровте соответствует состоянию уравновешенной координации всего того, чем мы являемся (то есть быть в здравом уме, а не иметь здравый ум). У здорового человека хорошо развита ориентация в пространстве (сенсорная система) и способность действовать (моторная система). А если нет равновесия между чувствами и действиями, то ваш организм вы<text:span text:style-name="T92">х</text:span>одит из строя.</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6"><text:soft-page-break/>Ухаживание</text:p>
      <text:p text:style-name="P146"/>
      <text:p text:style-name="P147"><text:tab/><text:span text:style-name="T9">Ухаживание не всегда ведет к браку.</text:span> Во время ухаживания людей влечет друг к другу, они развлекаются вместе. Ходят на дискотеки, ужинают в зороших ресторанах, посейщают музеи. Они знают обо всех развлечениях в том месте, где живут, он они совсем не узнают друг друга ближе.</text:p>
      <text:p text:style-name="P147"/>
      <text:p text:style-name="P148"><text:tab/><text:span text:style-name="T9">Многие удачные браки заключаются в университете.</text:span> Многие удачные браки в Америке заключаются во время учебы в университетах. Там у каждого есть цель и каждый может оценить силу воли и усердие, с которыми человек берет на себя ответственность. <text:s/><text:span text:style-name="T93">В университете, где от молодых людей требуется целеустремленность и гибкость, можно больше узнать об успехах дургого по тому, как он учится.</text:span></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50"><text:soft-page-break/>Любовь</text:p>
      <text:p text:style-name="P150"/>
      <text:p text:style-name="P149"><text:tab/><text:span text:style-name="T9">Любовь и честность.</text:span> Необходимо быть искренним и честным по отношению к себе и к тому, кого любишь. Необходимо быть настолько честным, как будто вы представляете одно целое. Ты — часть жизни другого человека, поэтому гордость, тщеславие, гнев должны отсутствовать.</text:p>
      <text:p text:style-name="P149"/>
      <text:p text:style-name="P151"><text:tab/><text:span text:style-name="T9">Нельзя разлюбить. </text:span>Если не отвечать взаимностью на чье-либо чувство, то оно пройдет, смягчит и очистит сердце.</text:p>
      <text:p text:style-name="P151"/>
      <text:p text:style-name="P152"><text:tab/><text:span text:style-name="T9">Надо верить в любовь. </text:span>Я не из тех, кто верит в любовь с первого взгляда, но верю в то, что можно полюбить, посмотрев еще раз на человека.</text:p>
      <text:p text:style-name="P152"/>
      <text:p text:style-name="P153"><text:tab/><text:span text:style-name="T9">Отсутствие любви. </text:span>Если любовь отсутствует, то это подобно тому, как если тушить пожар водой: малое количество воды еще больше разжигает пламя, а в большом количестве тушит его.</text:p>
      <text:p text:style-name="P153"/>
      <text:p text:style-name="P154"><text:tab/><text:span text:style-name="T9">Любовь и эго. </text:span>Любовь — это эгоизм двоих.</text:p>
      <text:p text:style-name="P154"/>
      <text:p text:style-name="P154"><text:tab/><text:span text:style-name="T9">Вопрос. </text:span>Меня любят?</text:p>
      <text:p text:style-name="P154"/>
      <text:p text:style-name="P155"><text:tab/><text:span text:style-name="T9">Любить сильно и любить разумно.</text:span> Я действительно отдаюсь чувству любви как сумасшедший, но у меня хватает здравого смысла, чтобы не вести себя как идиот. Так трудно любить слишком сильно и при этом любить разумно.</text:p>
      <text:p text:style-name="P155"/>
      <text:p text:style-name="P156"><text:tab/><text:span text:style-name="T9">Любовь в юношеские годы и зрелая любовь. </text:span>Любовь в эношеские годы подобно пламени, так как часто она бывает горячей и сильной, но все же светлой и трепетной. Любовь в зрелом возрасте подобна углям, так как она долго горит и неиссякаема.</text:p>
      <text:p text:style-name="P156"/>
      <text:p text:style-name="P157"><text:tab/><text:span text:style-name="T9">Любви свойтственна математическая точность.</text:span> Люби, и тебя будут любить. Дело в том, что любви свойственна математическая точность, так же как и алгебраическому уравнению.</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8"/>
      <text:p text:style-name="P159"><text:soft-page-break/>Семейная жизнь</text:p>
      <text:p text:style-name="P159"/>
      <text:p text:style-name="P160"><text:tab/><text:span text:style-name="T9">Семейная жизнь — это дружба. </text:span>Семейная жизнь — это дружба, сотрудничество, основной которому становится обычная жизнь.</text:p>
      <text:p text:style-name="P160"/>
      <text:p text:style-name="P160"><text:tab/><text:span text:style-name="T9">Семейная жизнь — это забота о детях.</text:span> Семейная жизнь — это забота о детях, то есть ухаживать за ними во время болезни, уч<text:span text:style-name="T94">и</text:span>ть их тому, как надо вести себя, беспокоиться о них и <text:span text:style-name="T95">гор</text:span>диться ими.</text:p>
      <text:p text:style-name="P160"/>
      <text:p text:style-name="P161"><text:tab/><text:span text:style-name="T9">Будничность семейной жизни. </text:span>Семейная жизнь — это завтрак утром, затем работа в течение дня (муж на своей работе, а жена на своей), ужин вечером и тихие вечера вместе, когда можно поговорить, почитать или вместе посмотреть телевизор.</text:p>
      <text:p text:style-name="P161"/>
      <text:p text:style-name="P162"><text:tab/><text:span text:style-name="T9">Семья будет прочной, если строится на событиях повседневной жизни.</text:span> <text:span text:style-name="T96">Счастье, которое у нас есть сегодня, построено на событиях повседневной жизни, которую мы вели до того, как поженились. Счастье, основанное на повседневной жизни, длится дольше; оно подобно углю, сгорает постепенно и медленно. Счастье, которое основано на развлечениях, подобно яркому огню, так как скоро оно закончится. Многие молодые пары живут интересной жизнью до тех пор, пока любят друг друга. Поэтому когда они женятся, их жизнь становится спокойной и скучной, они чуствуют нетерпение, что ведет к печальным последствиям.</text:span></text:p>
      <text:p text:style-name="P162"/>
      <text:p text:style-name="P163"><text:tab/><text:span text:style-name="T9">Для семейной жизни характерен следующий пример: ½ + ½ = 1.</text:span> Мы с женой не живем сами по себе, как нечто отдельное друг от друга. Мы две половинки одного це<text:span text:style-name="T97">л</text:span>ого. Надо стараться быть одной семьей, так как соединенные вместе две половинки приносят больше пользы, чем по отдельности!</text:p>
      <text:p text:style-name="P163"/>
      <text:p text:style-name="P164"><text:tab/><text:span text:style-name="T9">Любить и не ставить условий.</text:span> <text:span text:style-name="T98">Качество Линды, которое меня очень трогает, — это ее безусловная любовь ко мне. Она спокойна, объективна, не ставит никаких условий. Мне кажется, именно такое отношение друг к другу должно быть в браке. Например, если я что-то утверждаю, то жена тоже высказывает свое мнение по этому поводу. Несомненно, что надо обсуждать все вместе, а иначе будет трудно жить в согласии.</text:span></text:p>
      <text:p text:style-name="P164"/>
      <text:p text:style-name="P165"><text:tab/><text:span text:style-name="T9">Важно подтверждать свою любовь.</text:span> Мне хочется поблагодарить очень важного человека. Его главные <text:span text:style-name="T99">качества — это давать, любить, быть верным и понимать это животное, Брюса Ли. Позволять ему просто быть. Это друг, у которого свой путь развития, но он тесно связан с моим; друг, который очень обогащает мою жизнь; это женщина, которую я люблю и которая, к счастью, моя жена. Не могу здесь не вспомнить тот счастливый день в Вашингтонском университете, когда я имел честь встретить тебя.</text:span></text:p>
      <text:p text:style-name="P165"/>
      <text:p text:style-name="P165"/>
      <text:p text:style-name="P165"/>
      <text:p text:style-name="P166"><text:soft-page-break/>О воспитании детей</text:p>
      <text:p text:style-name="P166"/>
      <text:p text:style-name="P167"><text:tab/><text:span text:style-name="T9">Высокие нормы поведения.</text:span> Все воспитание (по крайней мере мое) должно быть основано на конфуцианской философии, которая учит относиться к другим так, как вы хотели бы, чтобы относились к вам, а также верности, способности мыслить и полностью развивать способности человека в пяти сферах жизни: форма правления и те, кто правит, отец и сын, старший и младший брат, муж и жена, друг и друг. Получив все необходимые знания, таким образом, не думаю, что кто-нибудь пойдет неверным путем.</text:p>
      <text:p text:style-name="P167"/>
      <text:p text:style-name="P167"><text:tab/><text:span text:style-name="T9">Никогда не бейте ребенка. </text:span>Мой отец никогда не бил меня, хотя мама иногда давала мне хорошую взбучку! Я не собираюсь бить своих детей. Думаю, отец может держать ситуацию под контролем, изменив что-нибудь в себе.</text:p>
      <text:p text:style-name="P167"/>
      <text:p text:style-name="P168"><text:tab/><text:span text:style-name="T9">Надо учить детей дисциплине. </text:span>Я буду играть и шутить с детьми, но дело прежде всего. Если дело серьезное, то ты не будешь ходить вокруг да около, <text:span text:style-name="T100">стараясь не задеть из чувства. Надо говорить то, что надо сказать в такой ситуации, и не думать, понравиться им это или нет.</text:span></text:p>
      <text:p text:style-name="P168"/>
      <text:p text:style-name="P169"><text:tab/><text:span text:style-name="T9">Тебя судят по поступкам.</text:span> Если ты ведешь себя, как осел, то всегда найдется человек, который сядет и поедет на тебе. Выставлять себя в выгодном свете на людях — это предмет гордости дурака.</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70"><text:soft-page-break/>Образование</text:p>
      <text:p text:style-name="P170"/>
      <text:p text:style-name="P171"><text:tab/><text:span text:style-name="T9">Образование и творчество.</text:span> Какая польза в образовании, если ты не умен? Если ты не проявляешь творческого подхода?</text:p>
      <text:p text:style-name="P171"/>
      <text:p text:style-name="P172"><text:tab/><text:span text:style-name="T9">Природа образования.</text:span> Образование состоит в том, чтобы развивать способность думать (а не придумывать всякие хитрые способы, чтобы сдать экзамены и т. п.)</text:p>
      <text:p text:style-name="P172"/>
      <text:p text:style-name="P173"><text:tab/><text:span text:style-name="T9">Ценность самообразования.</text:span> Благодаря самоообразованию получаются великие люди.</text:p>
      <text:p text:style-name="P173"/>
      <text:p text:style-name="P174"><text:tab/><text:span text:style-name="T9">Цель образования.</text:span> Образование — это открывать что-то новое, а не просто повторять. Приемы изучения, не испытанные на себе, ведут к поверхностному знанию.</text:p>
      <text:p text:style-name="P174"/>
      <text:p text:style-name="P175"><text:tab/><text:span text:style-name="T9">Образование не должно быть формальным. </text:span><text:span text:style-name="T101">Но тогда важно ли учиться в университете? Когда я учился в Вашингтонском университете, у меня были удовлетворительные отметки по дисциплинам.</text:span></text:p>
      <text:p text:style-name="P175"/>
      <text:p text:style-name="P176"><text:tab/><text:span text:style-name="T9">Впитывание и накопление знаний.</text:span> Важно не то, сколько ты выучил, а сколько знаний ты впитал в себя. Лучшие приемы изучения — самые простые, но правильно выполненные.</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8"><text:soft-page-break/>Обучение</text:p>
      <text:p text:style-name="P178"/>
      <text:p text:style-name="P177"><text:span text:style-name="T9"><text:tab/>Обучение требует чуткости и гибкости. </text:span>Прежде всего учитель не должен зависеть ни от какого метода обучения и предвра<text:span text:style-name="T102">щ</text:span>ать уроки в рутинное выполнение упражнений. <text:span text:style-name="T103">Вместо этого он должен изучить индивидуальные особенности каждого ученика и побуждать его к исследованию самого себя, как во внешних, так и во внутренних проявлениях, а в итоге он должен объединить эти проявления в одно целое. Такое обучение, которое по существу и не является обучением, требует большой чуткости и гибкости. В наше время такой подход трудно приобрести.</text:span></text:p>
      <text:p text:style-name="P177"/>
      <text:p text:style-name="P179"><text:span text:style-name="T9"><text:tab/>Учитель указывает на истину, но не выдает ее.</text:span> Учитель, хороший учитель лишь укащывает на путь к истине, но никогда не называет истину. <text:span text:style-name="T104">Он как можно меньше облекает свои слова в форму, чтобы подвести своего ученика к тому, что не имеет формы. Следовательно, он указывает, как важно приобрести характер и не оказаться его пленником; а также следовать принципам и не быть связанным ими.</text:span></text:p>
      <text:p text:style-name="P179"/>
      <text:p text:style-name="P180"><text:span text:style-name="T9"><text:tab/>Учитель не должен превращать процесс обучения в рутину. </text:span><text:span text:style-name="T105">Хороший учитель не превращает процесс обучения в рутину. Он не должен навязывать своим ученикам безжизненные формы.</text:span></text:p>
      <text:p text:style-name="P180"/>
      <text:p text:style-name="P181"><text:span text:style-name="T9"><text:tab/>Самое трудное в жизни — это учить.</text:span> <text:span text:style-name="T106">Хороший учитель защищает учеников от своего собственного влияния. Легко научить кого-либо мастерству, но трудно научить его своему собственному подходу. Во время процесса обучения необходимо всегда быть начеку и проявлять чуткость, то есть постоянно приспосабливать и менять что-то.</text:span></text:p>
      <text:p text:style-name="P181"/>
      <text:p text:style-name="P182"><text:span text:style-name="T9"><text:tab/>Всегда проверяйте мои слова на практике.</text:span> Запомните, что я не учитель, я могу быть просто указательным столбом на дороге для того, кто потеряется в пути. Каждый сам должен выбрать направление. Я же могу предложить лишь опыт, а не вывод, поэтому даже то, что я вам говорю, необходимо подвергать тщательной проверке. Я могу помочь вам тем, что укажу проблему и помогу разобрать ее; помогу понять причину и следствие, но я не могу научить вас, так как я не учитель и у меня нет своей методики. Я не верю ни в какие системы обучения. А без системы, без методики чему учить?</text:p>
      <text:p text:style-name="P182"/>
      <text:p text:style-name="P183"><text:span text:style-name="T9"><text:tab/>Идеальный учитель. </text:span>Не что думать, а как думать. Образование — это, прежде всего, основа функционирования формы. Надо искать способы воспитывать умы учеников так, чтобы, миную двойственный подход к чему бы то ни было, достигать полной осведомленности обо всем.</text:p>
      <text:p text:style-name="P183"/>
      <text:p text:style-name="P283"><text:tab/>Шесть основных принципов обучения:</text:p>
      <text:list xml:id="list7945691629213359194" text:style-name="L19">
        <text:list-item>
          <text:p text:style-name="P311">мотивировать учеников;</text:p>
        </text:list-item>
        <text:list-item>
          <text:p text:style-name="P311">поддерживать внимание учеников;</text:p>
        </text:list-item>
        <text:list-item>
          <text:p text:style-name="P311"><text:soft-page-break/>ставить на первое место умственную активность (обсуждение, вопросы, лекции);</text:p>
        </text:list-item>
        <text:list-item>
          <text:p text:style-name="P312">четко обрисовывать картину того, что надо учить;</text:p>
        </text:list-item>
        <text:list-item>
          <text:p text:style-name="P312">учить распознавать важную информацию и выявлять скрытый смысл, а также учить применению на практике нового материала (четкие цели);</text:p>
        </text:list-item>
        <text:list-item>
          <text:p text:style-name="P312">повторять пять предшествующих этапов, пока ученики это не выучат.</text:p>
        </text:list-item>
      </text:list>
      <text:p text:style-name="P184"/>
      <text:p text:style-name="P184"><text:tab/><text:span text:style-name="T9">Необходимо жвалить учеников.</text:span> Похвала, несомненно, <text:span text:style-name="T107">вызывает желание к совершенствованию своих навыков. Будьте щедрыми и честными в своей оценке.</text:span></text:p>
      <text:p text:style-name="P184"/>
      <text:p text:style-name="P185"><text:tab/><text:span text:style-name="T9">Учить — значит выстраивать открытые отношения. </text:span><text:span text:style-name="T108">Я не верю в возможность обучения в больших учебных заведниях, филиалы которых расположены по всей стране и за рубежом. Им требуется что-то вроде системы, чтобы можно было проверить качество знаний большого количества людей, в результате им устраивают экзамены в соответствии с тербованиями данной системы. Я верю, что учить можно лишь небольшое количество людей, так как необходимо внимательно относиться к каждому человеку, чтобы установить настоящие открытые отношения.</text:span></text:p>
      <text:p text:style-name="P185"/>
      <text:p text:style-name="P186"><text:tab/><text:span text:style-name="T9">Духовно бедный человек стремится к материальному благополучию. </text:span>Чем духовно беднее человек, тем больше он старается обогатиться материально.</text:p>
      <text:p text:style-name="P186"/>
      <text:p text:style-name="P187"><text:tab/><text:span text:style-name="T9">Нет строго установленных схем при обучении.</text:span> Нет строго установленных схем обучения. Все, что я могу дать, это лишь средство для лечения данной болезни. Я указываю на возможное направление и ничего более. <text:span text:style-name="T109">Это можно сравнить с пальцем, который показывает на луну; но не стоит концентрировать внимание только в том направлении, на которое указывает палец, так как в противном случае не заметишь всей красоты неба.</text:span></text:p>
      <text:p text:style-name="P187"/>
      <text:p text:style-name="P188"><text:tab/><text:span text:style-name="T9">Редко встречаются искренние студенты.</text:span> Редко попадаются искренние и серьезные студенты. У некоторых энтузиазма хватает лишь на пять минут, у некоторых не очень серьезные намерения. <text:span text:style-name="T110">К сожалению, многие из них второсортные художники, но в основном же они конформисты.</text:span></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9"><text:soft-page-break/>Этика</text:p>
      <text:p text:style-name="P189"/>
      <text:p text:style-name="P190"><text:tab/><text:span text:style-name="T9">О правильном поведении.</text:span> Человек поступает правильно, когда руководствуется разумом и проявляет творческий подход.</text:p>
      <text:p text:style-name="P190"/>
      <text:p text:style-name="P190"><text:tab/><text:span text:style-name="T9">«</text:span><text:span text:style-name="T25">Хорошая жизнь</text:span><text:span text:style-name="T9">» - </text:span><text:span text:style-name="T25">это процесс развития.</text:span><text:span text:style-name="T111"> Хорошая жизнь — это процесс развития, а не состояние бытия. Это направление, а не конечный пункт назначения. Направление хорошей жизни задает тон всему организму человека, и он психологически свободен двигаться в ЛЮБОМ направлении.</text:span></text:p>
      <text:p text:style-name="P190"/>
      <text:p text:style-name="P191"><text:tab/><text:span text:style-name="T9">Объективные нормы требуют знания.</text:span> Чтобы установ<text:span text:style-name="T112">и</text:span>ть объекти<text:span text:style-name="T113">в</text:span>ные нормы прав<text:span text:style-name="T113">и</text:span>льного поведения, необходимо преобрести знания.</text:p>
      <text:p text:style-name="P191"/>
      <text:p text:style-name="P192"><text:span text:style-name="T9"><text:tab/>Не существует так называемых средств для достижения цели. </text:span>Не существует средств для достижения цели, так как есть только цели. А я и есть средство. Я есть то, с чего я начал; а когда все закончится, я буду тем, что от меня останется. Следоватьльно, все цели, рассматриваемые без средств к из достижению, это иллюзия; а становление — это отрицание бытия.</text:p>
      <text:p text:style-name="P192"/>
      <text:p text:style-name="P193"><text:tab/><text:span text:style-name="T9">Развивайте способность понимать.</text:span> Не спешите составлять мнение о чем бы то ни было. Необходимо развивать способность понимать и постоянно открывать что-то новое, в том числе и причины своего невежества.</text:p>
      <text:p text:style-name="P193"/>
      <text:p text:style-name="P194"><text:tab/><text:span text:style-name="T9">Быть счастиливым — значит вести себя, сообразуя свое поведение с </text:span><text:span text:style-name="T24">н</text:span><text:span text:style-name="T9">ормами морали в любой ситуации.</text:span> <text:span text:style-name="T114">Для того чтобы вести себя правильно в какой-нибудь ситуации, надо быть счастливым, а не следовать в каждой ситуации строгим нормам поведения.</text:span></text:p>
      <text:p text:style-name="P194"/>
      <text:p text:style-name="P195"><text:tab/><text:span text:style-name="T9">Требуется понимать, а не просто выносить суждения.</text:span> Не надо немедленно реагировать на то, что вы услышали и что требует быстрой оценки или суждения. <text:span text:style-name="T115">Разве не требуется понять это, оценить всю ситуацию?</text:span></text:p>
      <text:p text:style-name="P195"/>
      <text:p text:style-name="P196"><text:tab/><text:span text:style-name="T9">Самое трудное.</text:span> Труднее всего делать следующее:</text:p>
      <text:list xml:id="list5391898191107109517" text:style-name="L20">
        <text:list-item>
          <text:p text:style-name="P313">хранить секрет;</text:p>
        </text:list-item>
        <text:list-item>
          <text:p text:style-name="P313">забывать обиду;</text:p>
        </text:list-item>
        <text:list-item>
          <text:p text:style-name="P313">с пользой проводить свободное время.</text:p>
        </text:list-item>
      </text:list>
      <text:p text:style-name="P196"/>
      <text:p text:style-name="P196"><text:tab/><text:span text:style-name="T9">Поведение в соответствии с нормами морали: размышления об относительности и абсолютности его примения на практике.</text:span> Если рассматривать поведение в соответствии с нормами морали как абсолютную истину, то отношение к нему будет как к чему-то старомодному. Хотя к нему таже можно отнестись как к поступку, актуальному для всех времен и народов. Если рассматривать такое поведение как относительную истину, следует учитывать особенности времени, климата, общественную и экономическую потребность, реалигиозные убеждения и т. д. Поведение также может быть продиктовано общественным интересом и т. д. Если же рассматривать поведение в соответствии <text:soft-page-break/>с нормами морали как абсолютную истину — значит судить о нем как о чем-то неизменном.</text:p>
      <text:p text:style-name="P196"/>
      <text:p text:style-name="P196"><text:tab/><text:span text:style-name="T9">Объективная и субъективная ценность суждений.</text:span> Суждения является объективным, если оно затрагивает объективные вопросы; оно является субъективным, если в нем высказывается личная точка зрения человека на объективный вопрос. Объективность проявляется в фактических данных. <text:span text:style-name="T116">Субъективность — это вопрос личного мнения. Существует большая разница между тем, что ты ДУМАЕШЬ, что что-то неверно, и тем, как ты объясняешь, доказываешь, что что-то неверно. Понятие является объективным, если обозначенное свойство — это действительное свойство действия (существующее в объективной реальности).</text:span></text:p>
      <text:p text:style-name="P196"/>
      <text:p text:style-name="P197"><text:tab/><text:span text:style-name="T9">Два основных вопроса морали. </text:span>Существует два вида вопросов, касающихся норм морали:</text:p>
      <text:list xml:id="list6286772144454802849" text:style-name="L21">
        <text:list-item>
          <text:p text:style-name="P314">с чего начинается плохое и хорошее поведение?</text:p>
        </text:list-item>
        <text:list-item>
          <text:p text:style-name="P314">что делает поступок плохим или хорошим?</text:p>
        </text:list-item>
      </text:list>
      <text:p text:style-name="P198"/>
      <text:p text:style-name="P198"><text:tab/><text:span text:style-name="T9">Беда человека. </text:span>Честь и позор вызваны той же причиной, что и волнение. <text:span text:style-name="T117">Беда человека кроется в любви к самому себе.</text:span></text:p>
      <text:p text:style-name="P198"/>
      <text:p text:style-name="P199"><text:tab/><text:span text:style-name="T9">Бедность и мир.</text:span> <text:span text:style-name="T118">В любой бедной стране люди настроены враждебно, если они бедны. Если ничего нет, то можно позволить себе враждебность. Но надо подождать, чтобы они тоже стали более процветающими. Тогда вскоре они успокоятся и захотят мира подобно людям в других странах.</text:span></text:p>
      <text:p text:style-name="P199"/>
      <text:p text:style-name="P200"><text:tab/><text:span text:style-name="T9">Скромность вызывает уважение.</text:span> Скромность является основной для появления уважения, точно так же, как фундамент является основой для высокого здания.</text:p>
      <text:p text:style-name="P200"/>
      <text:p text:style-name="P201"><text:tab/><text:span text:style-name="T9">Четыре теории этики.</text:span> Существует четыре разные теории этики:</text:p>
      <text:list xml:id="list3122126552550722520" text:style-name="L22">
        <text:list-item>
          <text:p text:style-name="P315">Объективная теория этики: добродетель объективна (теория Платона), следовательно, ее невозможно определить.</text:p>
        </text:list-item>
        <text:list-item>
          <text:p text:style-name="P316">Последовательная теория этики: то что делает поступок хорошим, является следствием этого поступка (например утилитаризм); самое большое удовольствие для большинства людей (в это легче поверить, чем в выше упомянутый объективизм).</text:p>
        </text:list-item>
        <text:list-item>
          <text:p text:style-name="P317">Мотивационная теория этики: характеристика поведения человека определяется мотивом его поведения. Например, действие не является плохим, если у человека были хорошие намерения. Иммануил Кант является одним из основателей мотивационной теории этики. Он сказал: «Не совершай поступка, которму не сможешь дать рационалистическое объяснение, чтобы люди постоянно руководствовались им».</text:p>
        </text:list-item>
        <text:list-item>
          <text:p text:style-name="P318">Одобрительная теория этики: мнение о том, хороший поступок или плохой зависит от благоприятного мнения людей.</text:p>
        </text:list-item>
      </text:list>
      <text:p text:style-name="P202"/>
      <text:p text:style-name="P203"><text:soft-page-break/><text:tab/><text:span text:style-name="T9">Внутренняя ценность хорошего и прекрасного. </text:span>Надо ценить это само по себе, а не по тому, как это проявляется.</text:p>
      <text:p text:style-name="P203"/>
      <text:p text:style-name="P204"><text:tab/><text:span text:style-name="T9">О моем характере. </text:span>Быть честным и все в этом роде. Я не такой плохой, как некоторые, но я не говорю, что я святой!</text:p>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5"><text:soft-page-break/>Расизм</text:p>
      <text:p text:style-name="P205"/>
      <text:p text:style-name="P206"><text:tab/><text:span text:style-name="T9">О братстве все</text:span><text:span text:style-name="T26">х</text:span><text:span text:style-name="T9"> людей.</text:span> Если я говорю, что «все под солнцем являются членами одной большой семьи, живущей на земле», <text:span text:style-name="T119">то можно подумать, что я — обманщик <text:s text:c="3"/>и идеалист. Но если кто-нибудь все еще верит в расовые различия, то, думаю, они слишком ограничены и отстали от жизни. Возможно, они все еще не понимают, что все люди равны.</text:span></text:p>
      <text:p text:style-name="P206"/>
      <text:p text:style-name="P207"><text:tab/><text:span text:style-name="T9">Под небесами живет только одна семья.</text:span> Черты характера человека везде одни и те же. <text:span text:style-name="T120">Не хочу говорить, «как говорил Конфуций», но под небом, под небесами живет только одна семья.</text:span></text:p>
      <text:p text:style-name="P207"/>
      <text:p text:style-name="P208"><text:tab/><text:span text:style-name="T9">Причина расизма — в традиции. </text:span>Многие люди все еще тесно связаны традициями. Когда старшее поколение говорит нет чему-либо, то и другие тоже начинают неодобрительно к этому относиться. Если старшее поколение говорит, что что-то неправильно, то они поверят и этому. <text:span text:style-name="T121">Они редко сами ищут истину и редко искренне проявляют свои чувства. Все дело в том, что отношение к подобным явлениям, как расизм, лежит в приверженности к традициям. А они являются не чем иным, как «доктриной», сформулированной в результате жизненного опыта людей старшего поколения. По мере того как изменяется время и люди, необходимо пересмотреть данную доктрину.</text:span></text:p>
      <text:p text:style-name="P208"/>
      <text:p text:style-name="P209"><text:tab/><text:span text:style-name="T9">Быть свободным от традиций — значит не иметь предубеждений. </text:span>Я, Брюс Ли, человек, который никогда не следует за паникерами. Поэтому моим другом может стать любой человек, независимо от того, черная у него или белая, красная или синяя.</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11"><text:soft-page-break/>Несчастья</text:p>
      <text:p text:style-name="P211"/>
      <text:p text:style-name="P210"><text:tab/><text:span text:style-name="T9">Несчастья оказывают на человека благотворное воздействие.</text:span> Процветание может мешать нам изучать свое поведение, несчастья же завставляют думать о своем положении, следовательно, они полезны.</text:p>
      <text:p text:style-name="P210"/>
      <text:p text:style-name="P212"><text:tab/><text:span text:style-name="T9">Несчастья заставляют думать.</text:span> Когда все идет хорошо, ум нежится в удовольствиях. Только когда случаются несчастья или лишения, мозг функционирует и думает над сложившимся положением. Такое пристальное изучение себя ра<text:span text:style-name="T122">з</text:span>вивает ум и помогает понять себя и дать себя понять другим.</text:p>
      <text:p text:style-name="P212"/>
      <text:p text:style-name="P213"><text:tab/><text:span text:style-name="T9">Ценность глупых вопросов. </text:span>Мудрый человек может больше извлечь из глупого вопроса, чем глупый человек — из мудрого ответа.</text:p>
      <text:p text:style-name="P213"/>
      <text:p text:style-name="P214"><text:tab/><text:span text:style-name="T9">Никогда не растрачивай энергию на беспокойства и негативные мысли. </text:span>У кого более нестабильная работа, чем у меня? На что я живу? Моя вера — это моя способность справиться с чем бы то ни было. Спина приковала меня к постели на целый год, но каждое несчастье приносит и благо, так как действует как шок, напоминая тебе, что ты не должен завязнуть в рутине жизни.</text:p>
      <text:p text:style-name="P214"/>
      <text:p text:style-name="P215"><text:tab/><text:span text:style-name="T9">Волнение — это способ защиты.</text:span> Не предвещайте зло, пока у вас не будет чем от него укрыться. Волнение бесполезно, если нельзя им защититься.</text:p>
      <text:p text:style-name="P215"/>
      <text:p text:style-name="P216"><text:tab/><text:span text:style-name="T9">Проиграть не стыдно.</text:span> Если вас собъют с ног, вам не должно быть стыдно. Важнее спросить себя в тот момент, когда вас сбивают с ног: «Почему меня сбили с ног?». <text:span text:style-name="T123">Для такого человека, который способен размышлять подобным образом, надежда не потеряна.</text:span></text:p>
      <text:p text:style-name="P216"/>
      <text:p text:style-name="P217"><text:tab/><text:span text:style-name="T9">Чтобы сделать то, что хочешь, иногда требуется делать то, чего не хочешь делать. </text:span>Как для поддержания здоровья иногда требуется принимать невкусные лекарства, так и для того, что хочется делать, иногда требуется выполнение того, чего не хочется делать. Запомни, мой друг, что важно не то, что происходит, а то как ты на это реагируешь. <text:span text:style-name="T124">Твое отношение определяет то, сколько ты извлечешь из этого. Это может стать камнем преткновения, а может и помочь тебе в достижении цели.</text:span></text:p>
      <text:p text:style-name="P217"/>
      <text:p text:style-name="P218"><text:tab/><text:span text:style-name="T9">Несчастье — великий учитель.</text:span> Несчастье — это великий учитель. Сквозь слезу человек видит дальше, чем через телескоп.</text:p>
      <text:p text:style-name="P218"/>
      <text:p text:style-name="P219"><text:tab/><text:span text:style-name="T9">Виды глупости.</text:span> Глупость бывает двух видов: она либо молчит, либо говорит. Немую глупость легче переносить.</text:p>
      <text:p text:style-name="P219"/>
      <text:p text:style-name="P220"><text:tab/><text:span text:style-name="T9">В мире очень много нарушителей спокойствия.</text:span> В мире очень много людей, которые решительно настроены на то, чтобы кем-то стать или причинять беспокойство другим. Они хотят продвигаться вперед, чтобы из заметили. Такая <text:soft-page-break/>целеустремленность не подходит для человека, придерживающегося учения даосизма, так как оно отвергает проявления напористости и соперничества.</text:p>
      <text:p text:style-name="P220"/>
      <text:p text:style-name="P221"><text:tab/><text:span text:style-name="T9">Потрясение от неприятностей способствует развитию человека.</text:span> Потрясения от неприятностей способствует развитию человека подобно тому, как после грозового дождя растут все растения.</text:p>
      <text:p text:style-name="P221"/>
      <text:p text:style-name="P222"><text:tab/><text:span text:style-name="T9">Неприятности подобны ливню.</text:span> Неприятности подобны первому и последнему дождю. Этот дождь холодный, неприветливый по отношению к человеку и к животным. И все же именно в это время года растут цветы и фрукты, финики, розы, гранаты.</text:p>
      <text:p text:style-name="P222"/>
      <text:p text:style-name="P223"><text:tab/><text:span text:style-name="T9">Поражение учит.</text:span> Что такое поражение? Это ничего более как учитель, как первый шаг на пути к лучшему.</text:p>
      <text:p text:style-name="P223"/>
      <text:p text:style-name="P223"><text:tab/><text:span text:style-name="T9">Во время уединения ты, по крайней мере, один. </text:span>Одиночество — это только возможность плыть по течению и обрести себя. <text:span text:style-name="T125">Во время уединения ты, по крайней мере, один. Используй эту возможность.</text:span></text:p>
      <text:p text:style-name="P223"/>
      <text:p text:style-name="P224"><text:tab/><text:span text:style-name="T9">Польза разочарования.</text:span> Без разочарования ты не раскроешь, на что был способен. Мы растем за счет противоречий.</text:p>
      <text:p text:style-name="P224"/>
      <text:p text:style-name="P224"><text:tab/><text:span text:style-name="T9">Терпеливо переносите обиды. </text:span>Ничего так не поможет вам следовать своему путь в мире, как способность терпеливо переность обиды. Терпение не пассивно, напротив оно способствует концентрации силы.</text:p>
      <text:p text:style-name="P224"/>
      <text:p text:style-name="P224"><text:tab/><text:span text:style-name="T9">Не доверяй первому встречному. </text:span><text:span text:style-name="T126">Не доверяй людям так легко, так как на земле живут разные люди.</text:span></text:p>
      <text:p text:style-name="P224"/>
      <text:p text:style-name="P225"><text:tab/><text:span text:style-name="T9">Мудрый человек извлекает пользу из неудач. </text:span><text:span text:style-name="T127">Нет несчастий настолько неудачных, чтобы мудрый человек не мог извлечь из них выгоду. Точно так же нет настолько удачных ситуаций, чтобы глупый человек не обернул их против себя.</text:span></text:p>
      <text:p text:style-name="P225"/>
      <text:p text:style-name="P226"><text:tab/><text:span text:style-name="T9">Волнение. </text:span>Волнение — это пропасть между СЕЙЧАС и ТОГДА. Поэтому если вы в СЕЙЧАС, то не волнуйтесь, так как ваше волнение сразу же выльется в последующем спонтанном поступке.</text:p>
      <text:p text:style-name="P226"/>
      <text:p text:style-name="P227"><text:tab/><text:span text:style-name="T9">Критика. </text:span>У людей, у которых в голове пусто, всегда длинные языки. <text:span text:style-name="T128">Обычно для тех, у кого язык является оружием, ноги являются средством защиты.</text:span></text:p>
      <text:p text:style-name="P227"/>
      <text:p text:style-name="P228"><text:tab/><text:span text:style-name="T9">На пути к цели всегда встречаются препятствия. </text:span>Поверь, что в любом серьезном деле или достижении на пути к ним заложены препятствия, большие или маленькие. И важно то, как человек их преодолевает, а не сами препятствия. <text:soft-page-break/><text:span text:style-name="T129">Нет такого явления, как поражение, пока ты сам этого не признаешь, но не раньше!</text:span></text:p>
      <text:p text:style-name="P228"/>
      <text:p text:style-name="P229"><text:tab/><text:span text:style-name="T9">Внутреннее сопротивление — это не решение. </text:span>Нравится мне это или нет, но обстоятельства часто бьют меня. А так как по своей сущности я борец, то вначале я сражаюсь с ними, но потом понимаю, что мне требуется внутреннее сопротивление и не нужны конфликты (в виде растрачиваемых сил). Надо лучше собраться с силами, приспособиться к обстоятельствам и извлечь из них самое лучшее.</text:p>
      <text:p text:style-name="P229"/>
      <text:p text:style-name="P230"><text:tab/><text:span text:style-name="T9">Не усугубляй несчастья беспокойством.</text:span> Успокойся, отстранись от всех результатов, буль готов боро<text:span text:style-name="T130">ться</text:span> или бежать, выиграть или проиграть и <text:s/>всегда будь готов посмеяться над всем, принимай все, что бы ни случилось. <text:span text:style-name="T130">Говоришь, твой ребенок болен, а ты не можешь оплатить арендную плату? Хорошо, смирись с этими фактами и посмотри им в лицо. Недостаточно ли они сами по себе являются беспокойством, чтобы еще вдобавок тебе из-за них волноваться?</text:span></text:p>
      <text:p text:style-name="P230"/>
      <text:p text:style-name="P231"><text:tab/><text:span text:style-name="T9">Нельзя очистить грязную воду руками.</text:span> Кто может очистить грязную воду? Но если оставить все, как есть, то она сама очистится. <text:span text:style-name="T131">Кто может в состоянии полного покоя обеспечить безопасность? Будьте спокойны, и пусть время идет само по себе, и к вам постепенно придет ощущение покоя.</text:span></text:p>
      <text:p text:style-name="P231"/>
      <text:p text:style-name="P232"><text:tab/><text:span text:style-name="T9">Беспокойство только создает проблемы для окружающих.</text:span> У того, кто одержим волнением, не только нехватает самообладания справиться со своими проблемами, но его нервное и нервозное состояние создает дополнительные трудности для окружающих.</text:p>
      <text:p text:style-name="P232"/>
      <text:p text:style-name="P233"><text:tab/><text:span text:style-name="T9">Учитесь идти дальше.</text:span> Зачем ухудшать ситуацию, которая иллюзорна сама по себе, напряженными эмоциями и мыслями? Она существует в действительности до тех пор, пока не пройдет это мгновение (в любом случае она результат предшествовавших причин). <text:span text:style-name="T132">Делай то, что кажется разумным, затем забудь об этом и иди дальше. Иди дальше и смотри на все, что открывается перед глазами. Иди и смотри на пролетающих птиц. Иди вперед и оставь позади все, что препятствует входу и выходу жизненного опыта.</text:span></text:p>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4"><text:soft-page-break/>Противоборство</text:p>
      <text:p text:style-name="P234"/>
      <text:p text:style-name="P235"><text:tab/><text:span text:style-name="T9">Не подвергай мастерство испытанию.</text:span> Вначале это оказывается дружелюбием, а затем оборачивается антагонизмом.</text:p>
      <text:p text:style-name="P235"/>
      <text:p text:style-name="P236"><text:tab/><text:span text:style-name="T9">Не допуская рассянного внимания и соперничества.</text:span> Не допускай рассеянного внимания. <text:s/>Устраняй все возможность для соперничества.</text:p>
      <text:p text:style-name="P236"/>
      <text:p text:style-name="P237"><text:tab/><text:span text:style-name="T9">О любях, которые «бросают вызов».</text:span> У таких людей должно быть что-то не так с головой. Так как если бы у них было все в порядке с головой, они не вызывали бы других людей на бой. <text:span text:style-name="T133">Более того, большинство таких людей бросают вызов, так как не чувствуют себя уверенно и борьба для них как средство достичь неизвестной цели.</text:span></text:p>
      <text:p text:style-name="P237"/>
      <text:p text:style-name="P238"><text:tab/><text:span text:style-name="T9">Не старайся предвидеть исход боя. </text:span>Большая ошибка — стараться предугадать исход боя. Не надо думать, закончится это поражением или победой.</text:p>
      <text:p text:style-name="P238"/>
      <text:p text:style-name="P239"><text:tab/><text:span text:style-name="T9">Если вам бросили вызов. </text:span>Я понял, что если вам бросают вызов, это одно, другое — как на это отреагировать. Как это воздействует на вас? Если вы спокойны, то относитесь к этому очень легко. <text:span text:style-name="T134">Вы спрашиваете сами себя: «Действительно ли я боюсь этого человека? Или я сомневаюсь, что он доберется до меня?» Если у меня нет такого сомнения и если у меня нет такого страха, то, конечно же, мое отношение будет очень легким. Это подобно тому, как если бы сегодня прошел сильный ливень, а завтра бы опыть выглянуло солнце.</text:span></text:p>
      <text:p text:style-name="P239"/>
      <text:p text:style-name="P240"><text:tab/><text:span text:style-name="T9">Все споры можно уладить в законном порядке.</text:span> Сегодня на улицах никто не набрасывается на люедй с кулаками. Если это произойдет, то кто-нибудь просто вытащит пушку — и бах! Так-то. Сегодня любой вопрос можно уладить в законном порядке. Даже если вы хотите отомстить за отца, не надо никого вызывать на бой.</text:p>
      <text:p text:style-name="P240"/>
      <text:p text:style-name="P241"><text:span text:style-name="T135"><text:tab/></text:span><text:span text:style-name="T27">Надо управлять противоборством.</text:span><text:span text:style-name="T135"> Никто не сможет обидеть вас, пока вы не позволите это следать.</text:span></text:p>
      <text:p text:style-name="P241"/>
      <text:p text:style-name="P241"><text:span text:style-name="T136"><text:tab/></text:span><text:span text:style-name="T28">Не поддавайтесь иллюзии. </text:span><text:span text:style-name="T136">Поймите, что нет никого, с кем надо сражаться, надо просто не поддаваться иллюзиям. Остерегайтесь иллюзий!</text:span></text:p>
      <text:p text:style-name="P241"/>
      <text:p text:style-name="P242"><text:tab/><text:span text:style-name="T9">Необходимость провосходства сил.</text:span> <text:span text:style-name="T137">Борьбу любого вида никогда нельзя уладить удовлетворительно, пока не будет затронута абсолютная истина. То есть пока один из противников не одолеет другого. Важет не нейтралитет, не безразличие, а ПРЕВОСХОДСТВО СИЛ.</text:span></text:p>
      <text:p text:style-name="P242"/>
      <text:p text:style-name="P242"/>
      <text:p text:style-name="P242"/>
      <text:p text:style-name="P242"/>
      <text:p text:style-name="P242"/>
      <text:p text:style-name="P243"><text:soft-page-break/>Приспособляемость</text:p>
      <text:p text:style-name="P243"/>
      <text:p text:style-name="P244"><text:tab/><text:span text:style-name="T9">О природе приспособляемости. </text:span>Что такое адаптация? Это подобно тому, как тень безоговорочно повторяет движение человека.</text:p>
      <text:p text:style-name="P244"/>
      <text:p text:style-name="P245"><text:tab/><text:span text:style-name="T9">Почему важно приспосабливаться?</text:span> Неспособность приспосабливатья ведет к разочарованиям.</text:p>
      <text:p text:style-name="P245"/>
      <text:p text:style-name="P246"><text:tab/><text:span text:style-name="T9">Приспособляемость заключается в неподвижности при движении.</text:span> <text:span text:style-name="T138">Неподвижность в состоянии неподвижности не является настоящей неподвижностью. Только при неподвижности в состоянии движения проявляется ритм Вселенной.</text:span></text:p>
      <text:p text:style-name="P246"/>
      <text:p text:style-name="P247"><text:tab/><text:span text:style-name="T9">Мудрость проявляется в том, чтобы приспосабливаться. </text:span>Мудрость состоит нне в том, чтобы бороться со злом за правду, а в том, чтобы уиться «ездить» на них подобно тому, как поплавок качается на полнах.</text:p>
      <text:p text:style-name="P247"/>
      <text:p text:style-name="P247"><text:tab/><text:span text:style-name="T9">Ум, который приспосабливается. </text:span>Это значит находиться не в напряженном состоянии, а быть готовым не думать, не мечтать, не быть косным в своих взглядах. <text:span text:style-name="T139">Это значить быть гибким, чутким и готовым ко всему.</text:span></text:p>
      <text:p text:style-name="P247"/>
      <text:p text:style-name="P248"><text:tab/><text:span text:style-name="T9">Меняйся вместе с тем, что изменяется.</text:span> Будь гибким, чтобы меняться вместе с тем, что изменяется. Освободись от всего! Раскройся! Польза чашки, прежде всего, в том, что она пустая.</text:p>
      <text:p text:style-name="P248"/>
      <text:p text:style-name="P249"><text:tab/><text:span text:style-name="T9">Изменения неизменны.</text:span> Меняться вместе с тем, что изменяется, это неизменное состояние.</text:p>
      <text:p text:style-name="P249"/>
      <text:p text:style-name="P250"><text:tab/><text:span text:style-name="T9">О чередовании.</text:span> Поток движений заключается в их чередовании.</text:p>
      <text:p text:style-name="P250"/>
      <text:p text:style-name="P251"><text:tab/><text:span text:style-name="T9">Умный человек обладает способностью приспросабливаться.</text:span> Ум иногда характеризуется способностью человека приспосабливаться к условия окружающей среды или приспосабливать условия окружающей среды к своим потребностям.</text:p>
      <text:p text:style-name="P251"/>
      <text:p text:style-name="P252"><text:tab/><text:span text:style-name="T9">Надо прогибаться и тогда выживешь. </text:span>Есть одна китайская мудрость, в которой проявляется отношение к проблемам, свойственным всему человечеству. Китайцы говорят: «Дуб — могучее деверо, но его может сло<text:span text:style-name="T140">м</text:span>ать сильный ветер, так как он сопротивляется стихии. Бамбук гнется в том же направлении, куда дует» ветер, и вследствие этого — ветер не может его сломать».</text:p>
      <text:p text:style-name="P252"/>
      <text:p text:style-name="P253"><text:tab/><text:span text:style-name="T9">Притча о мяснике. </text:span>Жил был хороший мясник, который из года в год пользовался одним и тем же ножом. Несмотря на это нож все так же точно и остро резал. Прослужив долгие годы, он был все так же эффективен и хорош, как если бы был новым. <text:span text:style-name="T141">Когда мясника спрашивали, как ему удалось сохранить нож столь же острым, он отвечал: «Я режу вдоль кости и не пытаюсь разрезать или </text:span><text:soft-page-break/><text:span text:style-name="T141">разрубить ее ножом, не воюю с ней, так как это только притупило бы мой нож». <text:s/>Каждый в своей жизни должен следовать вдоль линии препятствия. Попытки преодолеть его, только сломают инструмент. Не важно, что скажут некоторые люди, так как препятствия не являются опытом одного человека или группы людей. Они являются универсальным опытом.</text:span></text:p>
      <text:p text:style-name="P253"/>
      <text:p text:style-name="P254"><text:tab/><text:span text:style-name="T9">Приспосабливайтесь подобно воде.</text:span> Будьте подобно воде. У воды есть форма, и в то же время у нее нет формы. Это самая мягкая стихия на земле, и в то же время она точит скалу. У нее нет своего облика, и в то же время она может принять облик всего, куда бы ее не поместили. В чашке, она принимает форму чашки. В вазе принимает форму вазы и обвивает стебли цветов. Наблюдайте за тем, как приспосабливается вода. Если сжимать ее медленно, то она будет вытекать медленно. Кажется, что вода течет противоречиво, даже вверх по склону горы, но она выбирает любой путь, которые открыт для нее и некоторый ведет к морю. Она может течь быстро и течь медленно, но цель ее одна и та же, она не меняется.</text:p>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5"><text:soft-page-break/>Философия</text:p>
      <text:p text:style-name="P255"/>
      <text:p text:style-name="P256"><text:tab/><text:span text:style-name="T9">Изучайте философию.</text:span> Читайте разные книги и выявляйте главное, стиль, премущества и недостатки.</text:p>
      <text:p text:style-name="P256"/>
      <text:p text:style-name="P257"><text:tab/><text:span text:style-name="T9">Почему важно читать. </text:span>Чтение, если читать специально, это пища для ума.</text:p>
      <text:p text:style-name="P257"/>
      <text:p text:style-name="P258"><text:tab/><text:span text:style-name="T9">О философии. </text:span>На протяэении веков философию определяли как «любовь к мудрости». Ее цель — исследовать все и обосновывать посредством логич<text:span text:style-name="T142">е</text:span>ского мышления. Философию интересует не как, а что и почему.</text:p>
      <text:p text:style-name="P258"/>
      <text:p text:style-name="P259"><text:tab/><text:span text:style-name="T9">Удовольствие, доставляемое философией.</text:span> Когда я поступил в Вашингтонский университет и изучал философию, то отказался от всез своих незрелых суждений. <text:tab/>Моя специализация по философии была тесно связана с моим задиристым характером в детстве. Я часто задавал себе следующие вопросы:</text:p>
      <text:list xml:id="list483414507784013677" text:style-name="L23">
        <text:list-item>
          <text:p text:style-name="P319">что наступает после того, как ты одержал победу?</text:p>
        </text:list-item>
        <text:list-item>
          <text:p text:style-name="P319">почему люди так высоко ценят победу?</text:p>
        </text:list-item>
        <text:list-item>
          <text:p text:style-name="P319">что есть «слава»?</text:p>
        </text:list-item>
        <text:list-item>
          <text:p text:style-name="P319">какой вид «победы» может принести «славу»?</text:p>
        </text:list-item>
      </text:list>
      <text:p text:style-name="P259"/>
      <text:p text:style-name="P259"><text:tab/><text:span text:style-name="T9">Философия отвечает на вопрос, зачем живет человек. </text:span>Когда мой учитель настоял на выборе моего направления, то посоветовал заняться философией вследствие моей любознательности. Он сказал мне: «Философия даст тебе ответ на вопрос, зачем человек живет».</text:p>
      <text:p text:style-name="P259"/>
      <text:p text:style-name="P260"><text:tab/><text:span text:style-name="T9">О развитии западной философии.</text:span> Развитие философии заключается в том, чтобы давать ясные ответы о жизненно важных вопросах. Но у некоторых философов, таких как Платон, были свои взгляды и в области этики. К решению спорных вопросов о том, что есть «добро» и «зло», из чего состоит «идеальная жизнь», вот на что надо стремиться найти ответы.</text:p>
      <text:p text:style-name="P260"/>
      <text:p text:style-name="P261"><text:tab/><text:span text:style-name="T9">Опасность для философии заключается в том, ч</text:span><text:span text:style-name="T29">т</text:span><text:span text:style-name="T9">о она станет сугубо теоретической.</text:span> <text:span text:style-name="T143">Многие философы относятся к числу тех, кто говорит одно, а делает другое; и философия, которую утверждает человек, отличается от той, которой он руководствуется в жизни. Следовательно, опасность для философии заключается в том, что она становится теоретической.</text:span></text:p>
      <text:p text:style-name="P261"/>
      <text:p text:style-name="P262"><text:tab/><text:span text:style-name="T9">Жить и строить теории.</text:span> Философия — это не «жизнь», а вид деятельности, связанный с теоретическим знанием. Многие философы не собираются жить, а просто строят теории о жизни, размышляют о ней. А размышлять о чем-то подразумевает абстрагировать себя от этого, держать дистацию между собой и предметом размышления.</text:p>
      <text:p text:style-name="P262"/>
      <text:p text:style-name="P263"><text:soft-page-break/><text:span text:style-name="T144"><text:tab/></text:span><text:span text:style-name="T30">Болезнь философии. </text:span><text:span text:style-name="T144">Философия сама по себе — это болезнь, от которой она притворяется, что дает лекарство. Мудрый человек не следует мудрости, а живет, в этом и заключается его мудрость.</text:span></text:p>
      <text:p text:style-name="P263"/>
      <text:p text:style-name="P263"><text:span text:style-name="T145"><text:tab/></text:span><text:span text:style-name="T31">Философия часто стремится сделать из реальности проблему. </text:span><text:span text:style-name="T145">В жизни</text:span> <text:span text:style-name="T145">мы без тени сомнения принимаем то, что видим и чувствуем. Однако философия не принимает жизнь такой, какая она есть, и делает из нее проблему. Например, задает подобные вопросы: «Тот стул, который я вижу перед собой, действительно стоит там?», «Может ли он существовать сам по себе?». Вместо того чтобы развиваться в соответствии с жизнью и тем самым облегчать жизнь, философия усложняет жизнь, подменяя спокойствие мира беспокойными проблемами.</text:span></text:p>
      <text:p text:style-name="P263"/>
      <text:p text:style-name="P264"><text:tab/><text:span text:style-name="T9">Рационализм. </text:span>Рационализм связан с интуитивизмом. Рационалист считает, что разум может понять основную истину интуитивно, а затем при помощи рациональных методов, логических заключений выводить из нее другие истины. В менее критических ситуациях разум и доводы разума необходимы, чтобы избавиться от ощущений или чтобы придать ощущениям необходимые законы Вселенной.</text:p>
      <text:p text:style-name="P264"/>
      <text:p text:style-name="P265"><text:tab/><text:span text:style-name="T9">Эмпиризм.</text:span> Эмпиризм подчеркивает значение опыта для знаний. Последнее время эмпирики стремятся придать еще большее значение разуму для знания, указывают на научный метод (с его теоретической, математической, концептуальной структурой, так же как и с экспериментальным подходом) и противопоставляют его простому восприятию. <text:span text:style-name="T146">Они подчеркивают опытный, гипотетически экспериментальный и саморегулирующийся характер науки.</text:span></text:p>
      <text:p text:style-name="P265"/>
      <text:p text:style-name="P266"><text:tab/><text:span text:style-name="T9">Об экзистенциализме. </text:span>Философы-экзистенциалисты не хотят оперировать понятиями, но работают, по принципу осведомленности сознания, над феноменологией. <text:span text:style-name="T147">Препятствием у современных экзистенциальных философов является необходимость в поддержке извне. Если почитать экзистенциалистов, то они говорят, что не оперируют понятиями, но все они заимствуют понятия из других источников. Так Бубер берет понятия из иудаизма, Тиллих — из протестантизма, Сартр — из социализма, Хайдеггер — из языка, Бинсвангер — из психоанализа.</text:span></text:p>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7"><text:soft-page-break/>Часть <text:s/>4</text:p>
      <text:p text:style-name="P267">О достижениях</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text:soft-page-break/>Работа</text:p>
      <text:p text:style-name="P267"/>
      <text:p text:style-name="P268"><text:tab/><text:span text:style-name="T9">Практическая сущность мира.</text:span> Этот мир очень практичен. Чем больше работаешь, тем больше это вознаграждается; чем меьнше работаешь, тем меньше вознаграждается труд.</text:p>
      <text:p text:style-name="P268"/>
      <text:p text:style-name="P268"><text:tab/><text:span text:style-name="T9">Что-то за что-то.</text:span> Существует только принцип что-то за что-то, никогда не дается что-то за ничего.</text:p>
      <text:p text:style-name="P268"/>
      <text:p text:style-name="P269"><text:tab/><text:span text:style-name="T9">Больше работы приравнивается большему количеству вознаграждений.</text:span> Это общий закон: чем больше вкладываешь, тем больше получаешь.</text:p>
      <text:p text:style-name="P269"/>
      <text:p text:style-name="P270"><text:tab/><text:span text:style-name="T9">Вознаграждение надо искать в работе.</text:span> Меня лично удовлетворяет моя работа, и это важно. Если бы это была бросовая работа, я бы только сожелел об этом.</text:p>
      <text:p text:style-name="P270"/>
      <text:p text:style-name="P270"><text:tab/><text:span text:style-name="T9">Дело не в работе, а как ты ее выполняешь.</text:span> Важно не то, что ты даешь, а то, как ты это делаешь.</text:p>
      <text:p text:style-name="P270"/>
      <text:p text:style-name="P271"><text:tab/><text:span text:style-name="T9">Вознаграждение должно быть пропорционально сделанной работе. </text:span>Никто не делает ничего из простого энтузиазма, только если он извлекает из этого какую-то <text:s/>выгоду. А она должна быть пропорционально сделанной работе.</text:p>
      <text:p text:style-name="P271"/>
      <text:p text:style-name="P272"><text:tab/><text:span text:style-name="T9">Сильное желание порождает таланты и возможности. </text:span>Нам говорят, что где есть талант, там есть и возможности. Но иногда кажется, что при наличии сильного желания появляются не только возможности, но и талант.</text:p>
      <text:p text:style-name="P272"/>
      <text:p text:style-name="P273"><text:tab/><text:span text:style-name="T9">Два способа хорошо жить. </text:span>Существует два способа, как можно жить хорошо. Один — это следствие тяжелого труда; а другой является результатом воображения (конечно же, работать тоже необходимо). Некоторые не поверят, но я часами совершенствовал то, что я делал.</text:p>
      <text:p text:style-name="P273"/>
      <text:p text:style-name="P274"><text:tab/><text:span text:style-name="T9">Нравственные принципы человека отражаются в его работе.</text:span> Нравственность человека оказывает влияние на то, какой будет его работа. Если только он работает так, как должен, то он счастлив.</text:p>
      <text:p text:style-name="P274"/>
      <text:p text:style-name="P275"><text:tab/><text:span text:style-name="T9">Как приобрести счастье на работе. </text:span>Чтобы люди были счастливы на работе, необходимо соблюдать три следующих правила:</text:p>
      <text:list xml:id="list4825021754463908788" text:style-name="L24">
        <text:list-item>
          <text:p text:style-name="P320">необходимо, чтобы работа им подходила;</text:p>
        </text:list-item>
        <text:list-item>
          <text:p text:style-name="P320">необходимо не работать слишком много;</text:p>
        </text:list-item>
        <text:list-item>
          <text:p text:style-name="P320">необходимо делать успехи в работе.</text:p>
        </text:list-item>
      </text:list>
      <text:p text:style-name="P275"/>
      <text:p text:style-name="P275"><text:tab/><text:span text:style-name="T9">Никогда не растрачивай свои силы, выполняя работу ради денег.</text:span> Я никогда только из-за денег не буду работать над тем, во что я не верю.</text:p>
      <text:p text:style-name="P275"/>
      <text:p text:style-name="P276"><text:soft-page-break/><text:tab/><text:span text:style-name="T9">Никогда не растрачивай свои силы, выполняя работу ради денег. </text:span>Я никогда только из-за денег не буду работать над тем, во что я не верю.</text:p>
      <text:p text:style-name="P276"/>
      <text:p text:style-name="P276"><text:tab/><text:span text:style-name="T9">О необходимости оставлять силы про запас.</text:span> Не начинай делать работу сразу в полную мошь. Необходимо оставить силы про запас. Западная мудрость гласит: «Не клади все яйца в корзину», но это говорится о материальных предметах. Я же имею в виду эмоциональную, интеллектуальную и духовную сферы. Могу проиллюстрировать свои убеждения примерами из собственной жизни. Мне приходится много учить, когда я снимаюсь в фильмах. Я постоянно учу. Я вкладываю в это много сил, но не всего себя.</text:p>
      <text:p text:style-name="P276"/>
      <text:p text:style-name="P277"><text:tab/><text:span text:style-name="T9">О работе в офисе.</text:span> Мне ник<text:span text:style-name="T148">о</text:span>гда не хотелось работать в офисе или работать по восемь часов в день. Не думаю, что выдержал бы это. У меня не тот тип человека, который может сидеть в офисе и делать одну и ту же рутинную работу каждый день. Мне надо делать что-то творческое, что мне интересно.</text:p>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8"><text:soft-page-break/>Качество</text:p>
      <text:p text:style-name="P278"/>
      <text:p text:style-name="P279"><text:tab/><text:span text:style-name="T9">О совершенствовании.</text:span> Я не хочу делать работу в полсилы — она <text:s/>должна быть бузепречна.</text:p>
      <text:p text:style-name="P279"/>
      <text:p text:style-name="P279"><text:tab/><text:span text:style-name="T9">Искреннее желание делать работу правильно.</text:span> Я не <text:s/>могу делать работу некачественно, так как что мне всегда нравилось в себе — это стремление к качественному выполнению работы и искреннее желание делать все хорошо.</text:p>
      <text:p text:style-name="P279"/>
      <text:p text:style-name="P280"><text:tab/><text:span text:style-name="T9">Вознаграждение в действии, а не от него. </text:span>Уверен, что награда лежит «в» самом действии, а не «от» него. Качество награды зависит от степени моей отдачи, от чего я отталкиваюсь в своих действиях.</text:p>
      <text:p text:style-name="P280"/>
      <text:p text:style-name="P280"><text:tab/><text:span text:style-name="T9">Качество очень много значит.</text:span> С детских лет слово «качество» значит для меня очень много. Каким-то образом я знаю и искренне посвящаю себя служению этому с таким самопожертвованием и целеустремленностью, что можно быть уверенным, что мистер Качество всегда будет там.</text:p>
      <text:p text:style-name="P280"/>
      <text:p text:style-name="P281"><text:tab/><text:span text:style-name="T9">Делайте больше того, что считается вашей обязанностью.</text:span> Если хотите хорошо выполнять свои обязанности, надо делать немного больше, чем от вас требуется.</text:p>
      <text:p text:style-name="P281"/>
      <text:p text:style-name="P281"><text:tab/><text:span text:style-name="T9">Несмотря ни на что стремитесь к совершенству.</text:span> Стремитесь к совершенству во всем, хотя во многом его нельзя достичь. Тем не менее, те, кто упорно стремится достичь его, приблизятся к нему ближе, чем те, чья лень и упадок духа вынудят бросить все и решить, что это недостижимо.</text:p>
      <text:p text:style-name="P281"/>
      <text:p text:style-name="P282"><text:tab/><text:span text:style-name="T9">Если требуется быть продуктом потребления, то будьте самым лучшим продуктом потребления. </text:span>Часто бизнесмены видят не человека, а только продукт потребления. Однако у вас, как у человека, есть право быть самым лучшим этим чертовым продуктом потребления, который когла-либо ходил и работал так много, поэтому бизнесмен просто должен вас выслушать. У вас есть обязательство перед собой — стать как можно лучшим продуктом потребления в соответствии со своими убеждениями. Не самым большим и не самым успешным, а самого высокого качества. Если этого достигнуть, придет и все остальное.</text:p>
      <text:p text:style-name="P282"/>
      <text:p text:style-name="P282"><text:tab/><text:span text:style-name="T9">Качество — это самое ценное.</text:span> Больше всего во всем я цень качество. Это значит делать все, что в ваших силах, и быть первым по степени ответственности и уровню мастерства в работе.</text:p>
      <text:p text:style-name="P282"/>
      <text:p text:style-name="P282"/>
      <text:p text:style-name="P282"/>
      <text:p text:style-name="P282"/>
      <text:p text:style-name="P282"/>
      <text:p text:style-name="P282"/>
      <text:p text:style-name="P322"><text:soft-page-break/>Мотивация</text:p>
      <text:p text:style-name="P322"/>
      <text:p text:style-name="P323"><text:tab/><text:span text:style-name="T9">Ум человека определяет результат. </text:span>Каждый, независимо от того, кто он и где находится, должен с детства знать, что ничего не пройзойдет, если сначала это не придет вам в голову. Важно не то, что происходит в жизни, а то, как мы реагируем на то, что происходит. Неудача — это то, что признает ваш ум.</text:p>
      <text:p text:style-name="P323"/>
      <text:p text:style-name="P324"><text:tab/><text:span text:style-name="T9">Страдания главным образом являтся результатом образа мыслей. </text:span>Радость и страдание являются плодом првильного и неправильного образа мыслей. Особенно страдание. Мы никогда не бываем настолько счастливы или несчастливы, как думаем. Согласно учению даосизма, надо сделать шаг назад, и страдние станет радостью!</text:p>
      <text:p text:style-name="P324"/>
      <text:p text:style-name="P324"><text:tab/><text:span text:style-name="T9">Поражение — это состояние ума.</text:span> Никто не может потерпеть поражение, пока не принять это поражение как реальность.</text:p>
      <text:p text:style-name="P324"/>
      <text:p text:style-name="P324"><text:tab/><text:span text:style-name="T9">Поражение — это временное состояние. </text:span>Для меня поражение — это нечто преходящее, это наказание, которое побуждает меня прикладывать еще больше усилий к достижению цели. Поражение просто показывает мне, что я делаю что-то не так. Это как дорого, которая направляет меня к успеху и к истине.</text:p>
      <text:p text:style-name="P324"/>
      <text:p text:style-name="P324"><text:tab/><text:span text:style-name="T9">Никогда не растрачивай энергию.</text:span> <text:span text:style-name="T149">Никогда не растрачивай энергию на волнения и негативные мысли. Все проблемы привносятся в бытие, просто отбрось их.</text:span></text:p>
      <text:p text:style-name="P324"/>
      <text:p text:style-name="P325"><text:tab/><text:span text:style-name="T9">Упасть духом — значит потерпеть поражение. </text:span>Успех и поражение — это не то, что происходит, но то, как это воздействует на человека. Ни один человек не потерпит поражение, пока он силен духом.</text:p>
      <text:p text:style-name="P325"/>
      <text:p text:style-name="P326"><text:tab/><text:span text:style-name="T9">Проблема в ожидании страдания.</text:span> Страдание само по себе не оказывает столь сильного воздействия на чувства человека, как предчувствие страдания.</text:p>
      <text:p text:style-name="P326"/>
      <text:p text:style-name="P326"><text:tab/><text:span text:style-name="T9">Человек — это то, что он о себе думает.</text:span> То, что человек ОБЫЧНО О СЕБЕ ДУМАЕТ, определяет от, чем он в конечном итоге станет.</text:p>
      <text:p text:style-name="P326"/>
      <text:p text:style-name="P327"><text:tab/><text:span text:style-name="T9">Раличай несчастье и неудобство.</text:span> Надо осознать, что это только неудобство, но не несчастье. Это просто неприятно, это выход на свой собственный путь, это пробуждение.</text:p>
      <text:p text:style-name="P327"/>
      <text:p text:style-name="P327"><text:tab/><text:span text:style-name="T9">Камни преткновения и средства, помогающие достичь цели. </text:span>Собираетесь ли вы препятствия обратить в средства к достижению своих целей или сделать их камнем преткновения, так как неосознанно позволяете негативным мыслям, волнениям, страху и т. п. овладевать вами?</text:p>
      <text:p text:style-name="P327"/>
      <text:p text:style-name="P328"><text:tab/><text:span text:style-name="T9">Изменение происходит от внутреннего к внешнему.</text:span> Начните с того, что измените свое отношение, а не изменяйте внешние обстоятельства.</text:p>
      <text:p text:style-name="P328"><text:soft-page-break/></text:p>
      <text:p text:style-name="P328"><text:tab/><text:span text:style-name="T9">Не впадайте в уныние. </text:span>Во многих китайских магазинах продаются собачки, кторых можно повесить подобно клоунам и на которых написано: «Упади девять раз, а поднимись десять раз». Мораль в том, что нельзя впадать в уныние.</text:p>
      <text:p text:style-name="P328"/>
      <text:p text:style-name="P328"><text:tab/><text:span text:style-name="T9">Выбирайте позитивный настрой. </text:span>У человека всегда есть выбор, так как он сам определяет ко всему отношение. Поэтому выбирайте ПОЗИТИВНЫЙ, КОНСТРУКТИВНЫЙ НАСТРОЙ. Оптимизм — это вера, которая приводит к успеху.</text:p>
      <text:p text:style-name="P328"/>
      <text:p text:style-name="P329"><text:tab/><text:span text:style-name="T9">Не допускайте негативного образа мыслей.</text:span> Если будете считать, что это невозможно сделать, то сделайте это невозможным для выполнения. Пессимизм притупляет средства достижения целей.</text:p>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30"><text:soft-page-break/>Цели</text:p>
      <text:p text:style-name="P330"/>
      <text:p text:style-name="P331"><text:tab/><text:span text:style-name="T9">Цели придают смысл жизни. </text:span>Стремление достичь какой-нибудь цели придает жизни смысл.</text:p>
      <text:p text:style-name="P331"/>
      <text:p text:style-name="P331"><text:tab/><text:span text:style-name="T9">Три вопроса. </text:span>Необходимо осознавать, что ваша цель, какой бы она ни была, может осуществиться. В моем случае это было стремление постепенного становления. Я постоянно задаю себе вопрос: «Что это, Брюс? Ты действительно это имеешь в виду или нет?». Как только выясняю, то получаю это.</text:p>
      <text:p text:style-name="P331"/>
      <text:p text:style-name="P332"><text:tab/><text:span text:style-name="T9">Цель не всегда подразумевает, что ее надо достигнуть.</text:span> <text:span text:style-name="T150">Цель не всегда подразумевает, что ее надо достигнуть: она часто служит тем, к чему надо стремиться.</text:span></text:p>
      <text:p text:style-name="P332"/>
      <text:p text:style-name="P333"><text:tab/><text:span text:style-name="T9">Не бойся неудач.</text:span> Преступление не неудача, а недостаточное стремление к цели. Если прилагаешь много усилий, даже поражение приносит славу.</text:p>
      <text:p text:style-name="P333"/>
      <text:p text:style-name="P333"><text:tab/><text:span text:style-name="T9">Первое правило при стремлении к цели.</text:span> Пойми, чего хочешь. Если я знаю, что моя цель правильная, то и результаты будут удовлетворительными. Меня волнует не вознаграждение, а как привести в действие машину для достижения цели. Мой вклад определит меру вознаграждения и успех. <text:span text:style-name="T151">Если бросить в воду камень, то от того места, куда упадет камень, пойдут круги. То же самое произойдет, если разработать план действий для достижения цели.</text:span></text:p>
      <text:p text:style-name="P333"/>
      <text:p text:style-name="P334"><text:tab/><text:span text:style-name="T9">Мысли — это предметы.</text:span> Мысли — это предметы, и в этом смысле мысли можно перенести на их фищический эквивалент.</text:p>
      <text:p text:style-name="P334"/>
      <text:p text:style-name="P334"><text:tab/><text:span text:style-name="T9">Мысли в сочетании с определенной целью.</text:span> Начинаю ценить то, что говорили раньше: «Он может, потому что думает, что может». Думаю, что каждый может превратить мысль в реальность, если будет сочетать мысль с опреденной целью, с настойчивостью и горячим желанием воплотить ее в жизнь.</text:p>
      <text:p text:style-name="P334"/>
      <text:p text:style-name="P335"><text:tab/><text:span text:style-name="T9">Успехи каждый день.</text:span> Делай, по крайней мере, одно движение каждый день на пути к цели.</text:p>
      <text:p text:style-name="P335"/>
      <text:p text:style-name="P335"><text:tab/><text:span text:style-name="T9">В будущем можно достичь счастья.</text:span> Прошлое стало историей, и только будущее может помочь обрести счастье. Поэтому каждый должен готовиться к будущему и создавать сам свое будущее.</text:p>
      <text:p text:style-name="P335"/>
      <text:p text:style-name="P336"><text:tab/><text:span text:style-name="T9">Редко можно достичь цели, сделав на пути к ней лишь один шаг.</text:span> Управление существованием отличается от комбинации цифр для открытия сейфа. Редко можно открыть сейф простым поворотом ручки. Каждое продвижение и отступление — это шаг на пути к поставленной цели.</text:p>
      <text:p text:style-name="P333"/>
      <text:p text:style-name="P337"><text:soft-page-break/><text:tab/><text:span text:style-name="T9">Отношение определяет высоту поставленных целей. </text:span>В жизни можно достичь лишь того, чего от нее ожидаешь. То, чем человек является сегодня, есть результат того, о чем он думал вчера.</text:p>
      <text:p text:style-name="P337"/>
      <text:p text:style-name="P338"><text:tab/><text:span text:style-name="T9">Всегда придерживайся своих целей.</text:span> Всегда думай о том, чего хочешь, и не думай о том, чего не хочешь.</text:p>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40"><text:soft-page-break/>Вера</text:p>
      <text:p text:style-name="P340"/>
      <text:p text:style-name="P341"><text:tab/><text:span text:style-name="T9">Вера и сомнения.</text:span> Я уважаю веру, но сомнение — это, что тебя учит.</text:p>
      <text:p text:style-name="P341"/>
      <text:p text:style-name="P342"><text:tab/><text:span text:style-name="T9">Вера и поступки. </text:span>Вера без поступков мертва.</text:p>
      <text:p text:style-name="P342"/>
      <text:p text:style-name="P343"><text:tab/><text:span text:style-name="T9">Польза и вера. </text:span>Вера, подкрепленная поступком, приносит пользу.</text:p>
      <text:p text:style-name="P343"/>
      <text:p text:style-name="P344"><text:tab/><text:span text:style-name="T9">Сила веры.</text:span> Мыслям, подкрепленным верой, не страшны никакие препятствия.</text:p>
      <text:p text:style-name="P344"/>
      <text:p text:style-name="P345"><text:tab/><text:span text:style-name="T9">Вера в себя.</text:span> Зачем я живу? Я верю, что сделаю это. Вера делает возможным достигнуть того, что человек задумывает сделать. Хорошо известно, что человек, в конце концов, начинает верить в то, что он повторяет себе, несмотря на то, верно это или нет. Если человек постоянно говорит неправду, то в итоге он примет ее за правду. Более того, он поверит, что это правда. Каждый человек есть то, чем он является, так как от него зависит, какие мысли будут оказывать на него влияние.</text:p>
      <text:p text:style-name="P345"/>
      <text:p text:style-name="P346"><text:tab/><text:span text:style-name="T9">Вера — это состояние духа.</text:span> Вера — это со<text:span text:style-name="T152">с</text:span>тояние духа, которое можно улучшать при помощи самодисциплины. Тогда вера будет совершенствоваться.</text:p>
      <text:p text:style-name="P346"/>
      <text:p text:style-name="P347"><text:tab/><text:span text:style-name="T9">Развитие веры.</text:span> Веру можно вызвать, если при помощи самовнушения повторять что-либо, пока это не отложится в подсознании. <text:span text:style-name="T153">Это — единственный, известный способ сознательного развития веры.</text:span></text:p>
      <text:p text:style-name="P347"/>
      <text:p text:style-name="P348"><text:tab/><text:span text:style-name="T9">Вера и разум.</text:span> Я не могу и не буду «прибегать» к вере, если доводы разума кажутся скачными.</text:p>
      <text:p text:style-name="P348"/>
      <text:p text:style-name="P349"><text:tab/><text:span text:style-name="T9">Вера питает душу.</text:span> Вера питает душу, посредством которой цели человека могут быть облечены в физическую форму выражения.</text:p>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51"><text:soft-page-break/>Успех</text:p>
      <text:p text:style-name="P351"/>
      <text:p text:style-name="P350"><text:tab/><text:span text:style-name="T9">Определение успеха.</text:span> Успех означает искренне и со всей душой отдаваться делу. В достижении успеха необходимо также помощь других людей.</text:p>
      <text:p text:style-name="P350"/>
      <text:p text:style-name="P350"><text:tab/><text:span text:style-name="T9">Успех отличается от удачи.</text:span> Я не верю в чистую удачу, так как каждый сам создает свою удачу. Необходимо замечать существуеющие вокруг возможности и извлекать из них пользу.</text:p>
      <text:p text:style-name="P350"/>
      <text:p text:style-name="P350"><text:tab/><text:span text:style-name="T9">Успех возможен тогда, когда подготовка к чему-либо сталкивается с возможностью.</text:span> Возможность может встретиться на пути, а может, и нет. Вам может повезти, а может и не повезти. Но если вам повезет, то лучше быть готовыми к этому.</text:p>
      <text:p text:style-name="P350"/>
      <text:p text:style-name="P350"><text:tab/><text:span text:style-name="T9">О необходимости стремиться к успеху. </text:span>Возможно, люди скажут, что я слишком осознаю свой успех. Но это не так. Успех придет к тем, кто стремится его достичь. Если не сделать что-либо своей целью, как же это можно получить?</text:p>
      <text:p text:style-name="P350"/>
      <text:p text:style-name="P350"><text:tab/><text:span text:style-name="T9">Иллюзия, что можно взбираться по лестнице успеха.</text:span> <text:span text:style-name="T154">Думаю, что представление о том, что можно взбираться по лестнице успеха, абсурдно, так как это лишь иллюзия. Нельзя достичь чего-либо, сидя здесь и занимаясь размышлением. Хотя сегодня у меня уже есть успех, тем не менее я буду продолжать познавать себя. Но то, что я смогу «подняться выше», это все же иллюзия.</text:span></text:p>
      <text:p text:style-name="P350"/>
      <text:p text:style-name="P352"><text:tab/><text:span text:style-name="T9">Цена успеха. </text:span>Человек, который хочет достичь успеха, должен научиться бороться, стремиться и страдать. Можно многого достичь в жизни, если готов от многого отказаться ради этого.</text:p>
      <text:p text:style-name="P352"/>
      <text:p text:style-name="P353"><text:tab/><text:span text:style-name="T9">Самый большой недостаток успеха.</text:span> Самый большой недостаток успеха в том, что по его достижении человек лишается личной жизни. <text:span text:style-name="T155">Ирония в том, что все стремятся разбогатеть и стать знаменитыми, но как только достигают этого, понимают, что жизнь и тогда не усыпана розами.</text:span></text:p>
      <text:p text:style-name="P353"/>
      <text:p text:style-name="P354"><text:tab/><text:span text:style-name="T9">Успех усложняет достижение простоты.</text:span> Для многих слово «успех» означает «рай». Сейчас он у меня есть, но это не что иное, как удачное стечение обстоятельств, которые лишь усложняют мое внутреннее стремление к простоте и обретению личной жизни.</text:p>
      <text:p text:style-name="P354"/>
      <text:p text:style-name="P355"><text:tab/><text:span text:style-name="T9">Успех — это не конечный пункт назначения.</text:span> Не забывайте, что успех подобен путешествию, у которого нет конечного пункта назначения. Верьте в свои возможности. И тогда у вас все получится.</text:p>
      <text:p text:style-name="P355"/>
      <text:p text:style-name="P356"><text:tab/><text:span text:style-name="T9">Непреходящее условие для достижения успеха. </text:span>Цель — это непреходящее условие для достижения успеха.</text:p>
      <text:p text:style-name="P356"/>
      <text:p text:style-name="P356"><text:soft-page-break/><text:tab/><text:span text:style-name="T32">Три ключа у успеху. </text:span><text:span text:style-name="T156">Настойчивость, настойчивость и еще раз настойчивость. Силу можно приобрести и поддерживать только ежедневными тренировками, то есть необходимо совершать постоянное усилие.</text:span></text:p>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7"><text:soft-page-break/>Деньги</text:p>
      <text:p text:style-name="P357"/>
      <text:p text:style-name="P358"><text:tab/><text:span text:style-name="T9">Сущность денег.</text:span> У денег нет своей сущности. Сущность денег проявляется в том, как к ним относиться.</text:p>
      <text:p text:style-name="P358"/>
      <text:p text:style-name="P358"><text:tab/><text:span text:style-name="T9">Деньги — это средство, а не конец чего-либо. </text:span>Ребенку с ранних лет надо говорить, что деньги — это лишь средство, полезный инструмент. И, как у любого инструмента, у денег тоже есть определенное предназначение, но благодаря им нельзя достичь всего. Необходимо научиться пользоваться ими, понять, что ими можно делать, но, прежде всего, что ими нельзя делать.</text:p>
      <text:p text:style-name="P358"/>
      <text:p text:style-name="P359"><text:tab/><text:span text:style-name="T9">Деньги — это второстепенный вопрос. </text:span>Считаю, что деньги — это второстепенный вопрос. На первом месте находится способность или желание что-либо сделать. Если это есть, то затем приходит черед и второстепенных вопросов.</text:p>
      <text:p text:style-name="P359"/>
      <text:p text:style-name="P360"><text:span text:style-name="T157"><text:tab/></text:span><text:span text:style-name="T36">Необходимо справедливо делить прибыль. </text:span><text:span text:style-name="T157">Многие продюсеры думают, что я заинтересован лишь в получении денег. Поэтому, чтобы заманить меня к себе на съемочную площадку, они обещают мне огромные деньги и ничего более. Но все, что мне надо, это лишь справедливо делить прибыль от фильма.</text:span></text:p>
      <text:p text:style-name="P360"/>
      <text:p text:style-name="P361"><text:span text:style-name="T158"><text:tab/></text:span><text:span text:style-name="T35">Удача не может длиться вечно.</text:span><text:span text:style-name="T158"> Философия отца относительно денег очень помогла мне. Он обычно говорил мне: «Если в этом году заработаешь десять долларов, то не забывай, что в следующем году жешь заработать лишь пять долларов, поэтому надо быть готовым к этому».</text:span></text:p>
      <text:p text:style-name="P361"/>
      <text:p text:style-name="P362"><text:span text:style-name="T159"><text:tab/></text:span><text:span text:style-name="T34">Деньги — это далько не все в жизни.</text:span><text:span text:style-name="T159"> Несомненно, что деньги играют важную роль для того, чтобы содержать семью; они дают нам то, что нам хочется. Но это далеко не все в жизни.</text:span></text:p>
      <text:p text:style-name="P362"/>
      <text:p text:style-name="P362"><text:span text:style-name="T160"><text:tab/></text:span><text:span text:style-name="T33">Важно получать удовольствие от работы.</text:span><text:span text:style-name="T160"> В одно время мне хотелось только второстепенных вещей: денег, славы, больших премьер фильмов. Сейчас у меня все это есть или начинает появляться, но это уже не кажется таким важным, как раньше. Я понял, что заниматься делом намного важнее. Мне нравится этим заниматься. Деньги для меня не главное.</text:span> </text:p>
      <text:p text:style-name="P3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14:53:47.643928029</meta:creation-date>
    <dc:date>2020-04-12T18:17:15.242042616</dc:date>
    <meta:editing-duration>PT18H30M41S</meta:editing-duration>
    <meta:editing-cycles>433</meta:editing-cycles>
    <meta:generator>LibreOffice/5.1.6.2$Linux_X86_64 LibreOffice_project/10m0$Build-2</meta:generator>
    <meta:document-statistic meta:table-count="0" meta:image-count="0" meta:object-count="0" meta:page-count="90" meta:paragraph-count="773" meta:word-count="19101" meta:character-count="131463" meta:non-whitespace-character-count="112368"/>
  </office:meta>
</office:document-meta>
</file>